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20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999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651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2" style:family="table-column">
      <style:table-column-properties fo:break-before="auto" style:column-width="2.399cm"/>
    </style:style>
    <style:style style:name="co103" style:family="table-column">
      <style:table-column-properties fo:break-before="auto" style:column-width="2.429cm"/>
    </style:style>
    <style:style style:name="co104" style:family="table-column">
      <style:table-column-properties fo:break-before="auto" style:column-width="1.776cm"/>
    </style:style>
    <style:style style:name="co105" style:family="table-column">
      <style:table-column-properties fo:break-before="auto" style:column-width="1.547cm"/>
    </style:style>
    <style:style style:name="co106" style:family="table-column">
      <style:table-column-properties fo:break-before="auto" style:column-width="1.499cm"/>
    </style:style>
    <style:style style:name="co107" style:family="table-column">
      <style:table-column-properties fo:break-before="auto" style:column-width="1.616cm"/>
    </style:style>
    <style:style style:name="co108" style:family="table-column">
      <style:table-column-properties fo:break-before="auto" style:column-width="1.261cm"/>
    </style:style>
    <style:style style:name="co109" style:family="table-column">
      <style:table-column-properties fo:break-before="auto" style:column-width="1.316cm"/>
    </style:style>
    <style:style style:name="co110" style:family="table-column">
      <style:table-column-properties fo:break-before="auto" style:column-width="1.222cm"/>
    </style:style>
    <style:style style:name="co111" style:family="table-column">
      <style:table-column-properties fo:break-before="auto" style:column-width="1.245cm"/>
    </style:style>
    <style:style style:name="co112" style:family="table-column">
      <style:table-column-properties fo:break-before="auto" style:column-width="3.074cm"/>
    </style:style>
    <style:style style:name="co113" style:family="table-column">
      <style:table-column-properties fo:break-before="auto" style:column-width="1.66cm"/>
    </style:style>
    <style:style style:name="co114" style:family="table-column">
      <style:table-column-properties fo:break-before="auto" style:column-width="1.332cm"/>
    </style:style>
    <style:style style:name="co115" style:family="table-column">
      <style:table-column-properties fo:break-before="auto" style:column-width="1.205cm"/>
    </style:style>
    <style:style style:name="co116" style:family="table-column">
      <style:table-column-properties fo:break-before="auto" style:column-width="1.286cm"/>
    </style:style>
    <style:style style:name="co117" style:family="table-column">
      <style:table-column-properties fo:break-before="auto" style:column-width="1.304cm"/>
    </style:style>
    <style:style style:name="co118" style:family="table-column">
      <style:table-column-properties fo:break-before="auto" style:column-width="0.804cm"/>
    </style:style>
    <style:style style:name="co119" style:family="table-column">
      <style:table-column-properties fo:break-before="auto" style:column-width="1.686cm"/>
    </style:style>
    <style:style style:name="co121" style:family="table-column">
      <style:table-column-properties fo:break-before="auto" style:column-width="2.768cm"/>
    </style:style>
    <style:style style:name="co122" style:family="table-column">
      <style:table-column-properties fo:break-before="auto" style:column-width="1.263cm"/>
    </style:style>
    <style:style style:name="co123" style:family="table-column">
      <style:table-column-properties fo:break-before="auto" style:column-width="1.229cm"/>
    </style:style>
    <style:style style:name="co124" style:family="table-column">
      <style:table-column-properties fo:break-before="auto" style:column-width="3.829cm"/>
    </style:style>
    <style:style style:name="co125" style:family="table-column">
      <style:table-column-properties fo:break-before="auto" style:column-width="3.29cm"/>
    </style:style>
    <style:style style:name="co126" style:family="table-column">
      <style:table-column-properties fo:break-before="auto" style:column-width="3.411cm"/>
    </style:style>
    <style:style style:name="co127" style:family="table-column">
      <style:table-column-properties fo:break-before="auto" style:column-width="3.166cm"/>
    </style:style>
    <style:style style:name="co128" style:family="table-column">
      <style:table-column-properties fo:break-before="auto" style:column-width="5.53cm"/>
    </style:style>
    <style:style style:name="co129" style:family="table-column">
      <style:table-column-properties fo:break-before="auto" style:column-width="0.981cm"/>
    </style:style>
    <style:style style:name="co130" style:family="table-column">
      <style:table-column-properties fo:break-before="auto" style:column-width="4.59cm"/>
    </style:style>
    <style:style style:name="co131" style:family="table-column">
      <style:table-column-properties fo:break-before="auto" style:column-width="2.635cm"/>
    </style:style>
    <style:style style:name="co132" style:family="table-column">
      <style:table-column-properties fo:break-before="auto" style:column-width="4.404cm"/>
    </style:style>
    <style:style style:name="co133" style:family="table-column">
      <style:table-column-properties fo:break-before="auto" style:column-width="1.81cm"/>
    </style:style>
    <style:style style:name="co134" style:family="table-column">
      <style:table-column-properties fo:break-before="auto" style:column-width="0.953cm"/>
    </style:style>
    <style:style style:name="co135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1.692cm"/>
    </style:style>
    <style:style style:name="co147" style:family="table-column">
      <style:table-column-properties fo:break-before="auto" style:column-width="3.609cm"/>
    </style:style>
    <style:style style:name="co148" style:family="table-column">
      <style:table-column-properties fo:break-before="auto" style:column-width="2.575cm"/>
    </style:style>
    <style:style style:name="co149" style:family="table-column">
      <style:table-column-properties fo:break-before="auto" style:column-width="2.11cm"/>
    </style:style>
    <style:style style:name="co150" style:family="table-column">
      <style:table-column-properties fo:break-before="auto" style:column-width="2.157cm"/>
    </style:style>
    <style:style style:name="co151" style:family="table-column">
      <style:table-column-properties fo:break-before="auto" style:column-width="1.201cm"/>
    </style:style>
    <style:style style:name="co152" style:family="table-column">
      <style:table-column-properties fo:break-before="auto" style:column-width="4.316cm"/>
    </style:style>
    <style:style style:name="co153" style:family="table-column">
      <style:table-column-properties fo:break-before="auto" style:column-width="1.84cm"/>
    </style:style>
    <style:style style:name="co154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2" style:family="table-row">
      <style:table-row-properties style:row-height="0.804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1.034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47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612cm" fo:break-before="auto" style:use-optimal-row-height="true"/>
    </style:style>
    <style:style style:name="ro35" style:family="table-row">
      <style:table-row-properties style:row-height="0.529cm" fo:break-before="auto" style:use-optimal-row-height="tru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526cm" fo:break-before="auto" style:use-optimal-row-height="false"/>
    </style:style>
    <style:style style:name="ro38" style:family="table-row">
      <style:table-row-properties style:row-height="0.728cm" fo:break-before="auto" style:use-optimal-row-height="true"/>
    </style:style>
    <style:style style:name="ro39" style:family="table-row">
      <style:table-row-properties style:row-height="0.471cm" fo:break-before="auto" style:use-optimal-row-height="tru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478cm" fo:break-before="auto" style:use-optimal-row-height="true"/>
    </style:style>
    <style:style style:name="ro42" style:family="table-row">
      <style:table-row-properties style:row-height="0.57cm" fo:break-before="auto" style:use-optimal-row-height="true"/>
    </style:style>
    <style:style style:name="ro43" style:family="table-row">
      <style:table-row-properties style:row-height="0.466cm" fo:break-before="auto" style:use-optimal-row-height="true"/>
    </style:style>
    <style:style style:name="ro44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50" style:family="table-cell" style:parent-style-name="Default">
      <style:table-cell-properties fo:border="none" style:vertical-align="middle"/>
    </style:style>
    <style:style style:name="ce1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8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91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88" style:family="table-cell" style:parent-style-name="Default">
      <style:table-cell-properties fo:border="none" style:vertical-align="middle"/>
      <style:text-properties style:font-name="Avenir5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6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181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182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183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184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185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18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18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188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1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20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2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4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4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5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8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1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516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5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51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5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3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3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4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5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58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54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901" style:family="table-cell" style:parent-style-name="Default">
      <style:table-cell-properties fo:background-color="transparent" style:vertical-align="middle"/>
      <style:text-properties style:font-name="Avenir5"/>
    </style:style>
    <style:style style:name="ce9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style:vertical-align="middle"/>
    </style:style>
    <style:style style:name="ce978" style:family="table-cell" style:parent-style-name="Default">
      <style:table-cell-properties fo:border="0.74pt solid #000000" style:vertical-align="middle"/>
    </style:style>
    <style:style style:name="ce98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02" style:family="table-cell" style:parent-style-name="Default">
      <style:table-cell-properties fo:background-color="transparent" style:vertical-align="middle"/>
      <style:text-properties style:font-name="Avenir6"/>
    </style:style>
    <style:style style:name="ce2103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4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646" style:family="table-cell" style:parent-style-name="Default">
      <style:table-cell-properties style:vertical-align="middle"/>
      <style:text-properties style:font-name="Avenir6"/>
    </style:style>
    <style:style style:name="ce264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64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6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0" style:family="table-cell" style:parent-style-name="Default">
      <style:table-cell-properties style:vertical-align="middle"/>
      <style:text-properties style:font-name="Avenir3"/>
    </style:style>
    <style:style style:name="ce26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5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6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6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4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75" style:family="table-cell" style:parent-style-name="Default">
      <style:table-cell-properties style:vertical-align="middle"/>
      <style:text-properties style:use-window-font-color="true" style:font-name="Avenir6"/>
    </style:style>
    <style:style style:name="ce26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78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82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83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fo:font-size="8pt" style:font-size-asian="8pt" style:font-size-complex="8pt"/>
    </style:style>
    <style:style style:name="ce9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86" style:family="table-cell" style:parent-style-name="Default">
      <style:table-cell-properties fo:wrap-option="no-wrap" style:vertical-align="middle"/>
    </style:style>
    <style:style style:name="ce2687" style:family="table-cell" style:parent-style-name="Default">
      <style:table-cell-properties fo:wrap-option="wrap" style:vertical-align="middle"/>
    </style:style>
    <style:style style:name="ce2694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695" style:family="table-cell" style:parent-style-name="Default">
      <style:text-properties fo:font-weight="normal" style:font-weight-asian="normal" style:font-weight-complex="normal"/>
    </style:style>
    <style:style style:name="ce2696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699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700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702" style:family="table-cell" style:parent-style-name="Default" style:data-style-name="N100">
      <style:text-properties style:font-name="Avenir5" fo:font-weight="bold"/>
    </style:style>
    <style:style style:name="ce2703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704" style:family="table-cell" style:parent-style-name="Default" style:data-style-name="N100">
      <style:text-properties style:font-name="Avenir5" fo:font-weight="normal"/>
    </style:style>
    <style:style style:name="ce2706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0000" style:font-name="Avenir5" fo:font-weight="bold"/>
    </style:style>
    <style:style style:name="ce2708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709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731" style:family="table-cell" style:parent-style-name="Default">
      <style:text-properties style:font-name="Avenir5" fo:font-weight="normal"/>
    </style:style>
    <style:style style:name="ce524" style:family="table-cell" style:parent-style-name="Default">
      <style:text-properties style:font-name="Avenir5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49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50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2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25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3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3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543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4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573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579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8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59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61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7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6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68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9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3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7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75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7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8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8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903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9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92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3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94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94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95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9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9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4" style:family="table-cell" style:parent-style-name="Default">
      <style:table-cell-properties fo:border="0.74pt solid #000000" style:vertical-align="middle"/>
    </style:style>
    <style:style style:name="ce98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8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9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10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10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5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9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09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9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10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1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157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3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298" style:family="table-cell" style:parent-style-name="Default"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3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35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4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40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46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49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513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1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0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9]" style:apply-style-name="Piros_5f_háttér" style:base-cell-address="Harcértékek.C89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7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8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3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623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7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8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7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145" style:family="table-cell" style:parent-style-name="Default">
      <style:table-cell-properties fo:background-color="#ff4000"/>
    </style:style>
    <style:style style:name="ce1084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56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123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9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194" style:family="table-cell" style:parent-style-name="Default">
      <style:table-cell-properties fo:border="0.74pt solid #000000" style:vertical-align="middle"/>
      <style:text-properties fo:color="#b2b2b2"/>
    </style:style>
    <style:style style:name="ce1196" style:family="table-cell" style:parent-style-name="Default">
      <style:table-cell-properties fo:border="0.74pt solid #000000" style:vertical-align="middle"/>
      <style:text-properties fo:color="#b2b2b2" fo:font-size="9pt" style:font-size-asian="9pt" style:font-size-complex="9pt"/>
    </style:style>
    <style:style style:name="ce182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06" style:family="table-cell" style:parent-style-name="Default">
      <style:table-cell-properties fo:border="0.74pt solid #000000"/>
      <style:text-properties fo:color="#b2b2b2"/>
    </style:style>
    <style:style style:name="ce1208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8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8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84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282" style:family="table-cell" style:parent-style-name="Default" style:data-style-name="N248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4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29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b2b2b2"/>
    </style:style>
    <style:style style:name="ce144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9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9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95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5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97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78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88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2002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2003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031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2084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0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0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10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107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108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109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110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11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11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115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1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3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1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5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5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6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9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5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6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569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5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5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5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8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8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5"/>
    </style:style>
    <style:style style:name="ce258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5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59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28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6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672" style:family="table-cell" style:parent-style-name="Default">
      <style:table-cell-properties style:vertical-align="middle"/>
      <style:text-properties style:font-name="Avenir6"/>
    </style:style>
    <style:style style:name="ce267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68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6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0" style:family="table-cell" style:parent-style-name="Default">
      <style:table-cell-properties style:vertical-align="middle"/>
      <style:text-properties style:font-name="Avenir3"/>
    </style:style>
    <style:style style:name="ce26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7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7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7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7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7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7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7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7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7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7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7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7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7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72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7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8" style:family="table-cell" style:parent-style-name="Default">
      <style:table-cell-properties fo:background-color="transparent" style:vertical-align="middle"/>
      <style:text-properties style:font-name="Avenir6"/>
    </style:style>
    <style:style style:name="ce2729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73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732" style:family="table-cell" style:parent-style-name="Default">
      <style:table-cell-properties style:vertical-align="middle"/>
      <style:text-properties style:use-window-font-color="true" style:font-name="Avenir6"/>
    </style:style>
    <style:style style:name="ce27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735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7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73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74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7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2" style:family="table-cell" style:parent-style-name="Default">
      <style:text-properties fo:font-size="8pt" style:font-size-asian="8pt" style:font-size-complex="8pt"/>
    </style:style>
    <style:style style:name="ce2743" style:family="table-cell" style:parent-style-name="Default">
      <style:table-cell-properties fo:wrap-option="no-wrap" style:vertical-align="middle"/>
    </style:style>
    <style:style style:name="ce2744" style:family="table-cell" style:parent-style-name="Default">
      <style:table-cell-properties fo:wrap-option="wrap" style:vertical-align="middle"/>
    </style:style>
    <style:style style:name="ce2745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746" style:family="table-cell" style:parent-style-name="Default">
      <style:text-properties fo:font-weight="normal" style:font-weight-asian="normal" style:font-weight-complex="normal"/>
    </style:style>
    <style:style style:name="ce2747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748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749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750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751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752" style:family="table-cell" style:parent-style-name="Default" style:data-style-name="N100">
      <style:text-properties style:font-name="Avenir5" fo:font-weight="bold"/>
    </style:style>
    <style:style style:name="ce2753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754" style:family="table-cell" style:parent-style-name="Default" style:data-style-name="N100">
      <style:text-properties style:font-name="Avenir5" fo:font-weight="normal"/>
    </style:style>
    <style:style style:name="ce2755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756" style:family="table-cell" style:parent-style-name="Default" style:data-style-name="N100">
      <style:text-properties fo:color="#ff0000" style:font-name="Avenir5" fo:font-weight="bold"/>
    </style:style>
    <style:style style:name="ce2757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758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760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8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8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836" style:family="table-cell" style:parent-style-name="Default">
      <style:table-cell-properties fo:border="0.06pt solid #000000" style:vertical-align="middle"/>
      <style:text-properties style:font-name="Avenir6"/>
    </style:style>
    <style:style style:name="ce28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43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8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9]" style:apply-style-name="Piros_5f_háttér" style:base-cell-address="Harcértékek.C89"/>
    </style:style>
    <style:style style:name="ce284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8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8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8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07" style:family="table-cell" style:parent-style-name="Default">
      <style:text-properties fo:font-size="9pt" style:font-size-asian="9pt" style:font-size-complex="9pt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8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8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4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2" style:family="table-cell" style:parent-style-name="Default" style:data-style-name="N233">
      <style:table-cell-properties style:text-align-source="fix" style:repeat-content="false" fo:border="0.74pt solid #000000" style:vertical-align="middle"/>
      <style:paragraph-properties fo:text-align="center"/>
    </style:style>
    <style:style style:name="ce2323" style:family="table-cell" style:parent-style-name="Default" style:data-style-name="N23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8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3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890" style:family="table-cell" style:parent-style-name="Default" style:data-style-name="N233">
      <style:table-cell-properties fo:border="0.74pt solid #000000"/>
      <style:map style:condition="cell-content()&gt;2" style:apply-style-name="Warning_5f_szinttúlépés" style:base-cell-address="Harcértékek.I71"/>
    </style:style>
    <style:style style:name="ce2891" style:family="table-cell" style:parent-style-name="Default" style:data-style-name="N233">
      <style:table-cell-properties fo:border="0.74pt solid #00000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905" style:family="table-cell" style:parent-style-name="Default" style:data-style-name="N186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8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9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09" style:family="table-cell" style:parent-style-name="Default" style:data-style-name="N179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9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3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/>
    </style:style>
    <style:style style:name="T38" style:family="text">
      <style:text-properties fo:color="#bf0041" loext:opacity="100%"/>
    </style:style>
    <style:style style:name="T30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4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5"/>
    </style:style>
    <style:style style:name="T53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7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fo:font-size="7pt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9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1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9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color="#158466"/>
    </style:style>
    <style:style style:name="T98" style:family="text">
      <style:text-properties fo:color="#bf0041"/>
    </style:style>
    <style:style style:name="T9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0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07" style:family="text">
      <style:text-properties style:text-line-through-type="single"/>
    </style:style>
    <style:style style:name="T108" style:family="text">
      <style:text-properties fo:color="#ff0000" fo:font-weight="bold" style:font-weight-asian="bold" style:font-weight-complex="bold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1" style:family="text">
      <style:text-properties style:font-name="Avenir5"/>
    </style:style>
    <style:style style:name="T112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-1</text:p>
            <text:p>MGT csökk: -5</text:p>
            <text:p>Mozgásos képz.próba: teljes levonás érvényes.</text:p>
            <text:p/>
            <text:p>2.fok</text:p>
            <text:p>Köv: Erő: +2, Edzettség: +2</text:p>
            <text:p>MGT csökk: -10</text:p>
            <text:p>Mozgásos képz.próba: teljes levonás érvényes.</text:p>
            <text:p/>
            <text:p>3.fok</text:p>
            <text:p>Köv: Erő: +2, Edzettség: +2</text:p>
            <text:p>MGT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25"/>
        <table:table-column table:style-name="co39" table:default-cell-style-name="ce525"/>
        <table:table-column table:style-name="co40" table:default-cell-style-name="ce525"/>
        <table:table-column table:style-name="co42" table:default-cell-style-name="ce525"/>
        <table:table-column table:style-name="co5" table:default-cell-style-name="ce525"/>
        <table:table-column table:style-name="co43" table:default-cell-style-name="ce525"/>
        <table:table-column table:style-name="co44" table:default-cell-style-name="ce525"/>
        <table:table-column table:style-name="co8" table:number-columns-repeated="2" table:default-cell-style-name="ce525"/>
        <table:table-column table:style-name="co45" table:default-cell-style-name="ce525"/>
        <table:table-column table:style-name="co46" table:default-cell-style-name="ce525"/>
        <table:table-column table:style-name="co47" table:default-cell-style-name="ce525"/>
        <table:table-column table:style-name="co48" table:default-cell-style-name="ce525"/>
        <table:table-column table:style-name="co49" table:default-cell-style-name="ce525"/>
        <table:table-column table:style-name="co14" table:default-cell-style-name="ce525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496" table:number-columns-spanned="11" table:number-rows-spanned="1"/>
          <table:covered-table-cell/>
          <table:covered-table-cell table:number-columns-repeated="9" table:style-name="ce49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9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49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43"/>
          <table:table-cell table:style-name="ce575" office:value-type="float" office:value="8" calcext:value-type="float" table:number-columns-spanned="2" table:number-rows-spanned="1">
            <text:p>8</text:p>
          </table:table-cell>
          <table:covered-table-cell table:style-name="ce49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43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519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9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43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596" table:content-validation-name="val26" table:formula="of:=[.$E$11]-([.K16]+[.E30]+[.E45]+[.K30]+[.K54]+[$Harcértékek.E9]+[$Misztikus.E4]+[$Misztikus.E3]+[$Speciális.J21])" office:value-type="float" office:value="450" calcext:value-type="float">
            <text:p>4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48"/>
          <table:table-cell table:style-name="ce161" table:content-validation-name="val27" table:formula="of:=([.$D$8]*(   ([.C22]+[$Data.$C6])  +   ([.$C23]+[Data.$C7]) )  )" office:value-type="float" office:value="560" calcext:value-type="float">
            <text:p>56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48" calcext:value-type="float" table:number-columns-spanned="2" table:number-rows-spanned="1">
            <text:p>48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9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62" calcext:value-type="float" table:number-columns-spanned="2" table:number-rows-spanned="1">
            <text:p>62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0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05"/>
          <table:table-cell table:style-name="ce191" table:content-validation-name="val28" table:formula="of:=[.K16]+[.E30]+[.K30]+[$Harcértékek.E9]+[$Misztikus.E4]+[$Misztikus.E3]" office:value-type="float" office:value="110" calcext:value-type="float">
            <text:p>11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0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05" table:content-validation-name="val11"/>
          <table:table-cell table:style-name="ce165" table:content-validation-name="val29" table:formula="of:=[.$D$8]* ([.$C22]+[$Data.$C6])" office:value-type="float" office:value="400" calcext:value-type="float">
            <text:p>4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96"/>
          <table:table-cell table:style-name="ce5"/>
          <table:table-cell table:style-name="ce224" table:number-columns-spanned="5" table:number-rows-spanned="1"/>
          <table:covered-table-cell table:number-columns-repeated="4" table:style-name="ce49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4">Harcmodor képzettségek </text:span><text:span text:style-name="T6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62" calcext:value-type="float">
            <text:p>62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89"/>
          <table:covered-table-cell table:style-name="Default"/>
          <table:table-cell table:style-name="ce68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53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90" table:content-validation-name="val42"/>
          <table:covered-table-cell table:style-name="Default"/>
          <table:table-cell table:style-name="ce750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5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90" table:content-validation-name="val42"/>
          <table:covered-table-cell table:style-name="Default"/>
          <table:table-cell table:style-name="ce750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5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90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53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90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5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751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5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75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62" calcext:value-type="float">
            <text:p>62</text:p>
          </table:table-cell>
          <table:table-cell table:style-name="ce698" table:formula="of:=([.$M23]/[.$E$13])*100" office:value-type="float" office:value="56.3636363636364" calcext:value-type="float">
            <text:p>56,3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5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833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5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96"/>
          <table:covered-table-cell table:style-name="ce61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8" calcext:value-type="float">
            <text:p>48</text:p>
          </table:table-cell>
          <table:table-cell table:style-name="ce698" table:formula="of:=([.$M26]/[.$E$13])*100" office:value-type="float" office:value="43.6363636363636" calcext:value-type="float">
            <text:p>43,64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543" table:content-validation-name="val22"/>
          <table:table-cell table:style-name="ce61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90" table:content-validation-name="val7"/>
          <table:covered-table-cell table:style-name="Default"/>
          <table:table-cell table:style-name="ce755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573" table:content-validation-name="val22" table:formula="of:=[.C27]-SUM([.E18:.E25])" office:value-type="float" office:value="19" calcext:value-type="float" table:number-columns-spanned="2" table:number-rows-spanned="1">
            <text:p>19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75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96" table:number-columns-spanned="5" table:number-rows-spanned="1"/>
          <table:covered-table-cell/>
          <table:covered-table-cell table:number-columns-repeated="3" table:style-name="ce49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10" calcext:value-type="float">
            <text:p>110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4">Primer világi képzettségek</text:span><text:span text:style-name="T65"> </text:span><text:span text:style-name="T66">🅿️</text:span></text:p>
          </table:table-cell>
          <table:covered-table-cell table:number-columns-repeated="2" table:style-name="ce223"/>
          <table:covered-table-cell table:style-name="ce579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8">Harci fortélyok  </text:span><text:span text:style-name="T6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8" calcext:value-type="float">
            <text:p>4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1" table:content-validation-name="val7"/>
          <table:table-cell table:style-name="ce58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737" table:content-validation-name="val44" table:formula="of:=[$Fortélylista.B72]" office:value-type="float" office:value="3" calcext:value-type="float">
            <text:p>3</text:p>
          </table:table-cell>
          <table:table-cell table:style-name="ce275" table:content-validation-name="val56" office:value-type="float" office:value="3" calcext:value-type="float">
            <text:p>3</text:p>
          </table:table-cell>
          <table:table-cell table:style-name="ce318" table:content-validation-name="val26" table:formula="of:=[.$J32]*[$Data.$C$12]" office:value-type="float" office:value="18" calcext:value-type="float">
            <text:p>18</text:p>
          </table:table-cell>
          <table:table-cell table:style-name="Default" table:number-columns-repeated="2"/>
          <table:table-cell table:style-name="ce343"/>
          <table:table-cell table:style-name="ce92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7" table:content-validation-name="val45" table:formula="of:=[$Fortélylista.B67]" office:value-type="float" office:value="4" calcext:value-type="float">
            <text:p>4</text:p>
          </table:table-cell>
          <table:table-cell table:style-name="ce76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7" table:content-validation-name="val46" table:formula="of:=[$Fortélylista.B64]" office:value-type="float" office:value="3" calcext:value-type="float">
            <text:p>3</text:p>
          </table:table-cell>
          <table:table-cell table:style-name="ce761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25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7" table:content-validation-name="val47" office:value-type="float" office:value="3" calcext:value-type="float">
            <text:p>3</text:p>
          </table:table-cell>
          <table:table-cell table:style-name="ce763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5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3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7" table:content-validation-name="val48" table:formula="of:=[$Fortélylista.B73]" office:value-type="float" office:value="3" calcext:value-type="float">
            <text:p>3</text:p>
          </table:table-cell>
          <table:table-cell table:style-name="ce76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25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3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7" table:content-validation-name="val49" table:formula="of:=[$Fortélylista.B68]" office:value-type="float" office:value="3" calcext:value-type="float">
            <text:p>3</text:p>
          </table:table-cell>
          <table:table-cell table:style-name="ce769" table:content-validation-name="val61" office:value-type="float" office:value="2" calcext:value-type="float">
            <text:p>2</text:p>
          </table:table-cell>
          <table:table-cell table:style-name="ce318" table:content-validation-name="val26" table:formula="of:=[.$J37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92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3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7" table:content-validation-name="val50" table:formula="of:=[$Fortélylista.B69]" office:value-type="float" office:value="1" calcext:value-type="float">
            <text:p>1</text:p>
          </table:table-cell>
          <table:table-cell table:style-name="ce770" table:content-validation-name="val62" office:value-type="float" office:value="1" calcext:value-type="float">
            <text:p>1</text:p>
          </table:table-cell>
          <table:table-cell table:style-name="ce318" table:content-validation-name="val26" table:formula="of:=[.$J38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92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3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774" table:content-validation-name="val63" office:value-type="float" office:value="2" calcext:value-type="float">
            <text:p>2</text:p>
          </table:table-cell>
          <table:table-cell table:style-name="ce318" table:content-validation-name="val26" table:formula="of:=[.$J39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3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775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842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3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2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777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3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3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1" table:content-validation-name="val9"/>
          <table:table-cell table:style-name="ce584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1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9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39" table:content-validation-name="val52" table:formula="of:=[$Fortélylista.B51]" office:value-type="float" office:value="1" calcext:value-type="float">
            <text:p>1</text:p>
          </table:table-cell>
          <table:table-cell table:style-name="ce784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935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6" table:number-columns-spanned="3" table:number-rows-spanned="1"/>
          <table:covered-table-cell table:number-columns-repeated="2" table:style-name="ce531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5" office:value-type="string" calcext:value-type="string">
            <text:p>Szakma:</text:p>
          </table:table-cell>
          <table:table-cell table:style-name="ce533" table:content-validation-name="val10" table:number-columns-spanned="2" table:number-rows-spanned="1"/>
          <table:covered-table-cell table:style-name="ce533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5" office:value-type="string" calcext:value-type="string">
            <text:p>Szakma:</text:p>
          </table:table-cell>
          <table:table-cell table:style-name="ce533" table:content-validation-name="val10" table:number-columns-spanned="2" table:number-rows-spanned="1"/>
          <table:covered-table-cell table:style-name="ce533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935" table:content-validation-name="val75"/>
        </table:table-row>
        <table:table-row table:style-name="ro1">
          <table:table-cell table:style-name="ce521" table:content-validation-name="val5" office:value-type="string" calcext:value-type="string">
            <text:p>Szakma:</text:p>
          </table:table-cell>
          <table:table-cell table:style-name="ce533" table:content-validation-name="val10" table:number-columns-spanned="2" table:number-rows-spanned="1"/>
          <table:covered-table-cell table:style-name="ce533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34" table:content-validation-name="val10" table:number-columns-spanned="2" table:number-rows-spanned="1"/>
          <table:covered-table-cell table:style-name="ce534" table:content-validation-name="val10"/>
          <table:table-cell table:style-name="ce591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39" table:content-validation-name="val53" office:value-type="float" office:value="5" calcext:value-type="float">
            <text:p>5</text:p>
          </table:table-cell>
          <table:table-cell table:style-name="ce826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39" table:content-validation-name="val53" office:value-type="float" office:value="1" calcext:value-type="float">
            <text:p>1</text:p>
          </table:table-cell>
          <table:table-cell table:style-name="ce826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0" table:default-cell-style-name="ce982"/>
        <table:table-column table:style-name="co51" table:default-cell-style-name="ce982"/>
        <table:table-column table:style-name="co14" table:default-cell-style-name="ce982"/>
        <table:table-column table:style-name="co52" table:default-cell-style-name="ce982"/>
        <table:table-column table:style-name="co53" table:default-cell-style-name="ce982"/>
        <table:table-column table:style-name="co54" table:default-cell-style-name="ce982"/>
        <table:table-column table:style-name="co55" table:default-cell-style-name="ce982"/>
        <table:table-column table:style-name="co56" table:default-cell-style-name="ce982"/>
        <table:table-column table:style-name="co57" table:default-cell-style-name="ce982"/>
        <table:table-column table:style-name="co58" table:default-cell-style-name="ce982"/>
        <table:table-row table:style-name="ro34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96"/>
          <table:covered-table-cell table:number-columns-repeated="6" table:style-name="ce496" table:content-validation-name="val5"/>
          <table:covered-table-cell table:number-columns-repeated="2" table:style-name="ce545"/>
        </table:table-row>
        <table:table-row table:style-name="ro2">
          <table:table-cell table:style-name="ce94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4"/>
          <table:covered-table-cell table:style-name="ce1010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9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9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4"/>
          <table:covered-table-cell table:style-name="ce1010"/>
          <table:table-cell table:style-name="ce389" table:content-validation-name="val84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93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93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3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5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5"/>
          <table:covered-table-cell table:style-name="ce359"/>
          <table:covered-table-cell table:style-name="ce372"/>
          <table:covered-table-cell table:number-columns-repeated="4" table:style-name="ce985"/>
          <table:covered-table-cell table:style-name="ce483"/>
          <table:table-cell table:style-name="Default"/>
        </table:table-row>
        <table:table-row table:style-name="ro2">
          <table:table-cell table:style-name="ce94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8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88"/>
          <table:table-cell table:style-name="ce105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0" table:content-validation-name="val80"/>
          <table:table-cell table:style-name="ce981" table:content-validation-name="val85"/>
          <table:table-cell table:style-name="ce1057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4" table:content-validation-name="val94" table:number-columns-spanned="3" table:number-rows-spanned="1"/>
          <table:covered-table-cell table:style-name="ce1094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0" table:content-validation-name="val80"/>
          <table:table-cell table:style-name="ce981" table:content-validation-name="val85"/>
          <table:table-cell table:style-name="ce1057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4" table:number-columns-spanned="3" table:number-rows-spanned="1"/>
          <table:covered-table-cell table:style-name="ce10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0" table:content-validation-name="val80"/>
          <table:table-cell table:style-name="ce981" table:content-validation-name="val85"/>
          <table:table-cell table:style-name="ce1057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4" table:number-columns-spanned="3" table:number-rows-spanned="1"/>
          <table:covered-table-cell table:style-name="ce10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0" table:content-validation-name="val80"/>
          <table:table-cell table:style-name="ce981" table:content-validation-name="val85"/>
          <table:table-cell table:style-name="ce1057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4" table:number-columns-spanned="3" table:number-rows-spanned="1"/>
          <table:covered-table-cell table:style-name="ce10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0" table:content-validation-name="val80"/>
          <table:table-cell table:style-name="ce981" table:content-validation-name="val85"/>
          <table:table-cell table:style-name="ce1057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4" table:number-columns-spanned="3" table:number-rows-spanned="1"/>
          <table:covered-table-cell table:style-name="ce10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0" table:content-validation-name="val80"/>
          <table:table-cell table:style-name="ce981" table:content-validation-name="val85"/>
          <table:table-cell table:style-name="ce1057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4" table:number-columns-spanned="3" table:number-rows-spanned="1"/>
          <table:covered-table-cell table:style-name="ce10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0" table:content-validation-name="val80"/>
          <table:table-cell table:style-name="ce981" table:content-validation-name="val85"/>
          <table:table-cell table:style-name="ce1057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4" table:number-columns-spanned="3" table:number-rows-spanned="1"/>
          <table:covered-table-cell table:style-name="ce10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0" table:content-validation-name="val80"/>
          <table:table-cell table:style-name="ce981" table:content-validation-name="val85"/>
          <table:table-cell table:style-name="ce1057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4" table:number-columns-spanned="3" table:number-rows-spanned="1"/>
          <table:covered-table-cell table:style-name="ce10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0" table:content-validation-name="val80"/>
          <table:table-cell table:style-name="ce981" table:content-validation-name="val85"/>
          <table:table-cell table:style-name="ce1057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4" table:number-columns-spanned="3" table:number-rows-spanned="1"/>
          <table:covered-table-cell table:style-name="ce10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0" table:content-validation-name="val80"/>
          <table:table-cell table:style-name="ce981" table:content-validation-name="val85"/>
          <table:table-cell table:style-name="ce1057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4" table:number-columns-spanned="3" table:number-rows-spanned="1"/>
          <table:covered-table-cell table:style-name="ce10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0" table:content-validation-name="val80"/>
          <table:table-cell table:style-name="ce981" table:content-validation-name="val85"/>
          <table:table-cell table:style-name="ce1057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4" table:number-columns-spanned="3" table:number-rows-spanned="1"/>
          <table:covered-table-cell table:style-name="ce10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0" table:content-validation-name="val80"/>
          <table:table-cell table:style-name="ce981" table:content-validation-name="val85"/>
          <table:table-cell table:style-name="ce1057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4" table:number-columns-spanned="3" table:number-rows-spanned="1"/>
          <table:covered-table-cell table:style-name="ce10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0" table:content-validation-name="val80"/>
          <table:table-cell table:style-name="ce981" table:content-validation-name="val85"/>
          <table:table-cell table:style-name="ce1057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7" table:content-validation-name="val89"/>
          <table:table-cell table:style-name="ce1094" table:number-columns-spanned="3" table:number-rows-spanned="1"/>
          <table:covered-table-cell table:style-name="ce1094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52" table:content-validation-name="val80" table:number-columns-spanned="3" table:number-rows-spanned="1"/>
          <table:covered-table-cell table:number-columns-repeated="2" table:style-name="ce991" table:content-validation-name="val80"/>
          <table:table-cell table:style-name="ce374" table:content-validation-name="val86"/>
          <table:table-cell table:style-name="ce1058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8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5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48" office:value-type="string" calcext:value-type="string" table:number-columns-spanned="3" table:number-rows-spanned="1">
            <text:p>Kultúrkör</text:p>
          </table:table-cell>
          <table:covered-table-cell table:style-name="ce984"/>
          <table:covered-table-cell table:style-name="ce988"/>
          <table:table-cell table:style-name="ce376" table:content-validation-name="val87" table:formula="of:=ROUNDUP([$Alapértékek.D8]/2)-COUNTA([.A25:.C34])" office:value-type="float" office:value="4" calcext:value-type="float">
            <text:p>4</text:p>
          </table:table-cell>
          <table:table-cell table:style-name="ce105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81" table:content-validation-name="val81"/>
          <table:table-cell table:style-name="ce990" table:number-columns-spanned="2" table:number-rows-spanned="1"/>
          <table:covered-table-cell table:style-name="ce669"/>
          <table:table-cell table:style-name="ce1105" table:content-validation-name="val95" table:number-columns-spanned="2" table:number-rows-spanned="1"/>
          <table:covered-table-cell table:style-name="ce110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81" table:content-validation-name="val81"/>
          <table:table-cell table:style-name="ce990" table:number-columns-spanned="2" table:number-rows-spanned="1"/>
          <table:covered-table-cell table:style-name="ce669"/>
          <table:table-cell table:style-name="ce1105" table:content-validation-name="val95" table:number-columns-spanned="2" table:number-rows-spanned="1"/>
          <table:covered-table-cell table:style-name="ce110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81" table:content-validation-name="val81"/>
          <table:table-cell table:style-name="ce990" table:number-columns-spanned="2" table:number-rows-spanned="1"/>
          <table:covered-table-cell table:style-name="ce669"/>
          <table:table-cell table:style-name="ce1105" table:content-validation-name="val95" table:number-columns-spanned="2" table:number-rows-spanned="1"/>
          <table:covered-table-cell table:style-name="ce110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81" table:content-validation-name="val81"/>
          <table:table-cell table:style-name="ce990" table:number-columns-spanned="2" table:number-rows-spanned="1"/>
          <table:covered-table-cell table:style-name="ce669"/>
          <table:table-cell table:style-name="ce1105" table:content-validation-name="val95" table:number-columns-spanned="2" table:number-rows-spanned="1"/>
          <table:covered-table-cell table:style-name="ce110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81" table:content-validation-name="val81"/>
          <table:table-cell table:style-name="ce990" table:number-columns-spanned="2" table:number-rows-spanned="1"/>
          <table:covered-table-cell table:style-name="ce669"/>
          <table:table-cell table:style-name="ce1105" table:content-validation-name="val95" table:number-columns-spanned="2" table:number-rows-spanned="1"/>
          <table:covered-table-cell table:style-name="ce110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81" table:content-validation-name="val81"/>
          <table:table-cell table:style-name="ce990" table:number-columns-spanned="2" table:number-rows-spanned="1"/>
          <table:covered-table-cell table:style-name="ce669"/>
          <table:table-cell table:style-name="ce1105" table:content-validation-name="val95" table:number-columns-spanned="2" table:number-rows-spanned="1"/>
          <table:covered-table-cell table:style-name="ce110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81" table:content-validation-name="val81"/>
          <table:table-cell table:style-name="ce990" table:number-columns-spanned="2" table:number-rows-spanned="1"/>
          <table:covered-table-cell table:style-name="ce669"/>
          <table:table-cell table:style-name="ce1105" table:content-validation-name="val95" table:number-columns-spanned="2" table:number-rows-spanned="1"/>
          <table:covered-table-cell table:style-name="ce110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81" table:content-validation-name="val81"/>
          <table:table-cell table:style-name="ce990" table:number-columns-spanned="2" table:number-rows-spanned="1"/>
          <table:covered-table-cell table:style-name="ce669"/>
          <table:table-cell table:style-name="ce1105" table:content-validation-name="val95" table:number-columns-spanned="2" table:number-rows-spanned="1"/>
          <table:covered-table-cell table:style-name="ce110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81" table:content-validation-name="val81"/>
          <table:table-cell table:style-name="ce990" table:number-columns-spanned="2" table:number-rows-spanned="1"/>
          <table:covered-table-cell table:style-name="ce669"/>
          <table:table-cell table:style-name="ce1105" table:content-validation-name="val95" table:number-columns-spanned="2" table:number-rows-spanned="1"/>
          <table:covered-table-cell table:style-name="ce1105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6" table:content-validation-name="val81" table:number-columns-spanned="4" table:number-rows-spanned="1"/>
          <table:covered-table-cell table:style-name="ce422" table:content-validation-name="val81"/>
          <table:covered-table-cell table:style-name="ce956" table:content-validation-name="val81"/>
          <table:covered-table-cell table:style-name="ce981" table:content-validation-name="val81"/>
          <table:table-cell table:style-name="ce990" table:number-columns-spanned="2" table:number-rows-spanned="1"/>
          <table:covered-table-cell table:style-name="ce669"/>
          <table:table-cell table:style-name="ce1105" table:content-validation-name="val95" table:number-columns-spanned="2" table:number-rows-spanned="1"/>
          <table:covered-table-cell table:style-name="ce1105" table:content-validation-name="val95"/>
          <table:table-cell table:style-name="ce822"/>
          <table:table-cell table:style-name="Default"/>
        </table:table-row>
        <table:table-row table:style-name="ro2">
          <table:table-cell table:style-name="ce945" table:number-columns-spanned="5" table:number-rows-spanned="1"/>
          <table:covered-table-cell table:number-columns-repeated="4" table:style-name="ce547"/>
          <table:table-cell table:style-name="ce209"/>
          <table:table-cell table:style-name="ce1105" table:content-validation-name="val95" table:number-columns-spanned="2" table:number-rows-spanned="1"/>
          <table:covered-table-cell table:style-name="ce1105" table:content-validation-name="val95"/>
          <table:table-cell table:style-name="ce822"/>
          <table:table-cell table:style-name="Default"/>
        </table:table-row>
        <table:table-row table:style-name="ro35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3"/>
          <table:covered-table-cell table:style-name="ce205"/>
          <table:covered-table-cell table:style-name="ce349"/>
          <table:covered-table-cell table:style-name="ce402"/>
          <table:table-cell table:style-name="ce1105" table:content-validation-name="val95" table:number-columns-spanned="2" table:number-rows-spanned="1"/>
          <table:covered-table-cell table:style-name="ce1105" table:content-validation-name="val95"/>
          <table:table-cell table:style-name="ce822"/>
          <table:table-cell table:style-name="Default"/>
        </table:table-row>
        <table:table-row table:style-name="ro1">
          <table:table-cell table:style-name="ce948" office:value-type="string" calcext:value-type="string" table:number-columns-spanned="3" table:number-rows-spanned="1">
            <text:p>Hely</text:p>
          </table:table-cell>
          <table:covered-table-cell table:style-name="ce984"/>
          <table:covered-table-cell table:style-name="ce988" table:content-validation-name="val5"/>
          <table:table-cell table:style-name="ce378" table:content-validation-name="val88" table:formula="of:=ROUNDUP([$Alapértékek.D8]/2)-COUNTA([.A38:.A48])" office:value-type="float" office:value="4" calcext:value-type="float">
            <text:p>4</text:p>
          </table:table-cell>
          <table:table-cell table:style-name="ce105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05" table:content-validation-name="val95" table:number-columns-spanned="2" table:number-rows-spanned="1"/>
          <table:covered-table-cell table:style-name="ce1105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7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1" table:content-validation-name="val5"/>
          <table:table-cell table:style-name="ce99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88"/>
          <table:covered-table-cell table:style-name="ce484"/>
          <table:table-cell table:style-name="Default"/>
        </table:table-row>
        <table:table-row table:style-name="ro35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1" table:content-validation-name="val5"/>
          <table:table-cell table:style-name="ce99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1" table:content-validation-name="val5"/>
          <table:table-cell table:style-name="ce990" table:number-columns-spanned="2" table:number-rows-spanned="1"/>
          <table:covered-table-cell table:style-name="ce669"/>
          <table:table-cell table:style-name="ce9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1" table:content-validation-name="val5"/>
          <table:table-cell table:style-name="ce990" table:number-columns-spanned="2" table:number-rows-spanned="1"/>
          <table:covered-table-cell table:style-name="ce669"/>
          <table:table-cell table:style-name="ce1105" table:content-validation-name="val96" table:number-columns-spanned="2" table:number-rows-spanned="1"/>
          <table:covered-table-cell table:style-name="ce1105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1" table:content-validation-name="val5"/>
          <table:table-cell table:style-name="ce990" table:number-columns-spanned="2" table:number-rows-spanned="1"/>
          <table:covered-table-cell table:style-name="ce669"/>
          <table:table-cell table:style-name="ce1105" table:content-validation-name="val96" table:number-columns-spanned="2" table:number-rows-spanned="1"/>
          <table:covered-table-cell table:style-name="ce1105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1" table:content-validation-name="val5"/>
          <table:table-cell table:style-name="ce990" table:number-columns-spanned="2" table:number-rows-spanned="1"/>
          <table:covered-table-cell table:style-name="ce669"/>
          <table:table-cell table:style-name="ce1105" table:content-validation-name="val96" table:number-columns-spanned="2" table:number-rows-spanned="1"/>
          <table:covered-table-cell table:style-name="ce1105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1" table:content-validation-name="val5"/>
          <table:table-cell table:style-name="ce990" table:number-columns-spanned="2" table:number-rows-spanned="1"/>
          <table:covered-table-cell table:style-name="ce669"/>
          <table:table-cell table:style-name="ce1105" table:content-validation-name="val96" table:number-columns-spanned="2" table:number-rows-spanned="1"/>
          <table:covered-table-cell table:style-name="ce1105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1" table:content-validation-name="val5"/>
          <table:table-cell table:style-name="ce990" table:number-columns-spanned="2" table:number-rows-spanned="1"/>
          <table:covered-table-cell table:style-name="ce669"/>
          <table:table-cell table:style-name="ce1105" table:content-validation-name="val96" table:number-columns-spanned="2" table:number-rows-spanned="1"/>
          <table:covered-table-cell table:style-name="ce1105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1" table:content-validation-name="val5"/>
          <table:table-cell table:style-name="ce990" table:number-columns-spanned="2" table:number-rows-spanned="1"/>
          <table:covered-table-cell table:style-name="ce669"/>
          <table:table-cell table:style-name="ce1105" table:content-validation-name="val96" table:number-columns-spanned="2" table:number-rows-spanned="1"/>
          <table:covered-table-cell table:style-name="ce1105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1" table:content-validation-name="val5"/>
          <table:table-cell table:style-name="ce990" table:number-columns-spanned="2" table:number-rows-spanned="1"/>
          <table:covered-table-cell table:style-name="ce669"/>
          <table:table-cell table:style-name="ce1105" table:content-validation-name="val96" table:number-columns-spanned="2" table:number-rows-spanned="1"/>
          <table:covered-table-cell table:style-name="ce1105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91" table:content-validation-name="val5"/>
          <table:table-cell table:style-name="ce644" table:number-columns-spanned="2" table:number-rows-spanned="1"/>
          <table:covered-table-cell table:style-name="ce670"/>
          <table:table-cell table:style-name="ce1109" table:content-validation-name="val96" table:number-columns-spanned="2" table:number-rows-spanned="1"/>
          <table:covered-table-cell table:style-name="ce1109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5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6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81"/>
          <table:covered-table-cell table:style-name="ce706"/>
          <table:table-cell table:style-name="ce981" table:content-validation-name="val90" office:value-type="string" calcext:value-type="string">
            <text:p>alap</text:p>
          </table:table-cell>
          <table:table-cell table:style-name="ce1088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64"/>
          <table:covered-table-cell table:style-name="ce399"/>
          <table:table-cell table:style-name="ce981" table:content-validation-name="val91" office:value-type="string" calcext:value-type="string">
            <text:p>alap</text:p>
          </table:table-cell>
          <table:table-cell table:style-name="ce1088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1" table:content-validation-name="val83" table:number-columns-spanned="4" table:number-rows-spanned="1"/>
          <table:covered-table-cell table:number-columns-repeated="2" table:style-name="ce981" table:content-validation-name="val83"/>
          <table:covered-table-cell table:style-name="ce706" table:content-validation-name="val83"/>
          <table:table-cell table:style-name="ce98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1" table:content-validation-name="val83" table:number-columns-spanned="4" table:number-rows-spanned="1"/>
          <table:covered-table-cell table:number-columns-repeated="2" table:style-name="ce981" table:content-validation-name="val83"/>
          <table:covered-table-cell table:style-name="ce706" table:content-validation-name="val83"/>
          <table:table-cell table:style-name="ce98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1" table:content-validation-name="val83" table:number-columns-spanned="4" table:number-rows-spanned="1"/>
          <table:covered-table-cell table:number-columns-repeated="2" table:style-name="ce981" table:content-validation-name="val83"/>
          <table:covered-table-cell table:style-name="ce706" table:content-validation-name="val83"/>
          <table:table-cell table:style-name="ce98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1" table:content-validation-name="val83" table:number-columns-spanned="4" table:number-rows-spanned="1"/>
          <table:covered-table-cell table:number-columns-repeated="2" table:style-name="ce981" table:content-validation-name="val83"/>
          <table:covered-table-cell table:style-name="ce706" table:content-validation-name="val83"/>
          <table:table-cell table:style-name="ce98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1" table:content-validation-name="val83" table:number-columns-spanned="4" table:number-rows-spanned="1"/>
          <table:covered-table-cell table:number-columns-repeated="2" table:style-name="ce981" table:content-validation-name="val83"/>
          <table:covered-table-cell table:style-name="ce706" table:content-validation-name="val83"/>
          <table:table-cell table:style-name="ce98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1" table:content-validation-name="val83" table:number-columns-spanned="4" table:number-rows-spanned="1"/>
          <table:covered-table-cell table:number-columns-repeated="2" table:style-name="ce981" table:content-validation-name="val83"/>
          <table:covered-table-cell table:style-name="ce706" table:content-validation-name="val83"/>
          <table:table-cell table:style-name="ce98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1" table:content-validation-name="val83" table:number-columns-spanned="4" table:number-rows-spanned="1"/>
          <table:covered-table-cell table:number-columns-repeated="2" table:style-name="ce981" table:content-validation-name="val83"/>
          <table:covered-table-cell table:style-name="ce706" table:content-validation-name="val83"/>
          <table:table-cell table:style-name="ce98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1" table:content-validation-name="val83" table:number-columns-spanned="4" table:number-rows-spanned="1"/>
          <table:covered-table-cell table:number-columns-repeated="2" table:style-name="ce981" table:content-validation-name="val83"/>
          <table:covered-table-cell table:style-name="ce706" table:content-validation-name="val83"/>
          <table:table-cell table:style-name="ce98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1" table:content-validation-name="val83" table:number-columns-spanned="4" table:number-rows-spanned="1"/>
          <table:covered-table-cell table:number-columns-repeated="2" table:style-name="ce981" table:content-validation-name="val83"/>
          <table:covered-table-cell table:style-name="ce706" table:content-validation-name="val83"/>
          <table:table-cell table:style-name="ce98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1" table:content-validation-name="val83" table:number-columns-spanned="4" table:number-rows-spanned="1"/>
          <table:covered-table-cell table:number-columns-repeated="2" table:style-name="ce981" table:content-validation-name="val83"/>
          <table:covered-table-cell table:style-name="ce706" table:content-validation-name="val83"/>
          <table:table-cell table:style-name="ce98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1" table:content-validation-name="val83" table:number-columns-spanned="4" table:number-rows-spanned="1"/>
          <table:covered-table-cell table:number-columns-repeated="2" table:style-name="ce981" table:content-validation-name="val83"/>
          <table:covered-table-cell table:style-name="ce706" table:content-validation-name="val83"/>
          <table:table-cell table:style-name="ce98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1" table:content-validation-name="val83" table:number-columns-spanned="4" table:number-rows-spanned="1"/>
          <table:covered-table-cell table:number-columns-repeated="2" table:style-name="ce981" table:content-validation-name="val83"/>
          <table:covered-table-cell table:style-name="ce706" table:content-validation-name="val83"/>
          <table:table-cell table:style-name="ce98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1" table:content-validation-name="val83" table:number-columns-spanned="4" table:number-rows-spanned="1"/>
          <table:covered-table-cell table:number-columns-repeated="2" table:style-name="ce981" table:content-validation-name="val83"/>
          <table:covered-table-cell table:style-name="ce706" table:content-validation-name="val83"/>
          <table:table-cell table:style-name="ce98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9" table:default-cell-style-name="ce1298"/>
        <table:table-column table:style-name="co60" table:default-cell-style-name="ce1298"/>
        <table:table-column table:style-name="co76" table:default-cell-style-name="ce1298"/>
        <table:table-column table:style-name="co77" table:default-cell-style-name="ce1298"/>
        <table:table-column table:style-name="co78" table:default-cell-style-name="ce1298"/>
        <table:table-column table:style-name="co79" table:default-cell-style-name="ce1298"/>
        <table:table-column table:style-name="co78" table:number-columns-repeated="3" table:default-cell-style-name="ce1298"/>
        <table:table-column table:style-name="co80" table:default-cell-style-name="ce1298"/>
        <table:table-column table:style-name="co81" table:default-cell-style-name="ce1298"/>
        <table:table-column table:style-name="co82" table:default-cell-style-name="ce1298"/>
        <table:table-column table:style-name="co83" table:default-cell-style-name="ce1298"/>
        <table:table-column table:style-name="co84" table:default-cell-style-name="ce1298"/>
        <table:table-column table:style-name="co102" table:default-cell-style-name="ce1298"/>
        <table:table-column table:style-name="co103" table:default-cell-style-name="ce894"/>
        <table:table-column table:style-name="co104" table:default-cell-style-name="ce633"/>
        <table:table-column table:style-name="co105" table:default-cell-style-name="ce641"/>
        <table:table-column table:style-name="co106" table:default-cell-style-name="ce640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57"/>
          <table:covered-table-cell table:number-columns-repeated="5" table:style-name="ce1303"/>
          <table:covered-table-cell table:number-columns-repeated="2" table:style-name="ce1157"/>
          <table:table-cell table:style-name="ce1157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3">
          <table:table-cell table:style-name="ce1157"/>
          <table:table-cell table:style-name="ce1157" table:number-columns-spanned="6" table:number-rows-spanned="1"/>
          <table:covered-table-cell table:number-columns-repeated="5" table:style-name="ce1157"/>
          <table:table-cell table:style-name="ce1157" table:number-columns-repeated="3"/>
          <table:table-cell table:style-name="ce1195" table:number-columns-spanned="5" table:number-rows-spanned="1"/>
          <table:covered-table-cell table:number-columns-repeated="3" table:style-name="ce1157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299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99" table:content-validation-name="val144" office:value-type="string" calcext:value-type="string">
            <text:p>Módosítók</text:p>
          </table:table-cell>
          <table:table-cell table:style-name="ce1299" table:content-validation-name="val151" office:value-type="string" calcext:value-type="string">
            <text:p>Összesen</text:p>
          </table:table-cell>
          <table:table-cell table:style-name="ce1157"/>
          <table:table-cell table:style-name="ce1546" office:value-type="string" calcext:value-type="string" table:number-columns-spanned="2" table:number-rows-spanned="1">
            <text:p>Összesen felvett HM:</text:p>
          </table:table-cell>
          <table:covered-table-cell table:style-name="ce1157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1157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1462" table:content-validation-name="val128" office:value-type="float" office:value="7" calcext:value-type="float">
            <text:p>7</text:p>
          </table:table-cell>
          <table:table-cell table:style-name="ce1462" table:content-validation-name="val145" table:formula="of:=[Alapértékek.$C$18]+[Alapértékek.$C$20]+[Alapértékek.$C$21]" office:value-type="float" office:value="5" calcext:value-type="float">
            <text:p>5</text:p>
          </table:table-cell>
          <table:table-cell table:style-name="ce1573" table:content-validation-name="val152" table:formula="of:=[.C4]+[.B4]+[.D4]" office:value-type="float" office:value="12" calcext:value-type="float">
            <text:p>12</text:p>
          </table:table-cell>
          <table:table-cell table:style-name="ce1157"/>
          <table:table-cell table:style-name="ce1546" office:value-type="string" calcext:value-type="string" table:number-columns-spanned="2" table:number-rows-spanned="1">
            <text:p>Max felvehető HM:</text:p>
          </table:table-cell>
          <table:covered-table-cell table:style-name="ce1157"/>
          <table:table-cell table:style-name="ce1756" table:content-validation-name="val184" table:formula="of:=SUM([$Alapértékek.J32:.J52]; [$Alapértékek.J28])+SUM([$Alapértékek.J18:.J22])" office:value-type="float" office:value="24" calcext:value-type="float">
            <text:p>24 HM</text:p>
          </table:table-cell>
          <table:table-cell table:style-name="ce1157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1462" table:content-validation-name="val128" office:value-type="float" office:value="30" calcext:value-type="float">
            <text:p>30</text:p>
          </table:table-cell>
          <table:table-cell table:style-name="ce1462" table:content-validation-name="val146" table:formula="of:=[Alapértékek.$C$20]+[Alapértékek.$C$21]" office:value-type="float" office:value="2" calcext:value-type="float">
            <text:p>2</text:p>
          </table:table-cell>
          <table:table-cell table:style-name="ce1573" table:content-validation-name="val153" table:formula="of:=[.C5]+[.B5]+[.D5]" office:value-type="float" office:value="32" calcext:value-type="float">
            <text:p>32</text:p>
          </table:table-cell>
          <table:table-cell table:style-name="ce1157" table:number-columns-repeated="5"/>
          <table:table-cell table:style-name="ce1125"/>
          <table:table-cell table:style-name="ce1335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57" table:number-columns-repeated="6"/>
          <table:table-cell table:style-name="ce1546" office:value-type="string" calcext:value-type="string" table:number-columns-spanned="2" table:number-rows-spanned="1">
            <text:p>Össz felvett CM:</text:p>
          </table:table-cell>
          <table:covered-table-cell table:style-name="ce1157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157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1462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573" table:content-validation-name="val154" table:formula="of:=[.C7]+[.B7]+[.D7]" office:value-type="float" office:value="-10" calcext:value-type="float">
            <text:p>-10</text:p>
          </table:table-cell>
          <table:table-cell table:style-name="ce1157"/>
          <table:table-cell table:style-name="ce1546" office:value-type="string" calcext:value-type="string" table:number-columns-spanned="2" table:number-rows-spanned="1">
            <text:p>Max felvehető CM:</text:p>
          </table:table-cell>
          <table:covered-table-cell table:style-name="ce1157"/>
          <table:table-cell table:style-name="ce1756" table:content-validation-name="val185" table:formula="of:=[Data.C19]*[Alapértékek.$D$8]" office:value-type="float" office:value="16" calcext:value-type="float">
            <text:p>16 HM</text:p>
          </table:table-cell>
          <table:table-cell table:style-name="ce1157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837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57"/>
          <table:table-cell table:style-name="ce1303" table:number-columns-repeated="4"/>
          <table:table-cell table:style-name="ce1157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450" calcext:value-type="float">
            <text:p>450</text:p>
          </table:table-cell>
          <table:table-cell table:style-name="ce1157"/>
          <table:table-cell table:style-name="ce1546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303"/>
          <table:table-cell table:style-name="ce1546" office:value-type="string" calcext:value-type="string" table:number-columns-spanned="2" table:number-rows-spanned="1">
            <text:p>Átlag HM</text:p>
          </table:table-cell>
          <table:covered-table-cell table:style-name="ce1157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157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839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57"/>
          <table:table-cell table:style-name="Default" table:number-columns-repeated="3"/>
          <table:table-cell table:style-name="ce1157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57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837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6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463" table:content-validation-name="val130" office:value-type="string" calcext:value-type="string">
            <text:p>Szint</text:p>
          </table:table-cell>
          <table:table-cell table:style-name="ce1463" office:value-type="string" calcext:value-type="string">
            <text:p>TÉ/CÉ</text:p>
          </table:table-cell>
          <table:table-cell table:style-name="ce1463" office:value-type="string" calcext:value-type="string">
            <text:p>VÉ</text:p>
          </table:table-cell>
          <table:table-cell table:style-name="ce1463" table:content-validation-name="val166" office:value-type="string" calcext:value-type="string">
            <text:p>Harckeret</text:p>
          </table:table-cell>
          <table:table-cell table:style-name="ce146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928"/>
          <table:table-cell table:number-columns-repeated="240"/>
        </table:table-row>
        <table:table-row table:style-name="ro37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8" calcext:value-type="float">
            <text:p>8</text:p>
          </table:table-cell>
          <table:table-cell table:style-name="ce746" table:content-validation-name="val115" table:formula="of:=VLOOKUP([.$C13];harcmodorok;1)+[.$E$4]" office:value-type="float" office:value="20" calcext:value-type="float">
            <text:p>20</text:p>
          </table:table-cell>
          <table:table-cell table:style-name="ce818" table:content-validation-name="val115" table:formula="of:=VLOOKUP([.$C13];harcmodorok;1)+[.$E$5]" office:value-type="float" office:value="40" calcext:value-type="float">
            <text:p>40</text:p>
          </table:table-cell>
          <table:table-cell table:style-name="ce881" table:content-validation-name="val167" table:formula="of:=MAX(0; ([.$C13]+[Alapértékek.$C$21] - [.$L$86] + 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157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839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84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6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8" calcext:value-type="float">
            <text:p>8</text:p>
          </table:table-cell>
          <table:table-cell table:style-name="ce746" table:content-validation-name="val115" table:formula="of:=VLOOKUP([.$C14];harcmodorok;1)+[.$E$4]" office:value-type="float" office:value="20" calcext:value-type="float">
            <text:p>20</text:p>
          </table:table-cell>
          <table:table-cell table:style-name="ce818" table:content-validation-name="val115" table:formula="of:=VLOOKUP([.$C14];harcmodorok;1)+[.$E$5]" office:value-type="float" office:value="40" calcext:value-type="float">
            <text:p>40</text:p>
          </table:table-cell>
          <table:table-cell table:style-name="ce881" table:content-validation-name="val167" table:formula="of:=MAX(0; ([.$C14]+[Alapértékek.$C$21] - [.$L$86] + 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12" calcext:value-type="float">
            <text:p>12</text:p>
          </table:table-cell>
          <table:table-cell table:style-name="ce818" table:content-validation-name="val115" table:formula="of:=VLOOKUP([.$C15];harcmodorok;1)+[.$E$5]" office:value-type="float" office:value="32" calcext:value-type="float">
            <text:p>32</text:p>
          </table:table-cell>
          <table:table-cell table:style-name="ce881" table:content-validation-name="val167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7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839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84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12" calcext:value-type="float">
            <text:p>12</text:p>
          </table:table-cell>
          <table:table-cell table:style-name="ce818" table:content-validation-name="val115" table:formula="of:=VLOOKUP([.$C16];harcmodorok;1)+[.$E$5]" office:value-type="float" office:value="32" calcext:value-type="float">
            <text:p>32</text:p>
          </table:table-cell>
          <table:table-cell table:style-name="ce881" table:content-validation-name="val167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7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12" calcext:value-type="float">
            <text:p>12</text:p>
          </table:table-cell>
          <table:table-cell table:style-name="ce768" table:content-validation-name="val115" table:formula="of:=VLOOKUP([.$C17];harcmodorok;1)+[.$E$5]" office:value-type="float" office:value="32" calcext:value-type="float">
            <text:p>32</text:p>
          </table:table-cell>
          <table:table-cell table:style-name="ce1623" table:content-validation-name="val167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1623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1157"/>
          <table:table-cell table:style-name="ce1139" table:content-validation-name="val188" office:value-type="float" office:value="0" calcext:value-type="float">
            <text:p>0</text:p>
          </table:table-cell>
          <table:table-cell table:style-name="ce1842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7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7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7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57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6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490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490" office:value-type="string" calcext:value-type="string">
            <text:p>SP</text:p>
          </table:table-cell>
          <table:table-cell table:style-name="ce1490" office:value-type="string" calcext:value-type="string" table:number-columns-spanned="2" table:number-rows-spanned="1">
            <text:p>Komment</text:p>
          </table:table-cell>
          <table:covered-table-cell table:style-name="ce1335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8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493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928"/>
          <table:table-cell table:number-columns-repeated="8"/>
          <table:table-cell table:style-name="Default"/>
          <table:table-cell table:number-columns-repeated="231"/>
        </table:table-row>
        <table:table-row table:style-name="ro38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1" table:content-validation-name="val100" office:value-type="string" calcext:value-type="string">
            <text:p>Tőr</text:p>
          </table:table-cell>
          <table:table-cell table:style-name="ce702" table:content-validation-name="val116" table:formula="of:=VLOOKUP([.$A27];kezifegyverek_all;5;0)" office:value-type="float" office:value="6" calcext:value-type="float">
            <text:p>6</text:p>
          </table:table-cell>
          <table:table-cell table:style-name="ce149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float" office:value="2" calcext:value-type="float">
            <text:p>2</text:p>
          </table:table-cell>
          <table:table-cell table:style-name="ce776" table:content-validation-name="val115" table:formula="of:=VLOOKUP([.$A27];kezifegyverek_all;3;0) + ([.$C27]*[Data.$S$6])" office:value-type="float" office:value="2" calcext:value-type="float">
            <text:p>2</text:p>
          </table:table-cell>
          <table:table-cell table:style-name="ce776" table:content-validation-name="val169" table:formula="of:=[.$Z29]" office:value-type="string" office:string-value="4 S/V" calcext:value-type="string">
            <text:p>4 S/V</text:p>
          </table:table-cell>
          <table:table-cell table:style-name="ce965" table:content-validation-name="val5" table:formula="of:=VLOOKUP([.$A27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91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3" calcext:value-type="float">
            <text:p>3</text:p>
          </table:table-cell>
          <table:table-cell table:style-name="ce1923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2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50" table:formula="of:=IF([.$X27] = 1; &quot;/&quot; &amp; ([.$U27] + 2); &quot;&quot;)">
            <text:p/>
          </table:table-cell>
          <table:table-cell table:style-name="ce1955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1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49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3" calcext:value-type="float">
            <text:p>3</text:p>
          </table:table-cell>
          <table:table-cell table:style-name="ce1923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2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50" table:formula="of:=IF([.$X28] = 1; &quot;/&quot; &amp; ([.$U28] + 2); &quot;&quot;)">
            <text:p/>
          </table:table-cell>
          <table:table-cell table:style-name="ce1955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1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49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float" office:value="1" calcext:value-type="float">
            <text:p>1</text:p>
          </table:table-cell>
          <table:table-cell table:style-name="ce1917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S/V" calcext:value-type="string">
            <text:p>S/V</text:p>
          </table:table-cell>
          <table:table-cell table:style-name="ce1382" table:formula="of:=MIN([Data.$C$31]; VLOOKUP([.$A27]; kezifegyverek_all; 9; 0))" office:value-type="float" office:value="3" calcext:value-type="float">
            <text:p>3</text:p>
          </table:table-cell>
          <table:table-cell table:style-name="ce1923" table:formula="of:=IF(ISNUMBER([.$Q29]); ([.$Q29]+[.$R29]+[.$T29]))" office:value-type="float" office:value="4" calcext:value-type="float">
            <text:p>4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923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950" table:formula="of:=IF([.$X29] = 1; &quot;/&quot; &amp; ([.$U29] + 2); &quot;&quot;)">
            <text:p/>
          </table:table-cell>
          <table:table-cell table:style-name="ce1955" table:formula="of:=IF(ISNUMBER([.$Q29]); ([.$Q29]+[.$R29]+[.$T29]) &amp; [.$Y29] &amp; &quot; &quot; &amp; [.$S29] &amp; [.$W29]; [Data.$C$29])" office:value-type="string" office:string-value="4 S/V" calcext:value-type="string">
            <text:p>4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1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49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917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923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2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50" table:formula="of:=IF([.$X30] = 1; &quot;/&quot; &amp; ([.$U30] + 2); &quot;&quot;)" office:value-type="string" office:string-value="" calcext:value-type="error">
            <text:p>#N/A</text:p>
          </table:table-cell>
          <table:table-cell table:style-name="ce1955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1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493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917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923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2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50" table:formula="of:=IF([.$X31] = 1; &quot;/&quot; &amp; ([.$U31] + 2); &quot;&quot;)" office:value-type="string" office:string-value="" calcext:value-type="error">
            <text:p>#N/A</text:p>
          </table:table-cell>
          <table:table-cell table:style-name="ce1955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1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917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923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2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50" table:formula="of:=IF([.$X32] = 1; &quot;/&quot; &amp; ([.$U32] + 2); &quot;&quot;)" office:value-type="string" office:string-value="" calcext:value-type="error">
            <text:p>#N/A</text:p>
          </table:table-cell>
          <table:table-cell table:style-name="ce1955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83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3" calcext:value-type="float">
            <text:p>3</text:p>
          </table:table-cell>
          <table:table-cell table:style-name="ce1183" table:number-columns-spanned="2" table:number-rows-spanned="1"/>
          <table:covered-table-cell table:style-name="ce1183"/>
          <table:table-cell table:style-name="Default" table:number-columns-repeated="5"/>
          <table:table-cell table:style-name="ce1303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91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923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2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5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55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303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3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335"/>
          <table:table-cell table:style-name="ce1335"/>
          <table:table-cell table:style-name="Default" table:number-columns-repeated="4"/>
          <table:table-cell table:style-name="ce1303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3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69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490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490" office:value-type="string" calcext:value-type="string">
            <text:p>SP</text:p>
          </table:table-cell>
          <table:table-cell table:style-name="ce1490" office:value-type="string" calcext:value-type="string" table:number-columns-spanned="2" table:number-rows-spanned="1">
            <text:p>Hatótáv + Komment</text:p>
          </table:table-cell>
          <table:covered-table-cell table:style-name="ce1335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35"/>
          <table:table-cell table:style-name="Default"/>
          <table:table-cell table:number-columns-repeated="232"/>
        </table:table-row>
        <table:table-row table:style-name="ro39">
          <table:table-cell table:style-name="ce1181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493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35"/>
          <table:table-cell table:style-name="Default"/>
          <table:table-cell table:number-columns-repeated="232"/>
        </table:table-row>
        <table:table-row table:style-name="ro1">
          <table:table-cell table:style-name="ce1181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493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917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923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2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955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10" calcext:value-type="float" table:number-columns-spanned="2" table:number-rows-spanned="1">
            <text:p>10</text:p>
          </table:table-cell>
          <table:covered-table-cell table:style-name="ce867"/>
          <table:table-cell/>
          <table:table-cell table:style-name="ce1157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5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0">
          <table:table-cell table:style-name="ce621" table:content-validation-name="val105" office:value-type="string" calcext:value-type="string" table:number-columns-spanned="2" table:number-rows-spanned="1">
            <text:p>Fegyver<text:span text:style-name="T70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57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5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25];kezifegyverek_all;14;0); harcmodor_harcertekek;4;0 ) + [.$D25] + [.$H93]" office:value-type="float" office:value="17" calcext:value-type="float">
            <text:p>17</text:p>
          </table:table-cell>
          <table:table-cell table:style-name="ce856" table:content-validation-name="val148" table:formula="of:=VLOOKUP( VLOOKUP([.$A25];kezifegyverek_all;14;0); harcmodor_harcertekek;5;0 ) + [.$E25] + [.$M$70]" office:value-type="float" office:value="37" calcext:value-type="float">
            <text:p>37</text:p>
          </table:table-cell>
          <table:table-cell table:style-name="ce927" table:content-validation-name="val172" table:formula="of:=[.F25]" office:value-type="string" office:string-value="-2 Z" calcext:value-type="string">
            <text:p>-2 Z</text:p>
          </table:table-cell>
          <table:table-cell table:style-name="ce1670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57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5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26];kezifegyverek_all;14;0); harcmodor_harcertekek;4;0 ) + [.$D26] + [.$H93]" office:value-type="float" office:value="20" calcext:value-type="float">
            <text:p>20</text:p>
          </table:table-cell>
          <table:table-cell table:style-name="ce856" table:content-validation-name="val148" table:formula="of:=VLOOKUP( VLOOKUP([.$A26];kezifegyverek_all;14;0); harcmodor_harcertekek;5;0 )+[.$E26] + [.$S$45] + [.$M$70]" office:value-type="float" office:value="40" calcext:value-type="float">
            <text:p>40</text:p>
          </table:table-cell>
          <table:table-cell table:style-name="ce1513" table:content-validation-name="val169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57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5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27];kezifegyverek_all;14;0); harcmodor_harcertekek;4;0 ) + [.$D27] + [.$H93]" office:value-type="float" office:value="22" calcext:value-type="float">
            <text:p>22</text:p>
          </table:table-cell>
          <table:table-cell table:style-name="ce856" table:content-validation-name="val148" table:formula="of:=VLOOKUP( VLOOKUP([.$A27];kezifegyverek_all;14;0); harcmodor_harcertekek;5;0 ) + [.$E27] + [.$M$70]" office:value-type="float" office:value="42" calcext:value-type="float">
            <text:p>42</text:p>
          </table:table-cell>
          <table:table-cell table:style-name="ce1513" table:content-validation-name="val169" table:formula="of:=[.F27]" office:value-type="string" office:string-value="4 S/V" calcext:value-type="string">
            <text:p>4 S/V</text:p>
          </table:table-cell>
          <table:table-cell table:style-name="ce1670" table:number-columns-spanned="2" table:number-rows-spanned="1"/>
          <table:covered-table-cell table:style-name="ce1028"/>
          <table:table-cell table:style-name="Default"/>
          <table:table-cell table:style-name="ce1157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5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0]" office:value-type="string" office:string-value="" calcext:value-type="error">
            <text:p>#N/A</text:p>
          </table:table-cell>
          <table:table-cell table:style-name="ce1513" table:content-validation-name="val169" table:formula="of:=[.F28]" office:value-type="string" office:string-value="N/A" calcext:value-type="string">
            <text:p>N/A</text:p>
          </table:table-cell>
          <table:table-cell table:style-name="ce1670" table:number-columns-spanned="2" table:number-rows-spanned="1"/>
          <table:covered-table-cell table:style-name="ce1028"/>
          <table:table-cell table:style-name="Default"/>
          <table:table-cell table:style-name="ce1157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5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0]" office:value-type="string" office:string-value="" calcext:value-type="error">
            <text:p>#N/A</text:p>
          </table:table-cell>
          <table:table-cell table:style-name="ce1513" table:content-validation-name="val169" table:formula="of:=[.F29]" office:value-type="string" office:string-value="N/A" calcext:value-type="string">
            <text:p>N/A</text:p>
          </table:table-cell>
          <table:table-cell table:style-name="ce1670" table:number-columns-spanned="2" table:number-rows-spanned="1"/>
          <table:covered-table-cell table:style-name="ce1028"/>
          <table:table-cell table:style-name="Default"/>
          <table:table-cell table:style-name="ce1157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0]" office:value-type="string" office:string-value="" calcext:value-type="error">
            <text:p>#N/A</text:p>
          </table:table-cell>
          <table:table-cell table:style-name="ce1513" table:content-validation-name="val169" table:formula="of:=[.F30]" office:value-type="string" office:string-value="N/A" calcext:value-type="string">
            <text:p>N/A</text:p>
          </table:table-cell>
          <table:table-cell table:style-name="ce1670" table:number-columns-spanned="2" table:number-rows-spanned="1"/>
          <table:covered-table-cell table:style-name="ce1028"/>
          <table:table-cell table:style-name="Default"/>
          <table:table-cell table:style-name="ce1157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0]" office:value-type="string" office:string-value="" calcext:value-type="error">
            <text:p>#N/A</text:p>
          </table:table-cell>
          <table:table-cell table:style-name="ce1513" table:content-validation-name="val169" table:formula="of:=[.F31]" office:value-type="string" office:string-value="N/A" calcext:value-type="string">
            <text:p>N/A</text:p>
          </table:table-cell>
          <table:table-cell table:style-name="ce1670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1514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3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0]" office:value-type="string" office:string-value="" calcext:value-type="error">
            <text:p>#N/A</text:p>
          </table:table-cell>
          <table:table-cell table:style-name="ce1514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157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516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516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57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516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57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57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57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84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78" table:number-columns-spanned="2" table:number-rows-spanned="1"/>
          <table:covered-table-cell table:style-name="ce1678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80" table:number-columns-spanned="2" table:number-rows-spanned="1"/>
          <table:covered-table-cell table:style-name="ce1680"/>
          <table:table-cell table:style-name="Default" table:number-columns-repeated="2"/>
          <table:table-cell table:style-name="ce1151"/>
          <table:table-cell table:style-name="ce1030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57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928"/>
          <table:table-cell table:number-columns-repeated="7"/>
          <table:table-cell table:style-name="Default"/>
          <table:table-cell table:number-columns-repeated="232"/>
        </table:table-row>
        <table:table-row table:style-name="ro38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2" calcext:value-type="float" table:number-columns-spanned="2" table:number-rows-spanned="1">
            <text:p>2. fok</text:p>
          </table:table-cell>
          <table:covered-table-cell table:style-name="ce744"/>
          <table:table-cell table:style-name="ce778"/>
          <table:table-cell table:style-name="ce1588" table:content-validation-name="val138" office:value-type="string" calcext:value-type="string">
            <text:p>Tám/kör</text:p>
          </table:table-cell>
          <table:table-cell table:style-name="ce1588" office:value-type="string" calcext:value-type="string">
            <text:p>TÉ</text:p>
          </table:table-cell>
          <table:table-cell table:style-name="ce158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37" table:content-validation-name="val109" office:value-type="string" calcext:value-type="string">
            <text:p><text:s text:c="3"/>Elsődleges fegyver</text:p>
          </table:table-cell>
          <table:table-cell table:style-name="ce1377" table:content-validation-name="val120" office:value-type="string" calcext:value-type="string" table:number-columns-spanned="2" table:number-rows-spanned="1">
            <text:p>Tőr</text:p>
          </table:table-cell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float" office:value="2" calcext:value-type="float">
            <text:p>2</text:p>
          </table:table-cell>
          <table:table-cell table:style-name="ce889" table:formula="of:=VLOOKUP(VLOOKUP([.$B$63];kezifegyverek_all;14;0);harcmodor_harcertekek;4;0)+[.K$63]+[.K$67]" office:value-type="float" office:value="24" calcext:value-type="float">
            <text:p>24</text:p>
          </table:table-cell>
          <table:table-cell table:style-name="ce889" table:formula="of:=VLOOKUP(VLOOKUP([.$B$63];kezifegyverek_all;14;0);harcmodor_harcertekek;5;0)+[.L$63]+[.L$67]" office:value-type="float" office:value="44" calcext:value-type="float">
            <text:p>44</text:p>
          </table:table-cell>
          <table:table-cell table:style-name="ce1039" table:content-validation-name="val179" table:formula="of:=COM.MICROSOFT.CONCAT([.$Z63];&quot; // &quot;; [.$Z64])" office:value-type="string" office:string-value="4 S/V // 7 S/V" calcext:value-type="string">
            <text:p>4 S/V // 7 S/V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float" office:value="2" calcext:value-type="float">
            <text:p>2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float" office:value="2" calcext:value-type="float">
            <text:p>2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float" office:value="1" calcext:value-type="float">
            <text:p>1</text:p>
          </table:table-cell>
          <table:table-cell table:style-name="ce1268" table:formula="of:=VLOOKUP([.$B63];kezifegyverek_all;7;0)" office:value-type="float" office:value="0" calcext:value-type="float">
            <text:p>0</text:p>
          </table:table-cell>
          <table:table-cell table:style-name="ce1390" table:formula="of:=VLOOKUP([.$B$63];valasztott_fegyverek_all;2;0)" office:value-type="float" office:value="6" calcext:value-type="float">
            <text:p>6</text:p>
          </table:table-cell>
          <table:table-cell table:style-name="Default"/>
          <table:table-cell table:style-name="ce1340" table:formula="of:=VLOOKUP([.$B63]; kezifegyverek_all; 4; 0)" office:value-type="float" office:value="1" calcext:value-type="float">
            <text:p>1</text:p>
          </table:table-cell>
          <table:table-cell table:style-name="ce1923" table:formula="of:=VLOOKUP([.$B63];valasztott_fegyverek_all;3;0) * [Data.$T$6]" office:value-type="float" office:value="0" calcext:value-type="float">
            <text:p>0</text:p>
          </table:table-cell>
          <table:table-cell table:style-name="ce1358" table:formula="of:=VLOOKUP([.$B63]; kezifegyverek_all; 6; 0)" office:value-type="string" office:string-value="S/V" calcext:value-type="string">
            <text:p>S/V</text:p>
          </table:table-cell>
          <table:table-cell table:style-name="ce1382" table:formula="of:=MIN([Data.$C$31]; VLOOKUP([.$B63]; kezifegyverek_all; 9; 0))" office:value-type="float" office:value="3" calcext:value-type="float">
            <text:p>3</text:p>
          </table:table-cell>
          <table:table-cell table:style-name="ce1923" table:formula="of:=IF(ISNUMBER([.$Q63]); ([.$Q63]+[.$R63]+[.$T63]))" office:value-type="float" office:value="4" calcext:value-type="float">
            <text:p>4</text:p>
          </table:table-cell>
          <table:table-cell table:style-name="ce1356" table:formula="of:=VLOOKUP([.$B63]; kezifegyverek_all; 10; 0)" office:value-type="float" office:value="0" calcext:value-type="float">
            <text:p>0</text:p>
          </table:table-cell>
          <table:table-cell table:style-name="ce1923" table:formula="of:=IF(AND(ISNUMBER([.$V63]); [.$V63] &gt; 0); &quot; +&quot; &amp; [.$V63] &amp; &quot;Á&quot;; &quot;&quot;)">
            <text:p/>
          </table:table-cell>
          <table:table-cell table:style-name="ce1356" table:formula="of:=VLOOKUP([.$B63]; kezifegyverek_all; 11; 0)" office:value-type="float" office:value="0" calcext:value-type="float">
            <text:p>0</text:p>
          </table:table-cell>
          <table:table-cell table:style-name="ce1950" table:formula="of:=IF([.$X63] = 1; &quot;/&quot; &amp; ([.$U63] + 2); &quot;&quot;)">
            <text:p/>
          </table:table-cell>
          <table:table-cell table:style-name="ce1955" table:formula="of:=IF(ISNUMBER([.$Q63]); ([.$Q63]+[.$R63]+[.$T63]) &amp; [.$Y63] &amp; &quot; &quot; &amp; [.$S63] &amp; [.$W63]; [Data.$C$29])" office:value-type="string" office:string-value="4 S/V" calcext:value-type="string">
            <text:p>4 S/V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37" table:content-validation-name="val109" office:value-type="string" calcext:value-type="string">
            <text:p><text:s text:c="3"/>Másodlagos fegyver</text:p>
          </table:table-cell>
          <table:table-cell table:style-name="ce1377" table:content-validation-name="val121" office:value-type="string" calcext:value-type="string" table:number-columns-spanned="2" table:number-rows-spanned="1">
            <text:p>Tőr</text:p>
          </table:table-cell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float" office:value="0" calcext:value-type="float">
            <text:p>0</text:p>
          </table:table-cell>
          <table:table-cell table:style-name="ce1456" table:formula="of:=VLOOKUP([.$B64]; kezifegyverek_all; 6; 0)" office:value-type="string" office:string-value="S/V" calcext:value-type="string">
            <text:p>S/V</text:p>
          </table:table-cell>
          <table:table-cell table:style-name="ce1474" table:formula="of:=MIN([Data.$C$31]; VLOOKUP([.$B64]; kezifegyverek_all; 9; 0))" office:value-type="float" office:value="3" calcext:value-type="float">
            <text:p>3</text:p>
          </table:table-cell>
          <table:table-cell table:style-name="ce1419" table:formula="of:=IF(ISNUMBER([.$Q64]); ([.$Q64]+[.$R64]+[.$T64]))" office:value-type="float" office:value="7" calcext:value-type="float">
            <text:p>7</text:p>
          </table:table-cell>
          <table:table-cell table:style-name="ce1485" table:formula="of:=VLOOKUP([.$B64]; kezifegyverek_all; 10; 0)" office:value-type="float" office:value="0" calcext:value-type="float">
            <text:p>0</text:p>
          </table:table-cell>
          <table:table-cell table:style-name="ce1419" table:formula="of:=IF(AND(ISNUMBER([.$V64]); [.$V64] &gt; 0); &quot; +&quot; &amp; [.$V64] &amp; &quot;Á&quot;; &quot;&quot;)">
            <text:p/>
          </table:table-cell>
          <table:table-cell table:style-name="ce1485" table:formula="of:=VLOOKUP([.$B64]; kezifegyverek_all; 11; 0)" office:value-type="float" office:value="0" calcext:value-type="float">
            <text:p>0</text:p>
          </table:table-cell>
          <table:table-cell table:style-name="ce1505" table:formula="of:=IF([.$X64] = 1; &quot;/&quot; &amp; ([.$U64] + 2); &quot;&quot;)">
            <text:p/>
          </table:table-cell>
          <table:table-cell table:style-name="ce1507" table:formula="of:=IF(ISNUMBER([.$Q64]); ([.$Q64]+[.$R64]+[.$T64]) &amp; [.$Y64] &amp; &quot; &quot; &amp; [.$S64] &amp; [.$W64]; [Data.$C$29])" office:value-type="string" office:string-value="7 S/V" calcext:value-type="string">
            <text:p>7 S/V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335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928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1" calcext:value-type="float" table:number-columns-spanned="2" table:number-rows-spanned="1">
            <text:p>1. fok</text:p>
          </table:table-cell>
          <table:covered-table-cell table:style-name="ce802"/>
          <table:table-cell table:style-name="ce1565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0" calcext:value-type="float">
            <text:p>10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65"/>
          <table:table-cell table:style-name="ce1052" table:content-validation-name="val180" table:formula="of:=[.N63]+[.N67]" office:value-type="float" office:value="0" calcext:value-type="float">
            <text:p>0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float" office:value="10" calcext:value-type="float">
            <text:p>10</text:p>
          </table:table-cell>
          <table:table-cell/>
          <table:table-cell table:style-name="Default"/>
          <table:table-cell table:style-name="ce1923"/>
          <table:table-cell table:style-name="ce1356"/>
          <table:table-cell table:style-name="ce195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float" office:value="2" calcext:value-type="float">
            <text:p>2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float" office:value="2" calcext:value-type="float">
            <text:p>2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float" office:value="1" calcext:value-type="float">
            <text:p>1</text:p>
          </table:table-cell>
          <table:table-cell table:style-name="ce1334" table:formula="of:=VLOOKUP([.$B64];kezifegyverek_all;7;0)" office:value-type="float" office:value="0" calcext:value-type="float">
            <text:p>0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közelharc" calcext:value-type="string">
            <text:p>közelharc</text:p>
          </table:table-cell>
          <table:table-cell/>
          <table:table-cell table:style-name="Default"/>
          <table:table-cell table:style-name="ce1923"/>
          <table:table-cell table:style-name="ce1356"/>
          <table:table-cell table:style-name="ce195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9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402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402" table:content-validation-name="val160" table:formula="of:=ROUNDUP(SUM([Alapértékek.$J18:.$J22])/[Alapértékek.$D$8])" office:value-type="float" office:value="2" calcext:value-type="float">
            <text:p>2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/>
          <table:table-cell table:style-name="ce1190" office:value-type="string" calcext:value-type="string" table:number-columns-spanned="2" table:number-rows-spanned="1">
            <text:p>Vértviselet 3.fok akt. Bónusz</text:p>
          </table:table-cell>
          <table:covered-table-cell table:style-name="ce1829"/>
          <table:table-cell table:style-name="ce1305" table:content-validation-name="val197" table:formula="of:=IF(AND([.H72]=1;[$Alapértékek.J32]=3; [.B74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121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409" table:number-columns-spanned="2" table:number-rows-spanned="1"/>
          <table:covered-table-cell table:style-name="ce1409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1157" office:value-type="string" calcext:value-type="string">
            <text:p>Kidolg.</text:p>
          </table:table-cell>
          <table:table-cell table:style-name="ce1191" office:value-type="string" calcext:value-type="string" table:number-columns-spanned="2" table:number-rows-spanned="1">
            <text:p>Vért Kidolgozottság</text:p>
          </table:table-cell>
          <table:covered-table-cell table:style-name="ce1192"/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80" calcext:value-type="float">
            <text:p>8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3" calcext:value-type="float">
            <text:p>3. fok</text:p>
          </table:table-cell>
          <table:table-cell table:style-name="Default"/>
          <table:table-cell table:style-name="ce1157"/>
          <table:table-cell table:style-name="ce1192" office:value-type="string" calcext:value-type="string">
            <text:p>Pocsék</text:p>
          </table:table-cell>
          <table:table-cell table:style-name="ce1192" table:formula="of:=VLOOKUP([.$B$74]; pancel_strukturak; 9;0)" office:value-type="float" office:value="2" calcext:value-type="float">
            <text:p>2</text:p>
          </table:table-cell>
          <table:table-cell table:style-name="Default" table:number-columns-repeated="6"/>
          <table:table-cell table:style-name="ce1175"/>
          <table:table-cell table:number-columns-repeated="240"/>
        </table:table-row>
        <table:table-row table:style-name="ro1">
          <table:table-cell table:style-name="ce123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417" table:content-validation-name="val124" office:value-type="string" calcext:value-type="string" table:number-columns-spanned="2" table:number-rows-spanned="1">
            <text:p>Brigantin bőrpáncél</text:p>
          </table:table-cell>
          <table:covered-table-cell table:style-name="ce1538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121"/>
          <table:table-cell table:style-name="ce1192" office:value-type="string" calcext:value-type="string">
            <text:p>Átlagos</text:p>
          </table:table-cell>
          <table:table-cell table:style-name="ce1276" table:formula="of:=VLOOKUP([.$B$74]; pancel_strukturak; 10;0)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123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417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([.H72]=1;-[.$L$79]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157"/>
          <table:table-cell table:style-name="ce1192" office:value-type="string" calcext:value-type="string">
            <text:p>Mesteri</text:p>
          </table:table-cell>
          <table:table-cell table:style-name="ce1192" table:formula="of:=VLOOKUP([.$B$74]; pancel_strukturak; 11;0)" office:value-type="float" office:value="0.25" calcext:value-type="float">
            <text:p>0,25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123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417" table:content-validation-name="val126" table:number-columns-spanned="2" table:number-rows-spanned="1"/>
          <table:covered-table-cell table:style-name="ce1417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153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123"/>
          <table:table-cell table:style-name="ce982" table:number-columns-repeated="2"/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428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1428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float" office:value="6" calcext:value-type="float">
            <text:p>6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10" calcext:value-type="float">
            <text:p>1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12" calcext:value-type="float">
            <text:p>12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7" calcext:value-type="float">
            <text:p>7</text:p>
          </table:table-cell>
          <table:table-cell table:style-name="Default"/>
          <table:table-cell table:style-name="ce1157" office:value-type="string" calcext:value-type="string">
            <text:p>N.vért</text:p>
          </table:table-cell>
          <table:table-cell table:style-name="ce1194" office:value-type="string" calcext:value-type="string">
            <text:p>Nehézvért (i/n)</text:p>
          </table:table-cell>
          <table:table-cell table:style-name="ce1276" table:formula="of:=VLOOKUP([.$B$74]; pancel_strukturak; 2;0)" office:value-type="string" office:string-value="0" calcext:value-type="string">
            <text:p>0</text:p>
          </table:table-cell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157"/>
          <table:table-cell table:style-name="ce1196" office:value-type="string" calcext:value-type="string">
            <text:p>Nehézvért csökk</text:p>
          </table:table-cell>
          <table:table-cell table:style-name="ce1282" table:formula="of:=IFNA(VLOOKUP([.$H$73];vertviselet_fortely_mgt_csokk_all;3;0); 0)" office:value-type="float" office:value="12" calcext:value-type="float">
            <text:p>12 TÉ bünti csökk</text:p>
          </table:table-cell>
          <table:table-cell table:style-name="Default" table:number-columns-repeated="6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157"/>
          <table:table-cell table:style-name="ce1194" office:value-type="string" calcext:value-type="string">
            <text:p>TÉ büntetés</text:p>
          </table:table-cell>
          <table:table-cell table:style-name="ce1192" table:formula="of:=IF([.L77]=&quot;1&quot;; MAX([.E77]-[.L78]; 0); 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57" table:number-columns-repeated="2"/>
          <table:table-cell table:style-name="ce982" table:number-columns-repeated="2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57"/>
          <table:table-cell table:style-name="ce1157" office:value-type="string" calcext:value-type="string">
            <text:p>MGT</text:p>
          </table:table-cell>
          <table:table-cell table:style-name="ce1194" office:value-type="string" calcext:value-type="string">
            <text:p>Torzó MGT</text:p>
          </table:table-cell>
          <table:table-cell table:style-name="ce1192" table:formula="of:=IF([.E73]&gt;=50; VLOOKUP([.$B$74]; pancel_strukturak; 8;0); 0)" office:value-type="float" office:value="6" calcext:value-type="float">
            <text:p>6</text:p>
          </table:table-cell>
          <table:table-cell table:style-name="Default" table:number-columns-repeated="2"/>
          <table:table-cell table:style-name="ce1157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57" table:number-columns-repeated="2"/>
          <table:table-cell table:style-name="ce1829" office:value-type="string" calcext:value-type="string">
            <text:p>Csatolt MGT</text:p>
          </table:table-cell>
          <table:table-cell table:style-name="ce1291" table:formula="of:=ROUNDUP( [.$N$82] * VLOOKUP([.$B$77]; vert_kidolgozottsaga; 2; 0) )" office:value-type="float" office:value="3" calcext:value-type="float">
            <text:p>3</text:p>
          </table:table-cell>
          <table:table-cell table:style-name="ce1206" office:value-type="string" calcext:value-type="string">
            <text:p>Csatolt tag db</text:p>
          </table:table-cell>
          <table:table-cell table:style-name="ce1292" table:formula="of:=VLOOKUP([.$E$73]; pancel_lefedett_csatolt_tagok; 3; 0)" office:value-type="float" office:value="3" calcext:value-type="float">
            <text:p>3</text:p>
          </table:table-cell>
          <table:table-cell table:style-name="ce1157"/>
          <table:table-cell table:style-name="ce640"/>
          <table:table-cell table:number-columns-repeated="243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57" table:number-columns-repeated="2"/>
          <table:table-cell table:style-name="ce1194" office:value-type="string" calcext:value-type="string">
            <text:p>Erő enyhítése</text:p>
          </table:table-cell>
          <table:table-cell table:style-name="ce1192" table:formula="of:=-[$Alapértékek.C18]" office:value-type="float" office:value="-3" calcext:value-type="float">
            <text:p>-3</text:p>
          </table:table-cell>
          <table:table-cell table:style-name="Default"/>
          <table:table-cell table:style-name="ce115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57"/>
          <table:table-cell table:style-name="Default"/>
          <table:table-cell table:style-name="ce1829" office:value-type="string" calcext:value-type="string">
            <text:p>Fémalapanyag</text:p>
          </table:table-cell>
          <table:table-cell table:style-name="ce1442" table:formula="of:=IFNA(VLOOKUP([.$B76];femalapanyag;4;0); 0)" office:value-type="float" office:value="0" calcext:value-type="float">
            <text:p>0</text:p>
          </table:table-cell>
          <table:table-cell table:style-name="Default"/>
          <table:table-cell table:style-name="ce1157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57"/>
          <table:table-cell table:style-name="Default"/>
          <table:table-cell table:style-name="ce1206" office:value-type="string" calcext:value-type="string">
            <text:p>Felszerelés</text:p>
          </table:table-cell>
          <table:table-cell table:style-name="ce1292" table:formula="of:=[.C90]" office:value-type="float" office:value="0" calcext:value-type="float">
            <text:p>0</text:p>
          </table:table-cell>
          <table:table-cell table:style-name="Default"/>
          <table:table-cell table:style-name="ce1157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 table:number-columns-repeated="2"/>
          <table:table-cell table:style-name="ce1208" office:value-type="string" calcext:value-type="string">
            <text:p>Full MGT</text:p>
          </table:table-cell>
          <table:table-cell table:style-name="ce1447" table:content-validation-name="val196" table:formula="of:=IF([.H72]=1; MAX(0; SUM([.L81:.L85])); 0)" office:value-type="float" office:value="6" calcext:value-type="float">
            <text:p>6</text:p>
          </table:table-cell>
          <table:table-cell table:style-name="Default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157"/>
          <table:table-cell table:style-name="Default"/>
          <table:table-cell table:style-name="ce640"/>
          <table:table-cell table:number-columns-repeated="243"/>
        </table:table-row>
        <table:table-row table:style-name="ro41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85"/>
          <table:table-cell table:style-name="ce1170" table:number-columns-repeated="2"/>
          <table:table-cell table:style-name="Default"/>
          <table:table-cell table:style-name="ce1157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G23]+[Alapértékek.C18]" office:value-type="float" office:value="5" calcext:value-type="float">
            <text:p>5</text:p>
          </table:table-cell>
          <table:table-cell table:style-name="ce742" table:content-validation-name="val143" table:formula="of:=SUM([.C86:.C88])" office:value-type="float" office:value="0" calcext:value-type="float">
            <text:p>0</text:p>
          </table:table-cell>
          <table:table-cell table:style-name="Default" table:number-columns-repeated="3"/>
          <table:table-cell table:style-name="ce1701" office:value-type="string" calcext:value-type="string">
            <text:p>Hátrány-1</text:p>
          </table:table-cell>
          <table:table-cell table:style-name="ce1701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5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9]-[.B89]))" office:value-type="float" office:value="0" calcext:value-type="float">
            <text:p>0</text:p>
          </table:table-cell>
          <table:table-cell table:style-name="Default" table:number-columns-repeated="10"/>
          <table:table-cell table:style-name="ce115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57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157"/>
          <table:table-cell table:style-name="Default" table:number-columns-repeated="4"/>
          <table:table-cell table:style-name="ce115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1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57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57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5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57" table:number-columns-repeated="6"/>
          <table:table-cell table:style-name="Default" table:number-columns-repeated="4"/>
          <table:table-cell table:style-name="ce115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57"/>
          <table:table-cell table:style-name="Default" table:number-columns-repeated="5"/>
          <table:table-cell table:style-name="ce115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7"/>
          <table:table-cell table:style-name="ce1145" office:value-type="string" calcext:value-type="string">
            <text:p>TODO-1</text:p>
          </table:table-cell>
          <table:table-cell table:style-name="ce1157" office:value-type="string" calcext:value-type="string">
            <text:p>Felszerelés MGT-ből adódó TÉ büntit NEM csökkent a Nehézvértviselet</text:p>
          </table:table-cell>
          <table:table-cell table:style-name="ce115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1157" table:number-columns-repeated="4"/>
          <table:table-cell table:style-name="Default" table:number-columns-repeated="8"/>
          <table:table-cell table:style-name="ce1157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7" table:number-columns-repeated="7"/>
          <table:table-cell table:style-name="Default" table:number-columns-repeated="6"/>
          <table:table-cell table:style-name="ce1157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7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7" table:number-columns-repeated="6"/>
          <table:table-cell table:style-name="Default"/>
          <table:table-cell table:style-name="ce1157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57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5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57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57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C89:Harcértékek.C89">
            <calcext:condition calcext:apply-style-name="Piros_háttér" calcext:value="&gt;[$Harcértékek.$B$89]" calcext:base-cell-address="Harcértékek.C8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</calcext:conditional-formats>
      </table:table>
      <table:table table:name="Misztikus" table:style-name="ta6" table:print="false">
        <table:table-column table:style-name="co112" table:default-cell-style-name="ce496"/>
        <table:table-column table:style-name="co113" table:default-cell-style-name="ce496"/>
        <table:table-column table:style-name="co114" table:default-cell-style-name="ce496"/>
        <table:table-column table:style-name="co115" table:default-cell-style-name="ce496"/>
        <table:table-column table:style-name="co116" table:default-cell-style-name="ce496"/>
        <table:table-column table:style-name="co117" table:default-cell-style-name="ce496"/>
        <table:table-column table:style-name="co118" table:default-cell-style-name="ce2031"/>
        <table:table-column table:style-name="co119" table:default-cell-style-name="ce496"/>
        <table:table-column table:style-name="co121" table:default-cell-style-name="ce496"/>
        <table:table-column table:style-name="co122" table:number-columns-repeated="4" table:default-cell-style-name="ce496"/>
        <table:table-column table:style-name="co123" table:default-cell-style-name="ce549"/>
        <table:table-column table:style-name="co124" table:default-cell-style-name="ce496"/>
        <table:table-column table:style-name="co41" table:number-columns-repeated="2" table:default-cell-style-name="ce496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2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450" calcext:value-type="float" table:number-columns-spanned="2" table:number-rows-spanned="1">
            <text:p>4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10" calcext:value-type="float" table:number-columns-spanned="3" table:number-rows-spanned="1">
            <text:p>10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2002"/>
          <table:covered-table-cell table:style-name="ce1147" table:content-validation-name="val115"/>
          <table:covered-table-cell table:style-name="ce2002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2003"/>
          <table:covered-table-cell table:style-name="ce1148" table:content-validation-name="val115"/>
          <table:covered-table-cell table:style-name="ce2003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2003"/>
          <table:covered-table-cell table:style-name="ce1148" table:content-validation-name="val115"/>
          <table:covered-table-cell table:style-name="ce2003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Tradíció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8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8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Szféra  / Arkánum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8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8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8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76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76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78" table:content-validation-name="val5" table:number-columns-spanned="13" table:number-rows-spanned="1"/>
          <table:covered-table-cell table:number-columns-repeated="5" table:style-name="ce1978" table:content-validation-name="val5"/>
          <table:covered-table-cell table:style-name="ce1438" table:content-validation-name="val5"/>
          <table:covered-table-cell table:number-columns-repeated="5" table:style-name="ce19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78" table:content-validation-name="val5" table:number-columns-spanned="13" table:number-rows-spanned="1"/>
          <table:covered-table-cell table:number-columns-repeated="5" table:style-name="ce1978" table:content-validation-name="val5"/>
          <table:covered-table-cell table:style-name="ce1438" table:content-validation-name="val5"/>
          <table:covered-table-cell table:number-columns-repeated="5" table:style-name="ce19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78" table:content-validation-name="val5" table:number-columns-spanned="13" table:number-rows-spanned="1"/>
          <table:covered-table-cell table:number-columns-repeated="5" table:style-name="ce1978" table:content-validation-name="val5"/>
          <table:covered-table-cell table:style-name="ce1438" table:content-validation-name="val5"/>
          <table:covered-table-cell table:number-columns-repeated="5" table:style-name="ce19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78" table:content-validation-name="val5" table:number-columns-spanned="13" table:number-rows-spanned="1"/>
          <table:covered-table-cell table:number-columns-repeated="5" table:style-name="ce1978" table:content-validation-name="val5"/>
          <table:covered-table-cell table:style-name="ce1438" table:content-validation-name="val5"/>
          <table:covered-table-cell table:number-columns-repeated="5" table:style-name="ce19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78" table:content-validation-name="val5" table:number-columns-spanned="13" table:number-rows-spanned="1"/>
          <table:covered-table-cell table:number-columns-repeated="5" table:style-name="ce1978" table:content-validation-name="val5"/>
          <table:covered-table-cell table:style-name="ce1438" table:content-validation-name="val5"/>
          <table:covered-table-cell table:number-columns-repeated="5" table:style-name="ce19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78" table:content-validation-name="val5" table:number-columns-spanned="13" table:number-rows-spanned="1"/>
          <table:covered-table-cell table:number-columns-repeated="5" table:style-name="ce1978" table:content-validation-name="val5"/>
          <table:covered-table-cell table:style-name="ce1438" table:content-validation-name="val5"/>
          <table:covered-table-cell table:number-columns-repeated="5" table:style-name="ce19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78" table:content-validation-name="val5" table:number-columns-spanned="13" table:number-rows-spanned="1"/>
          <table:covered-table-cell table:number-columns-repeated="5" table:style-name="ce1978" table:content-validation-name="val5"/>
          <table:covered-table-cell table:style-name="ce1438" table:content-validation-name="val5"/>
          <table:covered-table-cell table:number-columns-repeated="5" table:style-name="ce19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78" table:content-validation-name="val5" table:number-columns-spanned="13" table:number-rows-spanned="1"/>
          <table:covered-table-cell table:number-columns-repeated="5" table:style-name="ce1978" table:content-validation-name="val5"/>
          <table:covered-table-cell table:style-name="ce1438" table:content-validation-name="val5"/>
          <table:covered-table-cell table:number-columns-repeated="5" table:style-name="ce19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78" table:content-validation-name="val5" table:number-columns-spanned="13" table:number-rows-spanned="1"/>
          <table:covered-table-cell table:number-columns-repeated="5" table:style-name="ce1978" table:content-validation-name="val5"/>
          <table:covered-table-cell table:style-name="ce1438" table:content-validation-name="val5"/>
          <table:covered-table-cell table:number-columns-repeated="5" table:style-name="ce19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78" table:content-validation-name="val5" table:number-columns-spanned="13" table:number-rows-spanned="1"/>
          <table:covered-table-cell table:number-columns-repeated="5" table:style-name="ce1978" table:content-validation-name="val5"/>
          <table:covered-table-cell table:style-name="ce1438" table:content-validation-name="val5"/>
          <table:covered-table-cell table:number-columns-repeated="5" table:style-name="ce19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78" table:content-validation-name="val5" table:number-columns-spanned="13" table:number-rows-spanned="1"/>
          <table:covered-table-cell table:number-columns-repeated="5" table:style-name="ce1978" table:content-validation-name="val5"/>
          <table:covered-table-cell table:style-name="ce1438" table:content-validation-name="val5"/>
          <table:covered-table-cell table:number-columns-repeated="5" table:style-name="ce19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78" table:content-validation-name="val5" table:number-columns-spanned="13" table:number-rows-spanned="1"/>
          <table:covered-table-cell table:number-columns-repeated="5" table:style-name="ce1978" table:content-validation-name="val5"/>
          <table:covered-table-cell table:style-name="ce1438" table:content-validation-name="val5"/>
          <table:covered-table-cell table:number-columns-repeated="5" table:style-name="ce19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106"/>
        <table:table-column table:style-name="co62" table:default-cell-style-name="ce1988"/>
        <table:table-column table:style-name="co63" table:default-cell-style-name="ce1988"/>
        <table:table-column table:style-name="co64" table:default-cell-style-name="ce1988"/>
        <table:table-column table:style-name="co5" table:default-cell-style-name="ce1988"/>
        <table:table-column table:style-name="co65" table:default-cell-style-name="ce1988"/>
        <table:table-column table:style-name="co66" table:default-cell-style-name="ce1988"/>
        <table:table-column table:style-name="co67" table:default-cell-style-name="ce1988"/>
        <table:table-column table:style-name="co68" table:default-cell-style-name="ce1988"/>
        <table:table-column table:style-name="co69" table:default-cell-style-name="ce1988"/>
        <table:table-column table:style-name="co5" table:default-cell-style-name="ce1988"/>
        <table:table-column table:style-name="co70" table:default-cell-style-name="ce1988"/>
        <table:table-column table:style-name="co71" table:default-cell-style-name="ce1988"/>
        <table:table-column table:style-name="co72" table:default-cell-style-name="ce1988"/>
        <table:table-column table:style-name="co73" table:default-cell-style-name="ce1988"/>
        <table:table-column table:style-name="co74" table:default-cell-style-name="ce1988"/>
        <table:table-column table:style-name="co41" table:default-cell-style-name="ce1988"/>
        <table:table-column table:style-name="co41" table:number-columns-repeated="3" table:default-cell-style-name="ce2153"/>
        <table:table-column table:style-name="co41" table:number-columns-repeated="2" table:default-cell-style-name="ce1988"/>
        <table:table-column table:style-name="co75" table:default-cell-style-name="ce2106"/>
        <table:table-column table:style-name="co41" table:number-columns-repeated="241" table:default-cell-style-name="ce9"/>
        <table:table-column table:style-name="co14" table:default-cell-style-name="ce982"/>
        <table:table-column table:style-name="co14" table:number-columns-repeated="16119"/>
        <table:table-row table:style-name="ro2">
          <table:table-cell table:style-name="ce209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85"/>
          <table:table-cell table:style-name="ce1785" table:number-columns-repeated="9"/>
          <table:table-cell table:style-name="ce982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101"/>
          <table:table-cell table:style-name="ce2116" office:value-type="string" calcext:value-type="string">
            <text:p>Fegyver</text:p>
          </table:table-cell>
          <table:table-cell table:style-name="ce2144" office:value-type="string" calcext:value-type="string">
            <text:p>TÉ</text:p>
          </table:table-cell>
          <table:table-cell table:style-name="ce2144" office:value-type="string" calcext:value-type="string">
            <text:p>VÉ</text:p>
          </table:table-cell>
          <table:table-cell table:style-name="ce2116" office:value-type="string" calcext:value-type="string">
            <text:p>SP</text:p>
          </table:table-cell>
          <table:table-cell table:style-name="ce2237" office:value-type="string" calcext:value-type="string">
            <text:p>Sebesség</text:p>
          </table:table-cell>
          <table:table-cell table:style-name="ce2294" office:value-type="string" calcext:value-type="string">
            <text:p>Sebzés</text:p>
            <text:p>Módja</text:p>
          </table:table-cell>
          <table:table-cell table:style-name="ce2303" office:value-type="string" calcext:value-type="string">
            <text:p>Pengehossz</text:p>
          </table:table-cell>
          <table:table-cell table:style-name="ce2311" office:value-type="string" calcext:value-type="string">
            <text:p>Forgatás</text:p>
            <text:p>Módja</text:p>
          </table:table-cell>
          <table:table-cell table:style-name="ce2329" office:value-type="string" calcext:value-type="string">
            <text:p>Erőbónusz</text:p>
            <text:p>Max</text:p>
          </table:table-cell>
          <table:table-cell table:style-name="ce2237" office:value-type="string" calcext:value-type="string">
            <text:p>Átütés</text:p>
          </table:table-cell>
          <table:table-cell table:style-name="ce2350" office:value-type="string" calcext:value-type="string">
            <text:p>Íves</text:p>
          </table:table-cell>
          <table:table-cell table:style-name="ce2350" office:value-type="string" calcext:value-type="string">
            <text:p>MK</text:p>
          </table:table-cell>
          <table:table-cell table:style-name="ce2350" office:value-type="string" calcext:value-type="string">
            <text:p>KF</text:p>
          </table:table-cell>
          <table:table-cell table:style-name="ce2477" office:value-type="string" calcext:value-type="string">
            <text:p>Harcmodor</text:p>
          </table:table-cell>
          <table:table-cell table:style-name="ce2494" office:value-type="string" calcext:value-type="string">
            <text:p>Megjegyzés</text:p>
          </table:table-cell>
          <table:table-cell table:style-name="ce2585"/>
          <table:table-cell table:style-name="ce982" table:number-columns-repeated="111"/>
          <table:table-cell table:style-name="ce2106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 office:value-type="string" calcext:value-type="string">
            <text:p>Közelharci fegyverek</text:p>
          </table:table-cell>
          <table:table-cell table:style-name="ce2117"/>
          <table:table-cell table:style-name="ce2145" table:number-columns-repeated="2"/>
          <table:table-cell table:style-name="ce2117"/>
          <table:table-cell table:style-name="ce2238"/>
          <table:table-cell table:style-name="ce2295"/>
          <table:table-cell table:style-name="ce2238"/>
          <table:table-cell table:style-name="ce2312"/>
          <table:table-cell table:style-name="ce2295"/>
          <table:table-cell table:style-name="ce2238" table:number-columns-repeated="4"/>
          <table:table-cell table:style-name="ce2312"/>
          <table:table-cell table:style-name="ce2495"/>
          <table:table-cell table:style-name="ce2585"/>
          <table:table-cell table:style-name="ce982" table:number-columns-repeated="111"/>
          <table:table-cell table:style-name="ce2587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Puszta kéz</text:p>
          </table:table-cell>
          <table:table-cell table:number-columns-repeated="2" table:style-name="ce1010" office:value-type="float" office:value="-3" calcext:value-type="float">
            <text:p>-3</text:p>
          </table:table-cell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string" calcext:value-type="string">
            <text:p>Z</text:p>
          </table:table-cell>
          <table:table-cell table:style-name="ce2306" office:value-type="float" office:value="0" calcext:value-type="float">
            <text:p>0</text:p>
          </table:table-cell>
          <table:table-cell table:style-name="ce2163" office:value-type="string" calcext:value-type="string">
            <text:p>egykezes</text:p>
          </table:table-cell>
          <table:table-cell table:style-name="ce2163" office:value-type="float" office:value="99" calcext:value-type="float">
            <text:p>99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39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5">Páncélkesztyűvel SP:-3 a (-5) helyett.</text:span>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19" office:value-type="string" calcext:value-type="string">
            <text:p>Puszta kéz Belharcban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string" calcext:value-type="string">
            <text:p>Z</text:p>
          </table:table-cell>
          <table:table-cell table:style-name="ce2307" office:value-type="float" office:value="0" calcext:value-type="float">
            <text:p>0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99" calcext:value-type="float">
            <text:p>99</text:p>
          </table:table-cell>
          <table:table-cell table:number-columns-repeated="4" table:style-name="ce2164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45" office:value-type="string" calcext:value-type="string">
            <text:p>FP sebesülést okoz. 5.FP = 1 ÉP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20" office:value-type="string" calcext:value-type="string">
            <text:p>Tőr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39" office:value-type="string" calcext:value-type="string">
            <text:p>-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20" office:value-type="string" calcext:value-type="string">
            <text:p>Béltépő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Dzsambia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65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0" office:value-type="string" calcext:value-type="string">
            <text:p>Garott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2165" office:value-type="float" office:value="8" calcext:value-type="float">
            <text:p>8</text:p>
          </table:table-cell>
          <table:table-cell table:style-name="ce2165" office:value-type="string" calcext:value-type="string">
            <text:p>-</text:p>
          </table:table-cell>
          <table:table-cell table:style-name="ce2165" office:value-type="string" calcext:value-type="string">
            <text:p>V</text:p>
          </table:table-cell>
          <table:table-cell table:style-name="ce2165" office:value-type="string" calcext:value-type="string">
            <text:p>spec.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5" calcext:value-type="float">
            <text:p>5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0" office:value-type="string" calcext:value-type="string">
            <text:p>Kés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 office:value-type="string" calcext:value-type="string">
            <text:p>-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20" office:value-type="string" calcext:value-type="string">
            <text:p>Kriszké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0" office:value-type="string" calcext:value-type="string">
            <text:p>Levéltőr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3" calcext:value-type="float">
            <text:p>3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/V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 office:value-type="string" calcext:value-type="string">
            <text:p>-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Markolatgomb</text:p>
          </table:table-cell>
          <table:table-cell table:style-name="ce1010" office:value-type="float" office:value="-1" calcext:value-type="float">
            <text:p>-1</text:p>
          </table:table-cell>
          <table:table-cell table:style-name="ce1010" office:value-type="float" office:value="-2" calcext:value-type="float">
            <text:p>-2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Z</text:p>
          </table:table-cell>
          <table:table-cell table:style-name="ce2166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39" office:value-type="string" calcext:value-type="string">
            <text:p>Ugyanazok az értékei, mint a Vasökölnek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Méregfog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66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39" office:value-type="string" calcext:value-type="string">
            <text:p>Ha sebzést okoz, befecskendezi a benne tárolt mérget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0" office:value-type="string" calcext:value-type="string">
            <text:p>Pugos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56" office:value-type="string" calcext:value-type="string">
            <text:p>F6</text:p>
          </table:table-cell>
          <table:table-cell table:style-name="ce2478" office:value-type="string" calcext:value-type="string">
            <text:p>közelharc</text:p>
          </table:table-cell>
          <table:table-cell table:style-name="ce2551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20" office:value-type="string" calcext:value-type="string">
            <text:p>Ramiera</text:p>
          </table:table-cell>
          <table:table-cell table:number-columns-repeated="2" table:style-name="ce1010" office:value-type="float" office:value="3" calcext:value-type="float">
            <text:p>3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56" office:value-type="string" calcext:value-type="string">
            <text:p>F6</text:p>
          </table:table-cell>
          <table:table-cell table:style-name="ce2478" office:value-type="string" calcext:value-type="string">
            <text:p>közelharc</text:p>
          </table:table-cell>
          <table:table-cell table:style-name="ce2551" office:value-type="string" calcext:value-type="string">
            <text:p><text:span text:style-name="T7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0" office:value-type="string" calcext:value-type="string">
            <text:p>Tőr, hárító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3" calcext:value-type="float">
            <text:p>3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3" office:value-type="string" calcext:value-type="string">
            <text:p><text:span text:style-name="T77">Nagyon</text:span><text:span text:style-name="T78"> drága!</text:span>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0" office:value-type="string" calcext:value-type="string">
            <text:p>Tőr, kígyó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 office:value-type="string" calcext:value-type="string">
            <text:p>Áldozótőr</text:p>
            <text:p>Vágásnál: +0 SP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0" office:value-type="string" calcext:value-type="string">
            <text:p>Tőr, ököl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-3" calcext:value-type="float">
            <text:p>-3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/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551" table:number-columns-repeated="16119"/>
        </table:table-row>
        <table:table-row table:style-name="ro20">
          <table:table-cell/>
          <table:table-cell table:style-name="ce2121" office:value-type="string" calcext:value-type="string">
            <text:p>Tőr, páncélszúró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0" calcext:value-type="float">
            <text:p>0</text:p>
          </table:table-cell>
          <table:table-cell table:style-name="ce2167" office:value-type="float" office:value="1" calcext:value-type="float">
            <text:p>1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S</text:p>
          </table:table-cell>
          <table:table-cell table:style-name="ce2167" office:value-type="float" office:value="0.5" calcext:value-type="float">
            <text:p>0,5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5" calcext:value-type="float">
            <text:p>5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80" office:value-type="string" calcext:value-type="string">
            <text:p>közelharc</text:p>
          </table:table-cell>
          <table:table-cell table:style-name="ce255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Tőr, Slan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/>
          <table:table-cell table:style-name="ce2585"/>
          <table:table-cell table:style-name="ce982" table:number-columns-repeated="111"/>
          <table:table-cell table:style-name="ce548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2123" office:value-type="string" calcext:value-type="string">
            <text:p>Vasököl / p.kesztyű</text:p>
          </table:table-cell>
          <table:table-cell table:style-name="ce1010" office:value-type="float" office:value="-1" calcext:value-type="float">
            <text:p>-1</text:p>
          </table:table-cell>
          <table:table-cell table:style-name="ce1010" office:value-type="float" office:value="-2" calcext:value-type="float">
            <text:p>-2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Z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348" office:value-type="float" office:value="0" calcext:value-type="float">
            <text:p>0</text:p>
          </table:table-cell>
          <table:table-cell table:number-columns-repeated="3" table:style-name="ce2354" office:value-type="float" office:value="0" calcext:value-type="float">
            <text:p>0</text:p>
          </table:table-cell>
          <table:table-cell table:style-name="ce2481" office:value-type="string" calcext:value-type="string">
            <text:p>közelharc</text:p>
          </table:table-cell>
          <table:table-cell table:style-name="ce2555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 office:value-type="string" calcext:value-type="string">
            <text:p>Kardvívó fegyverek</text:p>
          </table:table-cell>
          <table:table-cell table:style-name="ce2124" office:value-type="string" calcext:value-type="string">
            <text:p>Kard, dzsenn szablya</text:p>
          </table:table-cell>
          <table:table-cell table:number-columns-repeated="2" table:style-name="ce1013" office:value-type="float" office:value="5" calcext:value-type="float">
            <text:p>5</text:p>
          </table:table-cell>
          <table:table-cell table:style-name="ce2170" office:value-type="float" office:value="4" calcext:value-type="float">
            <text:p>4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V/S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string" calcext:value-type="string">
            <text:p>egykezes</text:p>
          </table:table-cell>
          <table:table-cell table:style-name="ce2170" office:value-type="float" office:value="99" calcext:value-type="float">
            <text:p>99</text:p>
          </table:table-cell>
          <table:table-cell table:style-name="ce2170" office:value-type="float" office:value="0" calcext:value-type="float">
            <text:p>0</text:p>
          </table:table-cell>
          <table:table-cell table:style-name="ce2355" office:value-type="float" office:value="1" calcext:value-type="float">
            <text:p>1</text:p>
          </table:table-cell>
          <table:table-cell table:style-name="ce2366" office:value-type="float" office:value="0" calcext:value-type="float">
            <text:p>0</text:p>
          </table:table-cell>
          <table:table-cell table:style-name="ce2355" office:value-type="string" calcext:value-type="string">
            <text:p>D6</text:p>
          </table:table-cell>
          <table:table-cell table:style-name="ce2482" office:value-type="string" calcext:value-type="string">
            <text:p>kardvívás</text:p>
          </table:table-cell>
          <table:table-cell table:style-name="ce2556"/>
          <table:table-cell table:style-name="ce2585"/>
          <table:table-cell table:style-name="ce982" table:number-columns-repeated="111"/>
          <table:table-cell table:style-name="ce551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emrelin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7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20" office:value-type="string" calcext:value-type="string">
            <text:p>Kard, fejvadász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4" calcext:value-type="float">
            <text:p>4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F6</text:p>
          </table:table-cell>
          <table:table-cell table:style-name="ce2478" office:value-type="string" calcext:value-type="string">
            <text:p>kardvívás</text:p>
          </table:table-cell>
          <table:table-cell table:style-name="ce255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handzsár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V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8" office:value-type="string" calcext:value-type="string">
            <text:p>Erő követelmény: +2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hiequar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S/V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2" calcext:value-type="float">
            <text:p>2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8" office:value-type="string" calcext:value-type="string">
            <text:p>Elfek használják. Előtörténet!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5" office:value-type="string" calcext:value-type="string">
            <text:p>Kard, hosszú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296" office:value-type="string" calcext:value-type="string">
            <text:p>V/S</text:p>
          </table:table-cell>
          <table:table-cell table:style-name="ce2164" office:value-type="float" office:value="1" calcext:value-type="float">
            <text:p>1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59" office:value-type="string" calcext:value-type="string">
            <text:p>A legelterjedtebb kard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jatagán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float" office:value="6" calcext:value-type="float">
            <text:p>6</text:p>
          </table:table-cell>
          <table:table-cell table:style-name="ce2297" office:value-type="string" calcext:value-type="string">
            <text:p>V/S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8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25" office:value-type="string" calcext:value-type="string">
            <text:p>Kard, kétkezes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5" calcext:value-type="float">
            <text:p>5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float" office:value="9" calcext:value-type="float">
            <text:p>9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khossa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V/S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8" office:value-type="string" calcext:value-type="string">
            <text:p>Elfek használják. Előtörténet!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0" office:value-type="string" calcext:value-type="string">
            <text:p>Kard, kígyó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4" calcext:value-type="float">
            <text:p>4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7" calcext:value-type="float">
            <text:p>7</text:p>
          </table:table-cell>
          <table:table-cell table:style-name="ce2297" office:value-type="string" calcext:value-type="string">
            <text:p>V/S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8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Lagoss 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5" calcext:value-type="float">
            <text:p>5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7" calcext:value-type="float">
            <text:p>7</text:p>
          </table:table-cell>
          <table:table-cell table:style-name="ce2297" office:value-type="string" calcext:value-type="string">
            <text:p>V/S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F9</text:p>
          </table:table-cell>
          <table:table-cell table:style-name="ce2478" office:value-type="string" calcext:value-type="string">
            <text:p>kardvívás</text:p>
          </table:table-cell>
          <table:table-cell table:style-name="ce2558" office:value-type="string" calcext:value-type="string">
            <text:p>Egyébként Hosszúkard értékei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lovag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4" calcext:value-type="float">
            <text:p>4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float" office:value="8" calcext:value-type="float">
            <text:p>8</text:p>
          </table:table-cell>
          <table:table-cell table:style-name="ce2165" office:value-type="string" calcext:value-type="string">
            <text:p>V/S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1" calcext:value-type="float">
            <text:p>1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8" office:value-type="string" calcext:value-type="string">
            <text:p>Erő követelmény: +2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5" office:value-type="string" calcext:value-type="string">
            <text:p>Kard, másfélkezes 2K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5" calcext:value-type="float">
            <text:p>5</text:p>
          </table:table-cell>
          <table:table-cell table:style-name="ce2172" office:value-type="float" office:value="5" calcext:value-type="float">
            <text:p>5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1.5" calcext:value-type="float">
            <text:p>1,5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Erő követelmény: +2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0" office:value-type="string" calcext:value-type="string">
            <text:p>Kard, másfélkezes 1K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5" office:value-type="float" office:value="5" calcext:value-type="float">
            <text:p>5</text:p>
          </table:table-cell>
          <table:table-cell table:style-name="ce2165" office:value-type="float" office:value="8" calcext:value-type="float">
            <text:p>8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1.5" calcext:value-type="float">
            <text:p>1,5</text:p>
          </table:table-cell>
          <table:table-cell table:style-name="ce2165" office:value-type="string" calcext:value-type="string">
            <text:p>két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7" office:value-type="string" calcext:value-type="string">
            <text:p>Erő követelmény: +2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0" office:value-type="string" calcext:value-type="string">
            <text:p>Kard, mesterkard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165" office:value-type="float" office:value="5" calcext:value-type="float">
            <text:p>5</text:p>
          </table:table-cell>
          <table:table-cell table:style-name="ce2165" office:value-type="float" office:value="8" calcext:value-type="float">
            <text:p>8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1.5" calcext:value-type="float">
            <text:p>1,5</text:p>
          </table:table-cell>
          <table:table-cell table:style-name="ce2165" office:value-type="string" calcext:value-type="string">
            <text:p>két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7" office:value-type="string" calcext:value-type="string">
            <text:p>Erő követelmény: +2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0" office:value-type="string" calcext:value-type="string">
            <text:p>Kard, mesterkard 1K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5" office:value-type="float" office:value="5" calcext:value-type="float">
            <text:p>5</text:p>
          </table:table-cell>
          <table:table-cell table:style-name="ce2165" office:value-type="float" office:value="8" calcext:value-type="float">
            <text:p>8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1.5" calcext:value-type="float">
            <text:p>1,5</text:p>
          </table:table-cell>
          <table:table-cell table:style-name="ce2165" office:value-type="string" calcext:value-type="string">
            <text:p>két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7" office:value-type="string" calcext:value-type="string">
            <text:p>Erő követelmény: +2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Pugoss 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F6</text:p>
          </table:table-cell>
          <table:table-cell table:style-name="ce2478" office:value-type="string" calcext:value-type="string">
            <text:p>kardvívás</text:p>
          </table:table-cell>
          <table:table-cell table:style-name="ce256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0" office:value-type="string" calcext:value-type="string">
            <text:p>Kard, rapír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61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8" office:value-type="string" calcext:value-type="string">
            <text:p>-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20" office:value-type="string" calcext:value-type="string">
            <text:p>Kard, Slan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1.5" calcext:value-type="float">
            <text:p>1,5</text:p>
          </table:table-cell>
          <table:table-cell table:style-name="ce2165" office:value-type="string" calcext:value-type="string">
            <text:p>kétkezes</text:p>
          </table:table-cell>
          <table:table-cell table:number-columns-repeated="2" table:style-name="ce2165" office:value-type="float" office:value="2" calcext:value-type="float">
            <text:p>2</text:p>
          </table:table-cell>
          <table:table-cell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S6</text:p>
          </table:table-cell>
          <table:table-cell table:style-name="ce2478" office:value-type="string" calcext:value-type="string">
            <text:p>kardvívás</text:p>
          </table:table-cell>
          <table:table-cell table:style-name="ce255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20" office:value-type="string" calcext:value-type="string">
            <text:p>Kard, Slan 1K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1.5" calcext:value-type="float">
            <text:p>1,5</text:p>
          </table:table-cell>
          <table:table-cell table:style-name="ce2165" office:value-type="string" calcext:value-type="string">
            <text:p>kétkezes</text:p>
          </table:table-cell>
          <table:table-cell table:number-columns-repeated="2" table:style-name="ce2165" office:value-type="float" office:value="2" calcext:value-type="float">
            <text:p>2</text:p>
          </table:table-cell>
          <table:table-cell table:style-name="ce2352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style-name="ce2365" office:value-type="string" calcext:value-type="string">
            <text:p>S6</text:p>
          </table:table-cell>
          <table:table-cell table:style-name="ce2478" office:value-type="string" calcext:value-type="string">
            <text:p>kardvívás</text:p>
          </table:table-cell>
          <table:table-cell table:style-name="ce255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Slan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S6</text:p>
          </table:table-cell>
          <table:table-cell table:style-name="ce2478" office:value-type="string" calcext:value-type="string">
            <text:p>kardvívás</text:p>
          </table:table-cell>
          <table:table-cell table:style-name="ce2558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0" office:value-type="string" calcext:value-type="string">
            <text:p>Kard, Slan csatakard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7" calcext:value-type="float">
            <text:p>7</text:p>
          </table:table-cell>
          <table:table-cell table:number-columns-repeated="2" table:style-name="ce2165" office:value-type="float" office:value="9" calcext:value-type="float">
            <text:p>9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string" calcext:value-type="string">
            <text:p>két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2" calcext:value-type="float">
            <text:p>2</text:p>
          </table:table-cell>
          <table:table-cell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S9</text:p>
          </table:table-cell>
          <table:table-cell table:style-name="ce2478" office:value-type="string" calcext:value-type="string">
            <text:p>kardvívás</text:p>
          </table:table-cell>
          <table:table-cell table:style-name="ce2558" office:value-type="string" calcext:value-type="string">
            <text:p>Hihetetlen drága és ritka.</text:p>
            <text:p>Csak két kézzel forgatható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szablya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9" calcext:value-type="float">
            <text:p>9</text:p>
          </table:table-cell>
          <table:table-cell table:style-name="ce2165" office:value-type="string" calcext:value-type="string">
            <text:p>V/S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8"/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1" office:value-type="string" calcext:value-type="string">
            <text:p>Mara-sequor 1K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4" calcext:value-type="float">
            <text:p>4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float" office:value="7" calcext:value-type="float">
            <text:p>7</text:p>
          </table:table-cell>
          <table:table-cell table:style-name="ce2167"/>
          <table:table-cell table:style-name="ce2167" office:value-type="float" office:value="1.5" calcext:value-type="float">
            <text:p>1,5</text:p>
          </table:table-cell>
          <table:table-cell table:style-name="ce2167" office:value-type="string" calcext:value-type="string">
            <text:p>egykezes</text:p>
          </table:table-cell>
          <table:table-cell table:style-name="ce2167" table:number-columns-repeated="2"/>
          <table:table-cell table:style-name="ce2352" office:value-type="float" office:value="0" calcext:value-type="float">
            <text:p>0</text:p>
          </table:table-cell>
          <table:table-cell table:style-name="ce2365" office:value-type="float" office:value="1" calcext:value-type="float">
            <text:p>1</text:p>
          </table:table-cell>
          <table:table-cell table:style-name="ce2365" office:value-type="string" calcext:value-type="string">
            <text:p>F9</text:p>
          </table:table-cell>
          <table:table-cell table:style-name="ce2480" office:value-type="string" calcext:value-type="string">
            <text:p>kardvívás</text:p>
          </table:table-cell>
          <table:table-cell table:style-name="ce2561" office:value-type="string" calcext:value-type="string">
            <text:p>Mágikus fém jellege már benne van a harcértékekben.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1" office:value-type="string" calcext:value-type="string">
            <text:p>Mara-sequor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5" calcext:value-type="float">
            <text:p>5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V/S</text:p>
          </table:table-cell>
          <table:table-cell table:style-name="ce2167" office:value-type="float" office:value="1.5" calcext:value-type="float">
            <text:p>1,5</text:p>
          </table:table-cell>
          <table:table-cell table:style-name="ce2167" office:value-type="string" calcext:value-type="string">
            <text:p>két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2" calcext:value-type="float">
            <text:p>2</text:p>
          </table:table-cell>
          <table:table-cell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F9</text:p>
          </table:table-cell>
          <table:table-cell table:style-name="ce2480" office:value-type="string" calcext:value-type="string">
            <text:p>kardvívás</text:p>
          </table:table-cell>
          <table:table-cell table:style-name="ce2561" office:value-type="string" calcext:value-type="string">
            <text:p>Mágikus fém jellege már benne van a harcértékekben.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8"/>
          <table:table-cell table:style-name="ce2121" office:value-type="string" calcext:value-type="string">
            <text:p>Meneth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V</text:p>
          </table:table-cell>
          <table:table-cell table:style-name="ce2167" office:value-type="float" office:value="0.5" calcext:value-type="float">
            <text:p>0,5</text:p>
          </table:table-cell>
          <table:table-cell table:style-name="ce2167" office:value-type="string" calcext:value-type="string">
            <text:p>egykezes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style-name="ce2356" office:value-type="float" office:value="1" calcext:value-type="float">
            <text:p>1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A3</text:p>
          </table:table-cell>
          <table:table-cell table:style-name="ce2480" office:value-type="string" calcext:value-type="string">
            <text:p>kardvívás</text:p>
          </table:table-cell>
          <table:table-cell table:style-name="ce2561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Predoci egyeneskard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V/S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61" office:value-type="string" calcext:value-type="string">
            <text:p>-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Sequor 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V/S</text:p>
          </table:table-cell>
          <table:table-cell table:style-name="ce2167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7" office:value-type="float" office:value="3" calcext:value-type="float">
            <text:p>3</text:p>
          </table:table-cell>
          <table:table-cell table:style-name="ce2167" office:value-type="float" office:value="0" calcext:value-type="float">
            <text:p>0</text:p>
          </table:table-cell>
          <table:table-cell table:style-name="ce2365" office:value-type="float" office:value="1" calcext:value-type="float">
            <text:p>1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F9</text:p>
          </table:table-cell>
          <table:table-cell table:style-name="ce2478" office:value-type="string" calcext:value-type="string">
            <text:p>kardvívás</text:p>
          </table:table-cell>
          <table:table-cell table:style-name="ce2562"/>
          <table:table-cell table:style-name="ce2585"/>
          <table:table-cell table:style-name="ce982" table:number-columns-repeated="111"/>
          <table:table-cell table:style-name="ce2589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01"/>
          <table:table-cell table:style-name="ce2126" office:value-type="string" calcext:value-type="string">
            <text:p>Tőrkard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73" office:value-type="float" office:value="2" calcext:value-type="float">
            <text:p>2</text:p>
          </table:table-cell>
          <table:table-cell table:style-name="ce2173" office:value-type="float" office:value="6" calcext:value-type="float">
            <text:p>6</text:p>
          </table:table-cell>
          <table:table-cell table:style-name="ce2173" office:value-type="string" calcext:value-type="string">
            <text:p>S</text:p>
          </table:table-cell>
          <table:table-cell table:style-name="ce2173" office:value-type="float" office:value="1" calcext:value-type="float">
            <text:p>1</text:p>
          </table:table-cell>
          <table:table-cell table:style-name="ce2173" office:value-type="string" calcext:value-type="string">
            <text:p>egykezes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354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3" office:value-type="string" calcext:value-type="string">
            <text:p>kardvívás</text:p>
          </table:table-cell>
          <table:table-cell table:style-name="ce2563" office:value-type="string" calcext:value-type="string">
            <text:p>- Az áldozat Páncéldobás: -1 büntetés</text:p>
            <text:p><text:span text:style-name="T79">- Területre/Pontra támadás manőver: Ellenpróba: -2</text:span></text:p>
            <text:p>- Ha az ellenfél is tőrkardos, mindketten: VÉ csökkentés: Kiskocka.</text:p>
            <text:p><text:span text:style-name="T79">- Könnyebb ellene a </text:span><text:span text:style-name="T79"><text:a xlink:href="https://github.com/kaktusztea/szilankrpg/blob/master/md/066_05_altalanos_manoverek.md#lefegyverzés--fegyvertörés" xlink:type="simple">Fegyvertörés</text:a></text:span><text:span text:style-name="T79"> manőver: Ellenpróba: -2</text:span></text:p>
            <text:p>- Zúzó fegyverek ellen: VÉ veszteség duplázódik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 office:value-type="string" calcext:value-type="string">
            <text:p>Lándzsavívó fegyverek</text:p>
          </table:table-cell>
          <table:table-cell table:style-name="ce2127" office:value-type="string" calcext:value-type="string">
            <text:p>Alabárd SV</text:p>
          </table:table-cell>
          <table:table-cell table:number-columns-repeated="2" table:style-name="ce2146" office:value-type="float" office:value="10" calcext:value-type="float">
            <text:p>10</text:p>
          </table:table-cell>
          <table:table-cell table:style-name="ce2174" office:value-type="float" office:value="4" calcext:value-type="float">
            <text:p>4</text:p>
          </table:table-cell>
          <table:table-cell table:style-name="ce2174" office:value-type="float" office:value="9" calcext:value-type="float">
            <text:p>9</text:p>
          </table:table-cell>
          <table:table-cell table:style-name="ce2174" office:value-type="string" calcext:value-type="string">
            <text:p>S+V</text:p>
          </table:table-cell>
          <table:table-cell table:style-name="ce2174" office:value-type="float" office:value="3" calcext:value-type="float">
            <text:p>3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3" table:style-name="ce2366" office:value-type="float" office:value="0" calcext:value-type="float">
            <text:p>0</text:p>
          </table:table-cell>
          <table:table-cell table:style-name="ce2485" office:value-type="string" calcext:value-type="string">
            <text:p>lándzsavívás</text:p>
          </table:table-cell>
          <table:table-cell table:style-name="ce2564" office:value-type="string" calcext:value-type="string">
            <text:p>Szúró és Vágó módban</text:p>
          </table:table-cell>
          <table:table-cell table:style-name="ce2585"/>
          <table:table-cell table:style-name="ce982" table:number-columns-repeated="111"/>
          <table:table-cell table:style-name="ce2590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9"/>
          <table:table-cell table:style-name="ce2128" office:value-type="string" calcext:value-type="string">
            <text:p>Alabárd Z</text:p>
          </table:table-cell>
          <table:table-cell table:style-name="ce964" office:value-type="float" office:value="7" calcext:value-type="float">
            <text:p>7</text:p>
          </table:table-cell>
          <table:table-cell table:style-name="ce964" office:value-type="float" office:value="8" calcext:value-type="float">
            <text:p>8</text:p>
          </table:table-cell>
          <table:table-cell table:style-name="ce2177" office:value-type="float" office:value="4" calcext:value-type="float">
            <text:p>4</text:p>
          </table:table-cell>
          <table:table-cell table:style-name="ce2177" office:value-type="float" office:value="10" calcext:value-type="float">
            <text:p>10</text:p>
          </table:table-cell>
          <table:table-cell table:style-name="ce2177" office:value-type="string" calcext:value-type="string">
            <text:p>Z</text:p>
          </table:table-cell>
          <table:table-cell table:style-name="ce2167" office:value-type="float" office:value="3" calcext:value-type="float">
            <text:p>3</text:p>
          </table:table-cell>
          <table:table-cell table:style-name="ce2177" office:value-type="string" calcext:value-type="string">
            <text:p>két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6" calcext:value-type="float">
            <text:p>6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lándzsavívás</text:p>
          </table:table-cell>
          <table:table-cell table:style-name="ce2565" office:value-type="string" calcext:value-type="string">
            <text:p>Zúzó módban. Talán a legjobb a páncélok ellen az Átütéssel.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8"/>
          <table:table-cell table:style-name="ce2121" office:value-type="string" calcext:value-type="string">
            <text:p>Bot, hosszú</text:p>
          </table:table-cell>
          <table:table-cell table:style-name="ce964" office:value-type="float" office:value="6" calcext:value-type="float">
            <text:p>6</text:p>
          </table:table-cell>
          <table:table-cell table:style-name="ce964" office:value-type="float" office:value="8" calcext:value-type="float">
            <text:p>8</text:p>
          </table:table-cell>
          <table:table-cell table:style-name="ce2178" office:value-type="float" office:value="1" calcext:value-type="float">
            <text:p>1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Z</text:p>
          </table:table-cell>
          <table:table-cell table:style-name="ce2167" office:value-type="float" office:value="2" calcext:value-type="float">
            <text:p>2</text:p>
          </table:table-cell>
          <table:table-cell table:style-name="ce2167" office:value-type="string" calcext:value-type="string">
            <text:p>kétkezes</text:p>
          </table:table-cell>
          <table:table-cell table:style-name="ce2178" office:value-type="float" office:value="2" calcext:value-type="float">
            <text:p>2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lándzsavívás</text:p>
          </table:table-cell>
          <table:table-cell table:style-name="ce2108" office:value-type="string" calcext:value-type="string">
            <text:p>Könnyű és fürge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8"/>
          <table:table-cell table:style-name="ce2121" office:value-type="string" calcext:value-type="string">
            <text:p>Kopja</text:p>
          </table:table-cell>
          <table:table-cell table:number-columns-repeated="2" table:style-name="ce964" office:value-type="float" office:value="13" calcext:value-type="float">
            <text:p>13</text:p>
          </table:table-cell>
          <table:table-cell table:style-name="ce2178" office:value-type="float" office:value="10" calcext:value-type="float">
            <text:p>10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string" calcext:value-type="string">
            <text:p>S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string" calcext:value-type="string">
            <text:p>kétkezes</text:p>
          </table:table-cell>
          <table:table-cell table:style-name="ce2178" office:value-type="float" office:value="0" calcext:value-type="float">
            <text:p>0</text:p>
          </table:table-cell>
          <table:table-cell table:style-name="ce2167" office:value-type="float" office:value="5" calcext:value-type="float">
            <text:p>5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lándzsavívás</text:p>
          </table:table-cell>
          <table:table-cell table:style-name="ce2108" office:value-type="string" calcext:value-type="string">
            <text:p>Csak lovon használható.Csak Lovas rohamból használható.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8"/>
          <table:table-cell table:style-name="ce2121" office:value-type="string" calcext:value-type="string">
            <text:p>Lándzsa</text:p>
          </table:table-cell>
          <table:table-cell table:style-name="ce964" office:value-type="float" office:value="12" calcext:value-type="float">
            <text:p>12</text:p>
          </table:table-cell>
          <table:table-cell table:style-name="ce964" office:value-type="float" office:value="13" calcext:value-type="float">
            <text:p>13</text:p>
          </table:table-cell>
          <table:table-cell table:style-name="ce2179" office:value-type="float" office:value="2" calcext:value-type="float">
            <text:p>2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S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string" calcext:value-type="string">
            <text:p>kétkezes</text:p>
          </table:table-cell>
          <table:table-cell table:style-name="ce2179" office:value-type="float" office:value="99" calcext:value-type="float">
            <text:p>99</text:p>
          </table:table-cell>
          <table:table-cell table:style-name="ce2167" office:value-type="string" calcext:value-type="string">
            <text:p>4/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lándzsavívás</text:p>
          </table:table-cell>
          <table:table-cell table:style-name="ce2554" office:value-type="string" calcext:value-type="string">
            <text:p>Keskeny: +2</text:p>
            <text:p>Széles hegyű: +2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82" table:number-columns-repeated="16119"/>
        </table:table-row>
        <table:table-row table:style-name="ro17">
          <table:table-cell table:style-name="ce2108"/>
          <table:table-cell table:style-name="ce2121" office:value-type="string" calcext:value-type="string">
            <text:p>Pika</text:p>
          </table:table-cell>
          <table:table-cell table:number-columns-repeated="2" table:style-name="ce964" office:value-type="float" office:value="16" calcext:value-type="float">
            <text:p>16</text:p>
          </table:table-cell>
          <table:table-cell table:style-name="ce2179" office:value-type="float" office:value="2" calcext:value-type="float">
            <text:p>2</text:p>
          </table:table-cell>
          <table:table-cell table:style-name="ce2167" office:value-type="float" office:value="10" calcext:value-type="float">
            <text:p>10</text:p>
          </table:table-cell>
          <table:table-cell table:style-name="ce2167" office:value-type="string" calcext:value-type="string">
            <text:p>S</text:p>
          </table:table-cell>
          <table:table-cell table:style-name="ce2167" office:value-type="float" office:value="5" calcext:value-type="float">
            <text:p>5</text:p>
          </table:table-cell>
          <table:table-cell table:style-name="ce2167" office:value-type="string" calcext:value-type="string">
            <text:p>kétkezes</text:p>
          </table:table-cell>
          <table:table-cell table:style-name="ce2179" office:value-type="float" office:value="3" calcext:value-type="float">
            <text:p>3</text:p>
          </table:table-cell>
          <table:table-cell table:style-name="ce2167" office:value-type="string" calcext:value-type="string">
            <text:p>4/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lándzsavívás</text:p>
          </table:table-cell>
          <table:table-cell table:style-name="ce2554" office:value-type="string" calcext:value-type="string">
            <text:p>Ha közrefognak, a fegyver az egyik (választott) támadó ellen 0 harcértékű lesz.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08"/>
          <table:table-cell table:style-name="ce2121" office:value-type="string" calcext:value-type="string">
            <text:p>Szigony, egykezes</text:p>
          </table:table-cell>
          <table:table-cell table:style-name="ce964" office:value-type="float" office:value="4" calcext:value-type="float">
            <text:p>4</text:p>
          </table:table-cell>
          <table:table-cell table:style-name="ce964" office:value-type="float" office:value="5" calcext:value-type="float">
            <text:p>5</text:p>
          </table:table-cell>
          <table:table-cell table:style-name="ce2167" office:value-type="float" office:value="2" calcext:value-type="float">
            <text:p>2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string" calcext:value-type="string">
            <text:p>S</text:p>
          </table:table-cell>
          <table:table-cell table:style-name="ce2167" office:value-type="float" office:value="2" calcext:value-type="float">
            <text:p>2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3" calcext:value-type="float">
            <text:p>3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lándzsavívás</text:p>
          </table:table-cell>
          <table:table-cell table:style-name="ce2108"/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82" table:number-columns-repeated="16119"/>
        </table:table-row>
        <table:table-row table:style-name="ro2">
          <table:table-cell table:style-name="ce2101"/>
          <table:table-cell table:style-name="ce2121" office:value-type="string" calcext:value-type="string">
            <text:p>Szigony, kétkezes</text:p>
          </table:table-cell>
          <table:table-cell table:style-name="ce964" office:value-type="float" office:value="7" calcext:value-type="float">
            <text:p>7</text:p>
          </table:table-cell>
          <table:table-cell table:style-name="ce964" office:value-type="float" office:value="9" calcext:value-type="float">
            <text:p>9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9" calcext:value-type="float">
            <text:p>9</text:p>
          </table:table-cell>
          <table:table-cell table:style-name="ce2167" office:value-type="string" calcext:value-type="string">
            <text:p>S</text:p>
          </table:table-cell>
          <table:table-cell table:style-name="ce2167" office:value-type="float" office:value="3" calcext:value-type="float">
            <text:p>3</text:p>
          </table:table-cell>
          <table:table-cell table:style-name="ce2167" office:value-type="string" calcext:value-type="string">
            <text:p>két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2" calcext:value-type="float">
            <text:p>2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lándzsavívás</text:p>
          </table:table-cell>
          <table:table-cell table:style-name="ce2108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 office:value-type="string" calcext:value-type="string">
            <text:p>Zúzó fegyverek</text:p>
          </table:table-cell>
          <table:table-cell table:style-name="ce2129" office:value-type="string" calcext:value-type="string">
            <text:p>Balta</text:p>
          </table:table-cell>
          <table:table-cell table:style-name="ce1013" office:value-type="float" office:value="2" calcext:value-type="float">
            <text:p>2</text:p>
          </table:table-cell>
          <table:table-cell table:style-name="ce1013" office:value-type="float" office:value="0" calcext:value-type="float">
            <text:p>0</text:p>
          </table:table-cell>
          <table:table-cell table:style-name="ce2151" office:value-type="float" office:value="2" calcext:value-type="float">
            <text:p>2</text:p>
          </table:table-cell>
          <table:table-cell table:style-name="ce2174" office:value-type="float" office:value="7" calcext:value-type="float">
            <text:p>7</text:p>
          </table:table-cell>
          <table:table-cell table:style-name="ce2174" office:value-type="string" calcext:value-type="string">
            <text:p>Z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string" calcext:value-type="string">
            <text:p>egykezes</text:p>
          </table:table-cell>
          <table:table-cell table:style-name="ce2151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3" table:style-name="ce2366" office:value-type="float" office:value="0" calcext:value-type="float">
            <text:p>0</text:p>
          </table:table-cell>
          <table:table-cell table:style-name="ce2482" office:value-type="string" calcext:value-type="string">
            <text:p>zúzás</text:p>
          </table:table-cell>
          <table:table-cell table:style-name="ce2566"/>
          <table:table-cell table:style-name="ce2585"/>
          <table:table-cell table:style-name="ce982" table:number-columns-repeated="111"/>
          <table:table-cell table:style-name="ce551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9"/>
          <table:table-cell table:style-name="ce2118" office:value-type="string" calcext:value-type="string">
            <text:p>Bot,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77" office:value-type="float" office:value="-3" calcext:value-type="float">
            <text:p>-3</text:p>
          </table:table-cell>
          <table:table-cell table:style-name="ce2177" office:value-type="float" office:value="6" calcext:value-type="float">
            <text:p>6</text:p>
          </table:table-cell>
          <table:table-cell table:style-name="ce2177" office:value-type="string" calcext:value-type="string">
            <text:p>Z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3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54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Bot, furkó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7" office:value-type="float" office:value="-1" calcext:value-type="float">
            <text:p>-1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Z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7" office:value-type="float" office:value="2" calcext:value-type="float">
            <text:p>2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6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20" office:value-type="string" calcext:value-type="string">
            <text:p>Buzogány, 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2" calcext:value-type="float">
            <text:p>2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7" calcext:value-type="float">
            <text:p>7</text:p>
          </table:table-cell>
          <table:table-cell table:style-name="ce2298" office:value-type="string" calcext:value-type="string">
            <text:p>Z</text:p>
          </table:table-cell>
          <table:table-cell table:style-name="ce2177" office:value-type="float" office:value="1" calcext:value-type="float">
            <text:p>1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zúzás</text:p>
          </table:table-cell>
          <table:table-cell table:style-name="ce256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Buzogány, kétkeze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2" calcext:value-type="float">
            <text:p>2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float" office:value="9" calcext:value-type="float">
            <text:p>9</text:p>
          </table:table-cell>
          <table:table-cell table:style-name="ce2167" office:value-type="string" calcext:value-type="string">
            <text:p>Z</text:p>
          </table:table-cell>
          <table:table-cell table:style-name="ce2167" office:value-type="float" office:value="1.5" calcext:value-type="float">
            <text:p>1,5</text:p>
          </table:table-cell>
          <table:table-cell table:style-name="ce2167" office:value-type="string" calcext:value-type="string">
            <text:p>két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5" calcext:value-type="float">
            <text:p>5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zúzás</text:p>
          </table:table-cell>
          <table:table-cell table:style-name="ce2561" office:value-type="string" calcext:value-type="string">
            <text:p>Erő követelmény: +2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Buzogány, lánco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Z</text:p>
          </table:table-cell>
          <table:table-cell table:style-name="ce2167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61" office:value-type="string" calcext:value-type="string">
            <text:p>Ellene az ellenfél Pajzs VÉ fele számít csak!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Buzogány, shadleki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3" calcext:value-type="float">
            <text:p>3</text:p>
          </table:table-cell>
          <table:table-cell table:style-name="ce2167" office:value-type="float" office:value="5" calcext:value-type="float">
            <text:p>5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Z</text:p>
          </table:table-cell>
          <table:table-cell table:style-name="ce2167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3" calcext:value-type="float">
            <text:p>3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6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Buzogány, tolla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Z</text:p>
          </table:table-cell>
          <table:table-cell table:style-name="ce2167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2" calcext:value-type="float">
            <text:p>2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6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Csatabárd, 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2" calcext:value-type="float">
            <text:p>2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7" calcext:value-type="float">
            <text:p>7</text:p>
          </table:table-cell>
          <table:table-cell table:style-name="ce2300" office:value-type="string" calcext:value-type="string">
            <text:p>Z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2" calcext:value-type="float">
            <text:p>2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6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Csatabárd, kétkeze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3" calcext:value-type="float">
            <text:p>3</text:p>
          </table:table-cell>
          <table:table-cell table:style-name="ce2165" office:value-type="float" office:value="8" calcext:value-type="float">
            <text:p>8</text:p>
          </table:table-cell>
          <table:table-cell table:style-name="ce2165" office:value-type="float" office:value="9" calcext:value-type="float">
            <text:p>9</text:p>
          </table:table-cell>
          <table:table-cell table:style-name="ce2165" office:value-type="string" calcext:value-type="string">
            <text:p>Z</text:p>
          </table:table-cell>
          <table:table-cell table:style-name="ce2165" office:value-type="float" office:value="1.5" calcext:value-type="float">
            <text:p>1,5</text:p>
          </table:table-cell>
          <table:table-cell table:style-name="ce2165" office:value-type="string" calcext:value-type="string">
            <text:p>két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4" calcext:value-type="float">
            <text:p>4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58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Csatacsákány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5" office:value-type="float" office:value="5" calcext:value-type="float">
            <text:p>5</text:p>
          </table:table-cell>
          <table:table-cell table:style-name="ce2165" office:value-type="float" office:value="8" calcext:value-type="float">
            <text:p>8</text:p>
          </table:table-cell>
          <table:table-cell table:style-name="ce2165" office:value-type="string" calcext:value-type="string">
            <text:p>Z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10" calcext:value-type="float">
            <text:p>1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58" office:value-type="string" calcext:value-type="string">
            <text:p>Nagyon vérzik; 50%: beragad és nem lehet kihúzni harc közben</text:p>
          </table:table-cell>
          <table:table-cell table:style-name="ce2585"/>
          <table:table-cell table:style-name="ce982" table:number-columns-repeated="111"/>
          <table:table-cell table:style-name="ce2589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26" office:value-type="string" calcext:value-type="string">
            <text:p>Harci kalapác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2" calcext:value-type="float">
            <text:p>2</text:p>
          </table:table-cell>
          <table:table-cell table:style-name="ce2180" office:value-type="float" office:value="7" calcext:value-type="float">
            <text:p>7</text:p>
          </table:table-cell>
          <table:table-cell table:style-name="ce2180" office:value-type="float" office:value="9" calcext:value-type="float">
            <text:p>9</text:p>
          </table:table-cell>
          <table:table-cell table:style-name="ce2180" office:value-type="string" calcext:value-type="string">
            <text:p>Z</text:p>
          </table:table-cell>
          <table:table-cell table:style-name="ce2180" office:value-type="float" office:value="1.5" calcext:value-type="float">
            <text:p>1,5</text:p>
          </table:table-cell>
          <table:table-cell table:style-name="ce2180" office:value-type="string" calcext:value-type="string">
            <text:p>kétkezes</text:p>
          </table:table-cell>
          <table:table-cell table:style-name="ce2180" office:value-type="float" office:value="99" calcext:value-type="float">
            <text:p>99</text:p>
          </table:table-cell>
          <table:table-cell table:style-name="ce2180" office:value-type="float" office:value="0" calcext:value-type="float">
            <text:p>0</text:p>
          </table:table-cell>
          <table:table-cell table:style-name="ce2354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6" office:value-type="string" calcext:value-type="string">
            <text:p>zúzás</text:p>
          </table:table-cell>
          <table:table-cell table:style-name="ce2567" office:value-type="string" calcext:value-type="string">
            <text:p>Erő követelmény: +2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 office:value-type="string" calcext:value-type="string">
            <text:p>Ostorharcos fegyverek</text:p>
          </table:table-cell>
          <table:table-cell table:style-name="ce2127" office:value-type="string" calcext:value-type="string">
            <text:p>Korbács</text:p>
          </table:table-cell>
          <table:table-cell table:style-name="ce1013" office:value-type="float" office:value="3" calcext:value-type="float">
            <text:p>3</text:p>
          </table:table-cell>
          <table:table-cell table:style-name="ce1013" office:value-type="float" office:value="0" calcext:value-type="float">
            <text:p>0</text:p>
          </table:table-cell>
          <table:table-cell table:style-name="ce2174" office:value-type="float" office:value="-1" calcext:value-type="float">
            <text:p>-1</text:p>
          </table:table-cell>
          <table:table-cell table:style-name="ce2174" office:value-type="float" office:value="6" calcext:value-type="float">
            <text:p>6</text:p>
          </table:table-cell>
          <table:table-cell table:style-name="ce2174" office:value-type="string" calcext:value-type="string">
            <text:p>Z</text:p>
          </table:table-cell>
          <table:table-cell table:style-name="ce2170" office:value-type="float" office:value="1" calcext:value-type="float">
            <text:p>1</text:p>
          </table:table-cell>
          <table:table-cell table:style-name="ce2174" office:value-type="string" calcext:value-type="string">
            <text:p>egykezes</text:p>
          </table:table-cell>
          <table:table-cell table:style-name="ce2174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style-name="ce2355" office:value-type="float" office:value="1" calcext:value-type="float">
            <text:p>1</text:p>
          </table:table-cell>
          <table:table-cell table:number-columns-repeated="2" table:style-name="ce2366" office:value-type="float" office:value="0" calcext:value-type="float">
            <text:p>0</text:p>
          </table:table-cell>
          <table:table-cell table:style-name="ce2485" office:value-type="string" calcext:value-type="string">
            <text:p>ostorharc</text:p>
          </table:table-cell>
          <table:table-cell table:style-name="ce2568"/>
          <table:table-cell table:style-name="ce2585"/>
          <table:table-cell table:style-name="ce982" table:number-columns-repeated="111"/>
          <table:table-cell table:style-name="ce2590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9"/>
          <table:table-cell table:style-name="ce2121" office:value-type="string" calcext:value-type="string">
            <text:p>Ostor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7" office:value-type="float" office:value="1" calcext:value-type="float">
            <text:p>1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string" calcext:value-type="string">
            <text:p>Z</text:p>
          </table:table-cell>
          <table:table-cell table:style-name="ce2165" office:value-type="float" office:value="3" calcext:value-type="float">
            <text:p>3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3" calcext:value-type="float">
            <text:p>3</text:p>
          </table:table-cell>
          <table:table-cell table:style-name="ce2167" office:value-type="float" office:value="0" calcext:value-type="float">
            <text:p>0</text:p>
          </table:table-cell>
          <table:table-cell table:style-name="ce2365" office:value-type="float" office:value="1" calcext:value-type="float">
            <text:p>1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ostorharc</text:p>
          </table:table-cell>
          <table:table-cell table:style-name="ce2108"/>
          <table:table-cell table:style-name="ce2585"/>
          <table:table-cell table:style-name="ce982" table:number-columns-repeated="111"/>
          <table:table-cell table:style-name="ce548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30" office:value-type="string" calcext:value-type="string">
            <text:p>Ostorkard</text:p>
          </table:table-cell>
          <table:table-cell table:number-columns-repeated="2" table:style-name="ce1010" office:value-type="float" office:value="10" calcext:value-type="float">
            <text:p>10</text:p>
          </table:table-cell>
          <table:table-cell table:style-name="ce2224" office:value-type="float" office:value="3" calcext:value-type="float">
            <text:p>3</text:p>
          </table:table-cell>
          <table:table-cell table:style-name="ce2239" office:value-type="float" office:value="8" calcext:value-type="float">
            <text:p>8</text:p>
          </table:table-cell>
          <table:table-cell table:style-name="ce2224" office:value-type="string" calcext:value-type="string">
            <text:p>V</text:p>
          </table:table-cell>
          <table:table-cell table:style-name="ce2224" office:value-type="float" office:value="3" calcext:value-type="float">
            <text:p>3</text:p>
          </table:table-cell>
          <table:table-cell table:style-name="ce2313" office:value-type="string" calcext:value-type="string">
            <text:p>egykezes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0" calcext:value-type="float">
            <text:p>0</text:p>
          </table:table-cell>
          <table:table-cell table:style-name="ce2370" office:value-type="float" office:value="1" calcext:value-type="float">
            <text:p>1</text:p>
          </table:table-cell>
          <table:table-cell table:number-columns-repeated="2" table:style-name="ce2372" office:value-type="float" office:value="0" calcext:value-type="float">
            <text:p>0</text:p>
          </table:table-cell>
          <table:table-cell table:style-name="ce2487" office:value-type="string" calcext:value-type="string">
            <text:p>ostorharc</text:p>
          </table:table-cell>
          <table:table-cell table:style-name="ce2569" office:value-type="string" calcext:value-type="string">
            <text:p>Önveszélyes, lásd a leírását. </text:p>
          </table:table-cell>
          <table:table-cell table:style-name="ce2585"/>
          <table:table-cell table:style-name="ce982" table:number-columns-repeated="111"/>
          <table:table-cell table:style-name="ce2589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 office:value-type="string" calcext:value-type="string">
            <text:p>Hárítófegyverek</text:p>
          </table:table-cell>
          <table:table-cell table:style-name="ce2131" office:value-type="string" calcext:value-type="string">
            <text:p>Hárító: Alkarvédő</text:p>
          </table:table-cell>
          <table:table-cell table:style-name="ce2147" office:value-type="float" office:value="0" calcext:value-type="float">
            <text:p>0</text:p>
          </table:table-cell>
          <table:table-cell table:style-name="ce2147" office:value-type="string" calcext:value-type="string">
            <text:p>3/2/0</text:p>
          </table:table-cell>
          <table:table-cell table:style-name="ce2225" office:value-type="string" calcext:value-type="string">
            <text:p>-</text:p>
          </table:table-cell>
          <table:table-cell table:style-name="ce2240" office:value-type="float" office:value="99" calcext:value-type="float">
            <text:p>99</text:p>
          </table:table-cell>
          <table:table-cell table:style-name="ce2225" office:value-type="string" calcext:value-type="string">
            <text:p>-</text:p>
          </table:table-cell>
          <table:table-cell table:style-name="ce2225" office:value-type="float" office:value="0" calcext:value-type="float">
            <text:p>0</text:p>
          </table:table-cell>
          <table:table-cell table:style-name="ce2314" office:value-type="string" calcext:value-type="string">
            <text:p>egykezes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88" office:value-type="string" calcext:value-type="string">
            <text:p>közelharci</text:p>
          </table:table-cell>
          <table:table-cell table:style-name="ce2570"/>
          <table:table-cell table:style-name="ce2585"/>
          <table:table-cell table:style-name="ce982" table:number-columns-repeated="111"/>
          <table:table-cell table:style-name="ce2084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9"/>
          <table:table-cell table:style-name="ce2130" office:value-type="string" calcext:value-type="string">
            <text:p>Hárító: Csatakesztyű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float" office:value="2" calcext:value-type="float">
            <text:p>2</text:p>
          </table:table-cell>
          <table:table-cell table:style-name="ce2224" office:value-type="string" calcext:value-type="string">
            <text:p>-</text:p>
          </table:table-cell>
          <table:table-cell table:style-name="ce2239" office:value-type="float" office:value="99" calcext:value-type="float">
            <text:p>99</text:p>
          </table:table-cell>
          <table:table-cell table:style-name="ce2224" office:value-type="string" calcext:value-type="string">
            <text:p>-</text:p>
          </table:table-cell>
          <table:table-cell table:style-name="ce2224" office:value-type="float" office:value="0" calcext:value-type="float">
            <text:p>0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number-columns-repeated="3" table:style-name="ce2372" office:value-type="float" office:value="0" calcext:value-type="float">
            <text:p>0</text:p>
          </table:table-cell>
          <table:table-cell table:style-name="ce2487" office:value-type="string" calcext:value-type="string">
            <text:p>kardvívás</text:p>
          </table:table-cell>
          <table:table-cell table:style-name="ce2110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0"/>
          <table:table-cell table:style-name="ce2130" office:value-type="string" calcext:value-type="string">
            <text:p>Hárító: Köpeny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float" office:value="3" calcext:value-type="float">
            <text:p>3</text:p>
          </table:table-cell>
          <table:table-cell table:style-name="ce2224" office:value-type="string" calcext:value-type="string">
            <text:p>-</text:p>
          </table:table-cell>
          <table:table-cell table:style-name="ce2239" office:value-type="float" office:value="99" calcext:value-type="float">
            <text:p>99</text:p>
          </table:table-cell>
          <table:table-cell table:style-name="ce2224" office:value-type="string" calcext:value-type="string">
            <text:p>-</text:p>
          </table:table-cell>
          <table:table-cell table:style-name="ce2224" office:value-type="float" office:value="0" calcext:value-type="float">
            <text:p>0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number-columns-repeated="3" table:style-name="ce2372" office:value-type="float" office:value="0" calcext:value-type="float">
            <text:p>0</text:p>
          </table:table-cell>
          <table:table-cell table:style-name="ce2487" office:value-type="string" calcext:value-type="string">
            <text:p>kardvívás</text:p>
          </table:table-cell>
          <table:table-cell table:style-name="ce2110" office:value-type="string" calcext:value-type="string">
            <text:p>Legfeljebb 1 penge hosszú fegyverek ellen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0"/>
          <table:table-cell table:style-name="ce2130" office:value-type="string" calcext:value-type="string">
            <text:p>Hárító: Tonfa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string" calcext:value-type="string">
            <text:p>3/2/0</text:p>
          </table:table-cell>
          <table:table-cell table:style-name="ce2224" office:value-type="float" office:value="-3" calcext:value-type="float">
            <text:p>-3</text:p>
          </table:table-cell>
          <table:table-cell table:style-name="ce2239" office:value-type="float" office:value="6" calcext:value-type="float">
            <text:p>6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number-columns-repeated="3" table:style-name="ce2372" office:value-type="float" office:value="0" calcext:value-type="float">
            <text:p>0</text:p>
          </table:table-cell>
          <table:table-cell table:style-name="ce2487" office:value-type="string" calcext:value-type="string">
            <text:p>közelharci</text:p>
          </table:table-cell>
          <table:table-cell table:style-name="ce2110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982" table:number-columns-repeated="15"/>
          <table:table-cell table:style-name="ce2585"/>
          <table:table-cell table:style-name="ce982" table:number-columns-repeated="247"/>
          <table:table-cell/>
          <table:table-cell table:style-name="ce9" table:number-columns-repeated="16119"/>
        </table:table-row>
        <table:table-row table:style-name="ro17">
          <table:table-cell table:style-name="ce2104" office:value-type="string" calcext:value-type="string">
            <text:p>Pajzsok</text:p>
          </table:table-cell>
          <table:table-cell table:style-name="ce2132" office:value-type="string" calcext:value-type="string">
            <text:p>Pajzs típus</text:p>
          </table:table-cell>
          <table:table-cell table:style-name="ce2149" office:value-type="string" calcext:value-type="string">
            <text:p>TÉ</text:p>
          </table:table-cell>
          <table:table-cell table:style-name="ce2149" office:value-type="string" calcext:value-type="string">
            <text:p>VÉ</text:p>
          </table:table-cell>
          <table:table-cell table:style-name="ce2132" office:value-type="string" calcext:value-type="string">
            <text:p>SP</text:p>
          </table:table-cell>
          <table:table-cell table:style-name="ce2241" office:value-type="string" calcext:value-type="string">
            <text:p>Sebesség</text:p>
          </table:table-cell>
          <table:table-cell table:style-name="ce2301" office:value-type="string" calcext:value-type="string">
            <text:p>Sebzés</text:p>
            <text:p>Módja</text:p>
          </table:table-cell>
          <table:table-cell table:style-name="ce2308" office:value-type="string" calcext:value-type="string">
            <text:p>Pengehossz</text:p>
          </table:table-cell>
          <table:table-cell table:style-name="ce2316" office:value-type="string" calcext:value-type="string">
            <text:p>Típus</text:p>
          </table:table-cell>
          <table:table-cell table:style-name="ce2330" office:value-type="string" calcext:value-type="string">
            <text:p>Erőbónusz</text:p>
            <text:p>Max</text:p>
          </table:table-cell>
          <table:table-cell table:style-name="ce2241" office:value-type="string" calcext:value-type="string">
            <text:p>Átütés</text:p>
          </table:table-cell>
          <table:table-cell table:style-name="ce2373" office:value-type="string" calcext:value-type="string">
            <text:p>Íves</text:p>
          </table:table-cell>
          <table:table-cell table:style-name="ce2373" office:value-type="string" calcext:value-type="string">
            <text:p>MF</text:p>
          </table:table-cell>
          <table:table-cell table:style-name="ce2373" office:value-type="string" calcext:value-type="string">
            <text:p>KF</text:p>
          </table:table-cell>
          <table:table-cell table:style-name="ce2489" office:value-type="string" calcext:value-type="string">
            <text:p>Harcmodor</text:p>
          </table:table-cell>
          <table:table-cell table:style-name="ce2570"/>
          <table:table-cell table:style-name="ce2585"/>
          <table:table-cell table:style-name="ce982" table:number-columns-repeated="111"/>
          <table:table-cell table:style-name="ce551" table:number-columns-repeated="129"/>
          <table:table-cell table:style-name="ce985" table:number-columns-repeated="8"/>
          <table:table-cell table:style-name="ce9" table:number-columns-repeated="16119"/>
        </table:table-row>
        <table:table-row table:style-name="ro2">
          <table:table-cell table:style-name="ce2101"/>
          <table:table-cell table:style-name="ce2133" office:value-type="string" calcext:value-type="string">
            <text:p>Kis pajzs</text:p>
          </table:table-cell>
          <table:table-cell table:style-name="ce2150" office:value-type="float" office:value="1" calcext:value-type="float">
            <text:p>1</text:p>
          </table:table-cell>
          <table:table-cell table:style-name="ce2150" office:value-type="float" office:value="3" calcext:value-type="float">
            <text:p>3</text:p>
          </table:table-cell>
          <table:table-cell table:style-name="ce2150" office:value-type="float" office:value="0" calcext:value-type="float">
            <text:p>0</text:p>
          </table:table-cell>
          <table:table-cell table:style-name="ce2242" office:value-type="float" office:value="6" calcext:value-type="float">
            <text:p>6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style-name="ce2150" office:value-type="float" office:value="0" calcext:value-type="float">
            <text:p>0</text:p>
          </table:table-cell>
          <table:table-cell table:style-name="ce2302" office:value-type="float" office:value="0" calcext:value-type="float">
            <text:p>0</text:p>
          </table:table-cell>
          <table:table-cell table:style-name="ce2374" office:value-type="float" office:value="0" calcext:value-type="float">
            <text:p>0</text:p>
          </table:table-cell>
          <table:table-cell table:number-columns-repeated="2" table:style-name="ce2470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69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33" office:value-type="string" calcext:value-type="string">
            <text:p>Közepes pajzs</text:p>
          </table:table-cell>
          <table:table-cell table:style-name="ce2150" office:value-type="float" office:value="1" calcext:value-type="float">
            <text:p>1</text:p>
          </table:table-cell>
          <table:table-cell table:style-name="ce2150" office:value-type="float" office:value="10" calcext:value-type="float">
            <text:p>10</text:p>
          </table:table-cell>
          <table:table-cell table:style-name="ce2150" office:value-type="float" office:value="0" calcext:value-type="float">
            <text:p>0</text:p>
          </table:table-cell>
          <table:table-cell table:style-name="ce224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style-name="ce2150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74" office:value-type="float" office:value="0" calcext:value-type="float">
            <text:p>0</text:p>
          </table:table-cell>
          <table:table-cell table:number-columns-repeated="2" table:style-name="ce2470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69" office:value-type="string" calcext:value-type="string">
            <text:p>Erő követelmény: +1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33" office:value-type="string" calcext:value-type="string">
            <text:p>Nagy pajzs</text:p>
          </table:table-cell>
          <table:table-cell table:style-name="ce2150" office:value-type="float" office:value="1" calcext:value-type="float">
            <text:p>1</text:p>
          </table:table-cell>
          <table:table-cell table:style-name="ce2150" office:value-type="float" office:value="16" calcext:value-type="float">
            <text:p>16</text:p>
          </table:table-cell>
          <table:table-cell table:style-name="ce2150" office:value-type="float" office:value="0" calcext:value-type="float">
            <text:p>0</text:p>
          </table:table-cell>
          <table:table-cell table:style-name="ce2242" office:value-type="float" office:value="9" calcext:value-type="float">
            <text:p>9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style-name="ce2150" office:value-type="float" office:value="4" calcext:value-type="float">
            <text:p>4</text:p>
          </table:table-cell>
          <table:table-cell table:style-name="ce2302" office:value-type="float" office:value="0" calcext:value-type="float">
            <text:p>0</text:p>
          </table:table-cell>
          <table:table-cell table:style-name="ce2374" office:value-type="float" office:value="0" calcext:value-type="float">
            <text:p>0</text:p>
          </table:table-cell>
          <table:table-cell table:number-columns-repeated="2" table:style-name="ce2470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69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982" table:number-columns-repeated="15"/>
          <table:table-cell table:style-name="ce2585"/>
          <table:table-cell table:style-name="ce982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1"/>
          <table:table-cell table:style-name="ce2134" office:value-type="string" calcext:value-type="string">
            <text:p>Fegyver</text:p>
          </table:table-cell>
          <table:table-cell table:style-name="ce2134" office:value-type="string" calcext:value-type="string">
            <text:p>CÉ</text:p>
          </table:table-cell>
          <table:table-cell table:style-name="ce2134" office:value-type="string" calcext:value-type="string">
            <text:p>Osztó</text:p>
          </table:table-cell>
          <table:table-cell table:style-name="ce2134" office:value-type="string" calcext:value-type="string">
            <text:p>SP</text:p>
          </table:table-cell>
          <table:table-cell table:style-name="ce2245" office:value-type="string" calcext:value-type="string">
            <text:p>Sebesség</text:p>
          </table:table-cell>
          <table:table-cell table:style-name="ce2245" office:value-type="string" calcext:value-type="string">
            <text:p>Sebzés</text:p>
            <text:p>Módja</text:p>
          </table:table-cell>
          <table:table-cell table:style-name="ce2245" office:value-type="string" calcext:value-type="string">
            <text:p>Hatótáv</text:p>
          </table:table-cell>
          <table:table-cell table:style-name="ce2134" office:value-type="string" calcext:value-type="string">
            <text:p>Tipus</text:p>
          </table:table-cell>
          <table:table-cell table:style-name="ce2331" office:value-type="string" calcext:value-type="string">
            <text:p>Erőbónusz</text:p>
            <text:p>Max</text:p>
          </table:table-cell>
          <table:table-cell table:style-name="ce2245" office:value-type="string" calcext:value-type="string">
            <text:p>Átütés</text:p>
          </table:table-cell>
          <table:table-cell table:style-name="ce2134" table:number-columns-repeated="3"/>
          <table:table-cell table:style-name="ce2245" office:value-type="string" calcext:value-type="string">
            <text:p>Harcmodor</text:p>
          </table:table-cell>
          <table:table-cell table:style-name="ce2571" office:value-type="string" calcext:value-type="string">
            <text:p>Megjegyzés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1" office:value-type="string" calcext:value-type="string">
            <text:p>Hajítófegyverek</text:p>
          </table:table-cell>
          <table:table-cell table:style-name="ce2135"/>
          <table:table-cell table:style-name="ce2151" table:number-columns-repeated="2"/>
          <table:table-cell table:style-name="ce2129" table:number-columns-repeated="11"/>
          <table:table-cell table:style-name="ce2566"/>
          <table:table-cell table:style-name="ce2585"/>
          <table:table-cell table:style-name="ce982" table:number-columns-repeated="111"/>
          <table:table-cell table:style-name="ce2084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36" office:value-type="string" calcext:value-type="string">
            <text:p>Bola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226" office:value-type="string" calcext:value-type="string">
            <text:p>-</text:p>
          </table:table-cell>
          <table:table-cell table:style-name="ce2284" office:value-type="float" office:value="11" calcext:value-type="float">
            <text:p>11</text:p>
          </table:table-cell>
          <table:table-cell table:style-name="ce2226" office:value-type="string" calcext:value-type="string">
            <text:p>-</text:p>
          </table:table-cell>
          <table:table-cell table:style-name="ce2226" office:value-type="string" calcext:value-type="string">
            <text:p>20m</text:p>
          </table:table-cell>
          <table:table-cell table:style-name="ce2234" office:value-type="string" calcext:value-type="string">
            <text:p>egykezes</text:p>
          </table:table-cell>
          <table:table-cell table:number-columns-repeated="2" table:style-name="ce2226" office:value-type="float" office:value="0" calcext:value-type="float">
            <text:p>0</text:p>
          </table:table-cell>
          <table:table-cell table:style-name="ce2377"/>
          <table:table-cell table:style-name="ce2471" table:number-columns-repeated="2"/>
          <table:table-cell table:style-name="ce2478" office:value-type="string" calcext:value-type="string">
            <text:p>hajítás</text:p>
          </table:table-cell>
          <table:table-cell table:style-name="ce2572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10"/>
          <table:table-cell table:style-name="ce2137" office:value-type="string" calcext:value-type="string">
            <text:p>Dárda</text:p>
          </table:table-cell>
          <table:table-cell table:style-name="ce1010" office:value-type="float" office:value="4" calcext:value-type="float">
            <text:p>4</text:p>
          </table:table-cell>
          <table:table-cell table:style-name="ce2154" office:value-type="float" office:value="2" calcext:value-type="float">
            <text:p>2</text:p>
          </table:table-cell>
          <table:table-cell table:style-name="ce2224" office:value-type="float" office:value="3" calcext:value-type="float">
            <text:p>3</text:p>
          </table:table-cell>
          <table:table-cell table:style-name="ce2239" office:value-type="float" office:value="9" calcext:value-type="float">
            <text:p>9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string" calcext:value-type="string">
            <text:p>5m</text:p>
            <text:p>+(Erő x 3)</text:p>
          </table:table-cell>
          <table:table-cell table:style-name="ce2325" office:value-type="string" calcext:value-type="string">
            <text:p>egykezes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float" office:value="3" calcext:value-type="float">
            <text:p>3</text:p>
          </table:table-cell>
          <table:table-cell table:style-name="ce2372" table:number-columns-repeated="3"/>
          <table:table-cell table:style-name="ce2487" office:value-type="string" calcext:value-type="string">
            <text:p>hajítás</text:p>
          </table:table-cell>
          <table:table-cell table:style-name="ce2573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8" office:value-type="string" calcext:value-type="string">
            <text:p>Dobócsillag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227" office:value-type="float" office:value="-3" calcext:value-type="float">
            <text:p>-3</text:p>
          </table:table-cell>
          <table:table-cell table:style-name="ce2288" office:value-type="float" office:value="5" calcext:value-type="float">
            <text:p>5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string" calcext:value-type="string">
            <text:p>15m</text:p>
          </table:table-cell>
          <table:table-cell table:style-name="ce2235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378"/>
          <table:table-cell table:style-name="ce2471" table:number-columns-repeated="2"/>
          <table:table-cell table:style-name="ce2478" office:value-type="string" calcext:value-type="string">
            <text:p>hajítás</text:p>
          </table:table-cell>
          <table:table-cell table:style-name="ce2574"/>
          <table:table-cell table:style-name="ce2585"/>
          <table:table-cell table:style-name="ce982" table:number-columns-repeated="111"/>
          <table:table-cell table:style-name="ce548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36" office:value-type="string" calcext:value-type="string">
            <text:p>Dobóháló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226" office:value-type="string" calcext:value-type="string">
            <text:p>-</text:p>
          </table:table-cell>
          <table:table-cell table:style-name="ce2284" office:value-type="float" office:value="11" calcext:value-type="float">
            <text:p>11</text:p>
          </table:table-cell>
          <table:table-cell table:style-name="ce2226" office:value-type="string" calcext:value-type="string">
            <text:p>-</text:p>
          </table:table-cell>
          <table:table-cell table:style-name="ce2226" office:value-type="string" calcext:value-type="string">
            <text:p>4m +Erő</text:p>
          </table:table-cell>
          <table:table-cell table:style-name="ce2313" office:value-type="string" calcext:value-type="string">
            <text:p>egykezes</text:p>
          </table:table-cell>
          <table:table-cell table:number-columns-repeated="2" table:style-name="ce2226" office:value-type="float" office:value="0" calcext:value-type="float">
            <text:p>0</text:p>
          </table:table-cell>
          <table:table-cell table:style-name="ce2377"/>
          <table:table-cell table:style-name="ce2471" table:number-columns-repeated="2"/>
          <table:table-cell table:style-name="ce2478" office:value-type="string" calcext:value-type="string">
            <text:p>hajítás</text:p>
          </table:table-cell>
          <table:table-cell table:style-name="ce2572"/>
          <table:table-cell table:style-name="ce2585"/>
          <table:table-cell table:style-name="ce982" table:number-columns-repeated="111"/>
          <table:table-cell table:style-name="ce1051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38" office:value-type="string" calcext:value-type="string">
            <text:p>Hajítóbárd</text:p>
          </table:table-cell>
          <table:table-cell table:style-name="ce1010" office:value-type="float" office:value="2" calcext:value-type="float">
            <text:p>2</text:p>
          </table:table-cell>
          <table:table-cell table:style-name="ce2154" office:value-type="float" office:value="2" calcext:value-type="float">
            <text:p>2</text:p>
          </table:table-cell>
          <table:table-cell table:style-name="ce2227" office:value-type="float" office:value="2" calcext:value-type="float">
            <text:p>2</text:p>
          </table:table-cell>
          <table:table-cell table:style-name="ce2288" office:value-type="float" office:value="7" calcext:value-type="float">
            <text:p>7</text:p>
          </table:table-cell>
          <table:table-cell table:style-name="ce2227" office:value-type="string" calcext:value-type="string">
            <text:p>Z</text:p>
          </table:table-cell>
          <table:table-cell table:style-name="ce2227" office:value-type="string" calcext:value-type="string">
            <text:p><text:span text:style-name="T73">20m</text:span></text:p>
            <text:p><text:span text:style-name="T74">+(Erő x 4) </text:span></text:p>
          </table:table-cell>
          <table:table-cell table:style-name="ce2313" office:value-type="string" calcext:value-type="string">
            <text:p>egykezes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0" calcext:value-type="float">
            <text:p>0</text:p>
          </table:table-cell>
          <table:table-cell table:style-name="ce2378"/>
          <table:table-cell table:style-name="ce2471" table:number-columns-repeated="2"/>
          <table:table-cell table:style-name="ce2478" office:value-type="string" calcext:value-type="string">
            <text:p>hajítás</text:p>
          </table:table-cell>
          <table:table-cell table:style-name="ce2575" office:value-type="string" calcext:value-type="string">
            <text:p>Pajzsba dobva csökkenti annak Védő Értékét a dobott SP értékkel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7"/>
          <table:table-cell table:style-name="ce2139" office:value-type="string" calcext:value-type="string">
            <text:p>Hajítótőr</text:p>
          </table:table-cell>
          <table:table-cell table:style-name="ce981" office:value-type="float" office:value="3" calcext:value-type="float">
            <text:p>3</text:p>
          </table:table-cell>
          <table:table-cell table:style-name="ce2155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289" office:value-type="float" office:value="6" calcext:value-type="float">
            <text:p>6</text:p>
          </table:table-cell>
          <table:table-cell table:style-name="ce2228" office:value-type="string" calcext:value-type="string">
            <text:p>S</text:p>
          </table:table-cell>
          <table:table-cell table:style-name="ce2228" office:value-type="string" calcext:value-type="string">
            <text:p>15m</text:p>
          </table:table-cell>
          <table:table-cell table:style-name="ce2326" office:value-type="string" calcext:value-type="string">
            <text:p>egykeze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0" calcext:value-type="float">
            <text:p>0</text:p>
          </table:table-cell>
          <table:table-cell table:style-name="ce2228"/>
          <table:table-cell table:style-name="ce2472" table:number-columns-repeated="2"/>
          <table:table-cell table:style-name="ce2490" office:value-type="string" calcext:value-type="string">
            <text:p>hajítás</text:p>
          </table:table-cell>
          <table:table-cell table:style-name="ce257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85"/>
          <table:table-cell table:style-name="ce982" table:number-columns-repeated="111"/>
          <table:table-cell table:style-name="ce551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38" office:value-type="string" calcext:value-type="string">
            <text:p>Kő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227" office:value-type="float" office:value="-10" calcext:value-type="float">
            <text:p>-10</text:p>
          </table:table-cell>
          <table:table-cell table:style-name="ce2288" office:value-type="float" office:value="6" calcext:value-type="float">
            <text:p>6</text:p>
          </table:table-cell>
          <table:table-cell table:style-name="ce2227" office:value-type="string" calcext:value-type="string">
            <text:p>Z</text:p>
          </table:table-cell>
          <table:table-cell table:style-name="ce2309" office:value-type="string" calcext:value-type="string">
            <text:p>20m</text:p>
            <text:p>+(Erő x 5) </text:p>
          </table:table-cell>
          <table:table-cell table:style-name="ce2235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379"/>
          <table:table-cell table:style-name="ce2473" table:number-columns-repeated="2"/>
          <table:table-cell table:style-name="ce2478" office:value-type="string" calcext:value-type="string">
            <text:p>hajítás</text:p>
          </table:table-cell>
          <table:table-cell table:style-name="ce2574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0"/>
          <table:table-cell table:style-name="ce2130" office:value-type="string" calcext:value-type="string">
            <text:p>Lasszó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224" office:value-type="string" calcext:value-type="string">
            <text:p>-</text:p>
          </table:table-cell>
          <table:table-cell table:style-name="ce2239" office:value-type="float" office:value="10" calcext:value-type="float">
            <text:p>10</text:p>
          </table:table-cell>
          <table:table-cell table:style-name="ce2224" office:value-type="string" calcext:value-type="string">
            <text:p>-</text:p>
          </table:table-cell>
          <table:table-cell table:style-name="ce2224" office:value-type="string" calcext:value-type="string">
            <text:p>10m</text:p>
          </table:table-cell>
          <table:table-cell table:style-name="ce2313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style-name="ce2372" table:number-columns-repeated="3"/>
          <table:table-cell table:style-name="ce2487" office:value-type="string" calcext:value-type="string">
            <text:p>hajítás</text:p>
          </table:table-cell>
          <table:table-cell table:style-name="ce2577" office:value-type="string" calcext:value-type="string">
            <text:p>Sebesülés az esés következtében lehet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30" office:value-type="string" calcext:value-type="string">
            <text:p>Parittya</text:p>
          </table:table-cell>
          <table:table-cell table:style-name="ce1010" office:value-type="float" office:value="3" calcext:value-type="float">
            <text:p>3</text:p>
          </table:table-cell>
          <table:table-cell table:style-name="ce2154" office:value-type="float" office:value="2" calcext:value-type="float">
            <text:p>2</text:p>
          </table:table-cell>
          <table:table-cell table:style-name="ce2224" office:value-type="float" office:value="2" calcext:value-type="float">
            <text:p>2</text:p>
          </table:table-cell>
          <table:table-cell table:style-name="ce2239" office:value-type="float" office:value="10" calcext:value-type="float">
            <text:p>10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string" calcext:value-type="string">
            <text:p>70m</text:p>
          </table:table-cell>
          <table:table-cell table:style-name="ce2313" office:value-type="string" calcext:value-type="string">
            <text:p>egykezes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0" calcext:value-type="float">
            <text:p>0</text:p>
          </table:table-cell>
          <table:table-cell table:style-name="ce2372"/>
          <table:table-cell table:style-name="ce2474" table:number-columns-repeated="2"/>
          <table:table-cell table:style-name="ce2487" office:value-type="string" calcext:value-type="string">
            <text:p>hajítás</text:p>
          </table:table-cell>
          <table:table-cell table:style-name="ce2578" office:value-type="string" calcext:value-type="string">
            <text:p>SFÉ duplán számít ellene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8" office:value-type="string" calcext:value-type="string">
            <text:p>Ramiera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288" office:value-type="float" office:value="7" calcext:value-type="float">
            <text:p>7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string" calcext:value-type="string">
            <text:p>10m</text:p>
          </table:table-cell>
          <table:table-cell table:style-name="ce2235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378"/>
          <table:table-cell table:style-name="ce2471" table:number-columns-repeated="2"/>
          <table:table-cell table:style-name="ce2478" office:value-type="string" calcext:value-type="string">
            <text:p>hajítás</text:p>
          </table:table-cell>
          <table:table-cell table:style-name="ce2575"/>
          <table:table-cell table:style-name="ce2585"/>
          <table:table-cell table:style-name="ce982" table:number-columns-repeated="111"/>
          <table:table-cell table:style-name="ce2084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0"/>
          <table:table-cell table:style-name="ce2130" office:value-type="string" calcext:value-type="string">
            <text:p>Tőr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224" office:value-type="float" office:value="0" calcext:value-type="float">
            <text:p>0</text:p>
          </table:table-cell>
          <table:table-cell table:style-name="ce2239" office:value-type="float" office:value="7" calcext:value-type="float">
            <text:p>7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string" calcext:value-type="string">
            <text:p>10m</text:p>
          </table:table-cell>
          <table:table-cell table:style-name="ce2313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style-name="ce2372" table:number-columns-repeated="3"/>
          <table:table-cell table:style-name="ce2487" office:value-type="string" calcext:value-type="string">
            <text:p>hajítás</text:p>
          </table:table-cell>
          <table:table-cell table:style-name="ce2569"/>
          <table:table-cell table:style-name="ce2585"/>
          <table:table-cell table:style-name="ce982" table:number-columns-repeated="111"/>
          <table:table-cell table:style-name="ce2589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1785"/>
          <table:table-cell table:style-name="ce1701" table:number-columns-repeated="2"/>
          <table:table-cell table:style-name="ce1785" table:number-columns-repeated="11"/>
          <table:table-cell table:style-name="ce210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11" office:value-type="string" calcext:value-type="string">
            <text:p>Íjász lőfegyverek</text:p>
          </table:table-cell>
          <table:table-cell table:style-name="ce2140" office:value-type="string" calcext:value-type="string">
            <text:p>Rövid íj</text:p>
          </table:table-cell>
          <table:table-cell table:style-name="ce1013" office:value-type="float" office:value="5" calcext:value-type="float">
            <text:p>5</text:p>
          </table:table-cell>
          <table:table-cell table:style-name="ce2157" office:value-type="float" office:value="3" calcext:value-type="float">
            <text:p>3</text:p>
          </table:table-cell>
          <table:table-cell table:style-name="ce2231" office:value-type="float" office:value="1" calcext:value-type="float">
            <text:p>1</text:p>
          </table:table-cell>
          <table:table-cell table:style-name="ce2290" office:value-type="float" office:value="6" calcext:value-type="float">
            <text:p>6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string" calcext:value-type="string">
            <text:p>60m</text:p>
          </table:table-cell>
          <table:table-cell table:style-name="ce2327" office:value-type="string" calcext:value-type="string">
            <text:p>kétkezes</text:p>
          </table:table-cell>
          <table:table-cell table:style-name="ce2231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464"/>
          <table:table-cell table:style-name="ce2475" table:number-columns-repeated="2"/>
          <table:table-cell table:style-name="ce2482" office:value-type="string" calcext:value-type="string">
            <text:p>íjászat</text:p>
          </table:table-cell>
          <table:table-cell table:style-name="ce2579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41" office:value-type="string" calcext:value-type="string">
            <text:p>Hosszú íj</text:p>
          </table:table-cell>
          <table:table-cell table:style-name="ce981" office:value-type="float" office:value="6" calcext:value-type="float">
            <text:p>6</text:p>
          </table:table-cell>
          <table:table-cell table:style-name="ce2155" office:value-type="float" office:value="3" calcext:value-type="float">
            <text:p>3</text:p>
          </table:table-cell>
          <table:table-cell table:style-name="ce2232" office:value-type="float" office:value="3" calcext:value-type="float">
            <text:p>3</text:p>
          </table:table-cell>
          <table:table-cell table:style-name="ce2291" office:value-type="float" office:value="8" calcext:value-type="float">
            <text:p>8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string" calcext:value-type="string">
            <text:p>120m</text:p>
          </table:table-cell>
          <table:table-cell table:style-name="ce2232" office:value-type="string" calcext:value-type="string">
            <text:p>kétkezes</text:p>
          </table:table-cell>
          <table:table-cell table:style-name="ce2232" office:value-type="float" office:value="3" calcext:value-type="float">
            <text:p>3</text:p>
          </table:table-cell>
          <table:table-cell table:style-name="ce2232" office:value-type="float" office:value="0" calcext:value-type="float">
            <text:p>0</text:p>
          </table:table-cell>
          <table:table-cell table:style-name="ce2232"/>
          <table:table-cell table:style-name="ce2476" table:number-columns-repeated="2"/>
          <table:table-cell table:style-name="ce2479" office:value-type="string" calcext:value-type="string">
            <text:p>íjászat</text:p>
          </table:table-cell>
          <table:table-cell table:style-name="ce2580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38" office:value-type="string" calcext:value-type="string">
            <text:p>Visszacsapó íj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227" office:value-type="float" office:value="4" calcext:value-type="float">
            <text:p>4</text:p>
          </table:table-cell>
          <table:table-cell table:style-name="ce2288" office:value-type="float" office:value="8" calcext:value-type="float">
            <text:p>8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string" calcext:value-type="string">
            <text:p>160m</text:p>
          </table:table-cell>
          <table:table-cell table:style-name="ce2235" office:value-type="string" calcext:value-type="string">
            <text:p>kétkezes</text:p>
          </table:table-cell>
          <table:table-cell table:style-name="ce2227" office:value-type="float" office:value="4" calcext:value-type="float">
            <text:p>4</text:p>
          </table:table-cell>
          <table:table-cell table:style-name="ce2227" office:value-type="float" office:value="3" calcext:value-type="float">
            <text:p>3</text:p>
          </table:table-cell>
          <table:table-cell table:style-name="ce2378"/>
          <table:table-cell table:style-name="ce2471" table:number-columns-repeated="2"/>
          <table:table-cell table:style-name="ce2478" office:value-type="string" calcext:value-type="string">
            <text:p>íjászat</text:p>
          </table:table-cell>
          <table:table-cell table:style-name="ce2574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38" office:value-type="string" calcext:value-type="string">
            <text:p>Elf íj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227" office:value-type="float" office:value="4" calcext:value-type="float">
            <text:p>4</text:p>
          </table:table-cell>
          <table:table-cell table:style-name="ce2288" office:value-type="float" office:value="7" calcext:value-type="float">
            <text:p>7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string" calcext:value-type="string">
            <text:p>120m</text:p>
          </table:table-cell>
          <table:table-cell table:style-name="ce2235" office:value-type="string" calcext:value-type="string">
            <text:p>két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378"/>
          <table:table-cell table:style-name="ce2471" table:number-columns-repeated="2"/>
          <table:table-cell table:style-name="ce2478" office:value-type="string" calcext:value-type="string">
            <text:p>íjászat</text:p>
          </table:table-cell>
          <table:table-cell table:style-name="ce257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85"/>
          <table:table-cell table:style-name="ce982" table:number-columns-repeated="111"/>
          <table:table-cell table:style-name="ce548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0" office:value-type="string" calcext:value-type="string">
            <text:p>Fúvócső, kicsi</text:p>
          </table:table-cell>
          <table:table-cell table:style-name="ce1010" office:value-type="float" office:value="4" calcext:value-type="float">
            <text:p>4</text:p>
          </table:table-cell>
          <table:table-cell table:style-name="ce2154" office:value-type="float" office:value="2" calcext:value-type="float">
            <text:p>2</text:p>
          </table:table-cell>
          <table:table-cell table:style-name="ce2224" office:value-type="string" calcext:value-type="string">
            <text:p>spec</text:p>
          </table:table-cell>
          <table:table-cell table:style-name="ce2239" office:value-type="float" office:value="9" calcext:value-type="float">
            <text:p>9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string" calcext:value-type="string">
            <text:p>16m</text:p>
          </table:table-cell>
          <table:table-cell table:style-name="ce2313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style-name="ce2372"/>
          <table:table-cell table:style-name="ce2474" table:number-columns-repeated="2"/>
          <table:table-cell table:style-name="ce2487" office:value-type="string" calcext:value-type="string">
            <text:p>íjászat</text:p>
          </table:table-cell>
          <table:table-cell table:style-name="ce2577" office:value-type="string" calcext:value-type="string">
            <text:p>k20 dobásnál: 20-as dobás: 1 ÉP, különben 0 ÉP</text:p>
          </table:table-cell>
          <table:table-cell table:style-name="ce2585"/>
          <table:table-cell table:style-name="ce982" table:number-columns-repeated="111"/>
          <table:table-cell table:style-name="ce2589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2"/>
          <table:table-cell table:style-name="ce2142" office:value-type="string" calcext:value-type="string">
            <text:p>Fúvócső, vadász</text:p>
          </table:table-cell>
          <table:table-cell table:style-name="ce2152" office:value-type="float" office:value="5" calcext:value-type="float">
            <text:p>5</text:p>
          </table:table-cell>
          <table:table-cell table:style-name="ce2160" office:value-type="float" office:value="3" calcext:value-type="float">
            <text:p>3</text:p>
          </table:table-cell>
          <table:table-cell table:style-name="ce2233" office:value-type="float" office:value="-10" calcext:value-type="float">
            <text:p>-10</text:p>
          </table:table-cell>
          <table:table-cell table:style-name="ce2292" office:value-type="float" office:value="10" calcext:value-type="float">
            <text:p>10</text:p>
          </table:table-cell>
          <table:table-cell table:style-name="ce2233" office:value-type="string" calcext:value-type="string">
            <text:p>S</text:p>
          </table:table-cell>
          <table:table-cell table:style-name="ce2233" office:value-type="string" calcext:value-type="string">
            <text:p>30m</text:p>
          </table:table-cell>
          <table:table-cell table:style-name="ce2328" office:value-type="string" calcext:value-type="string">
            <text:p>kétkezes</text:p>
          </table:table-cell>
          <table:table-cell table:number-columns-repeated="2" table:style-name="ce2233" office:value-type="float" office:value="0" calcext:value-type="float">
            <text:p>0</text:p>
          </table:table-cell>
          <table:table-cell table:style-name="ce2466" table:number-columns-repeated="3"/>
          <table:table-cell table:style-name="ce2491" office:value-type="string" calcext:value-type="string">
            <text:p>íjászat</text:p>
          </table:table-cell>
          <table:table-cell table:style-name="ce258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5" office:value-type="string" calcext:value-type="string">
            <text:p>Lövész lőfegyverek</text:p>
          </table:table-cell>
          <table:table-cell table:style-name="ce2136" office:value-type="string" calcext:value-type="string">
            <text:p>Kézi nyílpuska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234" office:value-type="float" office:value="0" calcext:value-type="float">
            <text:p>0</text:p>
          </table:table-cell>
          <table:table-cell table:style-name="ce2284" office:value-type="float" office:value="10" calcext:value-type="float">
            <text:p>10</text:p>
          </table:table-cell>
          <table:table-cell table:style-name="ce2234" office:value-type="string" calcext:value-type="string">
            <text:p>S</text:p>
          </table:table-cell>
          <table:table-cell table:style-name="ce2226" office:value-type="string" calcext:value-type="string">
            <text:p>20m</text:p>
          </table:table-cell>
          <table:table-cell table:style-name="ce2234" office:value-type="string" calcext:value-type="string">
            <text:p>egykezes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377"/>
          <table:table-cell table:style-name="ce2471" table:number-columns-repeated="2"/>
          <table:table-cell table:style-name="ce2478" office:value-type="string" calcext:value-type="string">
            <text:p>lövészet</text:p>
          </table:table-cell>
          <table:table-cell table:style-name="ce2572" office:value-type="string" calcext:value-type="string">
            <text:p>A kézi nyílpuska kevésbé pontos fegyver kis mérete miatt.</text:p>
          </table:table-cell>
          <table:table-cell table:style-name="ce2585"/>
          <table:table-cell table:style-name="ce982" table:number-columns-repeated="111"/>
          <table:table-cell table:style-name="ce2106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1" office:value-type="string" calcext:value-type="string">
            <text:p>Nyílpuska</text:p>
          </table:table-cell>
          <table:table-cell table:style-name="ce981" office:value-type="float" office:value="8" calcext:value-type="float">
            <text:p>8</text:p>
          </table:table-cell>
          <table:table-cell table:style-name="ce981" office:value-type="float" office:value="4" calcext:value-type="float">
            <text:p>4</text:p>
          </table:table-cell>
          <table:table-cell table:style-name="ce2232" office:value-type="float" office:value="6" calcext:value-type="float">
            <text:p>6</text:p>
          </table:table-cell>
          <table:table-cell table:style-name="ce2291" office:value-type="float" office:value="13" calcext:value-type="float">
            <text:p>13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string" calcext:value-type="string">
            <text:p>50m</text:p>
          </table:table-cell>
          <table:table-cell table:style-name="ce2232" office:value-type="string" calcext:value-type="string">
            <text:p>kétkezes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float" office:value="8" calcext:value-type="float">
            <text:p>8</text:p>
          </table:table-cell>
          <table:table-cell table:style-name="ce2232"/>
          <table:table-cell table:style-name="ce2476" table:number-columns-repeated="2"/>
          <table:table-cell table:style-name="ce2479" office:value-type="string" calcext:value-type="string">
            <text:p>lövészet</text:p>
          </table:table-cell>
          <table:table-cell table:style-name="ce2582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8" office:value-type="string" calcext:value-type="string">
            <text:p>Nehéz nyílpuska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4" calcext:value-type="float">
            <text:p>4</text:p>
          </table:table-cell>
          <table:table-cell table:style-name="ce2235" office:value-type="float" office:value="14" calcext:value-type="float">
            <text:p>14</text:p>
          </table:table-cell>
          <table:table-cell table:style-name="ce2288" office:value-type="float" office:value="16" calcext:value-type="float">
            <text:p>16</text:p>
          </table:table-cell>
          <table:table-cell table:style-name="ce2235" office:value-type="string" calcext:value-type="string">
            <text:p>S</text:p>
          </table:table-cell>
          <table:table-cell table:style-name="ce2227" office:value-type="string" calcext:value-type="string">
            <text:p>80m</text:p>
          </table:table-cell>
          <table:table-cell table:style-name="ce2235" office:value-type="string" calcext:value-type="string">
            <text:p>két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227" office:value-type="float" office:value="15" calcext:value-type="float">
            <text:p>15</text:p>
          </table:table-cell>
          <table:table-cell table:style-name="ce2378"/>
          <table:table-cell table:style-name="ce2471" table:number-columns-repeated="2"/>
          <table:table-cell table:style-name="ce2478" office:value-type="string" calcext:value-type="string">
            <text:p>lövészet</text:p>
          </table:table-cell>
          <table:table-cell table:style-name="ce2575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38" office:value-type="string" calcext:value-type="string">
            <text:p>Shadoni páncéltörő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5" calcext:value-type="float">
            <text:p>5</text:p>
          </table:table-cell>
          <table:table-cell table:style-name="ce2235" office:value-type="float" office:value="20" calcext:value-type="float">
            <text:p>20</text:p>
          </table:table-cell>
          <table:table-cell table:style-name="ce2288" office:value-type="string" calcext:value-type="string">
            <text:p>-</text:p>
          </table:table-cell>
          <table:table-cell table:style-name="ce2235" office:value-type="string" calcext:value-type="string">
            <text:p>Z</text:p>
          </table:table-cell>
          <table:table-cell table:style-name="ce2227" office:value-type="string" calcext:value-type="string">
            <text:p>120m</text:p>
          </table:table-cell>
          <table:table-cell table:style-name="ce2235" office:value-type="string" calcext:value-type="string">
            <text:p>két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227" office:value-type="float" office:value="20" calcext:value-type="float">
            <text:p>20</text:p>
          </table:table-cell>
          <table:table-cell table:style-name="ce2378"/>
          <table:table-cell table:style-name="ce2471" table:number-columns-repeated="2"/>
          <table:table-cell table:style-name="ce2478" office:value-type="string" calcext:value-type="string">
            <text:p>lövészet</text:p>
          </table:table-cell>
          <table:table-cell table:style-name="ce2575" office:value-type="string" calcext:value-type="string">
            <text:p>- Újratöltés: 1 emberrel: 3 kör, 2 emberrel: 1 kör</text:p>
            <text:p>- Páncéltörő</text:p>
          </table:table-cell>
          <table:table-cell table:style-name="ce2585"/>
          <table:table-cell table:style-name="ce982" table:number-columns-repeated="111"/>
          <table:table-cell table:number-columns-repeated="132"/>
          <table:table-cell table:style-name="ce982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8" office:value-type="string" calcext:value-type="string">
            <text:p>Kharei nyílpuska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3" calcext:value-type="float">
            <text:p>3</text:p>
          </table:table-cell>
          <table:table-cell table:style-name="ce2235" office:value-type="float" office:value="3" calcext:value-type="float">
            <text:p>3</text:p>
          </table:table-cell>
          <table:table-cell table:style-name="ce2288" office:value-type="float" office:value="6" calcext:value-type="float">
            <text:p>6</text:p>
          </table:table-cell>
          <table:table-cell table:style-name="ce2235" office:value-type="string" calcext:value-type="string">
            <text:p>S</text:p>
          </table:table-cell>
          <table:table-cell table:style-name="ce2227" office:value-type="string" calcext:value-type="string">
            <text:p>50m</text:p>
          </table:table-cell>
          <table:table-cell table:style-name="ce2235" office:value-type="string" calcext:value-type="string">
            <text:p>egykezes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378"/>
          <table:table-cell table:style-name="ce2471" table:number-columns-repeated="2"/>
          <table:table-cell table:style-name="ce2478" office:value-type="string" calcext:value-type="string">
            <text:p>lövészet</text:p>
          </table:table-cell>
          <table:table-cell table:style-name="ce2575" office:value-type="string" calcext:value-type="string">
            <text:p>Míg ki nem fogy a tár. Újratöltés: 1 kör</text:p>
          </table:table-cell>
          <table:table-cell table:style-name="ce2585"/>
          <table:table-cell table:style-name="ce982" table:number-columns-repeated="111"/>
          <table:table-cell table:number-columns-repeated="132"/>
          <table:table-cell table:style-name="ce982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12"/>
          <table:table-cell table:style-name="ce2143" office:value-type="string" calcext:value-type="string">
            <text:p>Aquir nyílpuska</text:p>
          </table:table-cell>
          <table:table-cell table:style-name="ce2152" office:value-type="float" office:value="9" calcext:value-type="float">
            <text:p>9</text:p>
          </table:table-cell>
          <table:table-cell table:style-name="ce2152" office:value-type="float" office:value="4" calcext:value-type="float">
            <text:p>4</text:p>
          </table:table-cell>
          <table:table-cell table:style-name="ce2236" office:value-type="string" calcext:value-type="string">
            <text:p>💀/+6</text:p>
          </table:table-cell>
          <table:table-cell table:style-name="ce2293" office:value-type="float" office:value="7" calcext:value-type="float">
            <text:p>7</text:p>
          </table:table-cell>
          <table:table-cell table:style-name="ce2236" office:value-type="string" calcext:value-type="string">
            <text:p>S</text:p>
          </table:table-cell>
          <table:table-cell table:style-name="ce2310" office:value-type="string" calcext:value-type="string">
            <text:p>50m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float" office:value="20" calcext:value-type="float">
            <text:p>20</text:p>
          </table:table-cell>
          <table:table-cell table:style-name="ce2467" table:number-columns-repeated="3"/>
          <table:table-cell table:style-name="ce2483" office:value-type="string" calcext:value-type="string">
            <text:p>lövészet</text:p>
          </table:table-cell>
          <table:table-cell table:style-name="ce2583" office:value-type="string" calcext:value-type="string">
            <text:p>Halálos hatása és Átütés értéke csak aquir kézben érvényesül</text:p>
          </table:table-cell>
          <table:table-cell table:style-name="ce2585"/>
          <table:table-cell table:style-name="ce982" table:number-columns-repeated="111"/>
          <table:table-cell table:number-columns-repeated="132"/>
          <table:table-cell table:style-name="ce982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15" office:value-type="string" calcext:value-type="string">
            <text:p>Mágikus lövedékek</text:p>
          </table:table-cell>
          <table:table-cell table:style-name="ce984" office:value-type="string" calcext:value-type="string">
            <text:p>Mágiatáv I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0.5" calcext:value-type="float">
            <text:p>0,5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72"/>
          <table:table-cell table:style-name="ce2474" table:number-columns-repeated="2"/>
          <table:table-cell table:style-name="ce2493" office:value-type="string" calcext:value-type="string">
            <text:p>mágikus célzás</text:p>
          </table:table-cell>
          <table:table-cell table:style-name="ce2584"/>
          <table:table-cell table:style-name="ce2585"/>
          <table:table-cell table:style-name="ce982" table:number-columns-repeated="111"/>
          <table:table-cell table:number-columns-repeated="132"/>
          <table:table-cell table:style-name="ce98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4" office:value-type="string" calcext:value-type="string">
            <text:p>Mágiatáv II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72" table:number-columns-repeated="3"/>
          <table:table-cell table:style-name="ce2493" office:value-type="string" calcext:value-type="string">
            <text:p>mágikus célzás</text:p>
          </table:table-cell>
          <table:table-cell table:style-name="ce2584" office:value-type="string" calcext:value-type="string">
            <text:p><text:span text:style-name="T80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85"/>
          <table:table-cell table:style-name="ce982" table:number-columns-repeated="111"/>
          <table:table-cell table:number-columns-repeated="132"/>
          <table:table-cell table:style-name="ce98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4" office:value-type="string" calcext:value-type="string">
            <text:p>Mágiatáv III</text:p>
          </table:table-cell>
          <table:table-cell table:style-name="ce1010" office:value-type="float" office:value="3" calcext:value-type="float">
            <text:p>3</text:p>
          </table:table-cell>
          <table:table-cell table:style-name="ce2154" office:value-type="float" office:value="2" calcext:value-type="float">
            <text:p>2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72" table:number-columns-repeated="3"/>
          <table:table-cell table:style-name="ce2493" office:value-type="string" calcext:value-type="string">
            <text:p>mágikus célzás</text:p>
          </table:table-cell>
          <table:table-cell table:style-name="ce2584" office:value-type="string" calcext:value-type="string">
            <text:p><text:span text:style-name="T80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85"/>
          <table:table-cell table:style-name="ce982" table:number-columns-repeated="111"/>
          <table:table-cell table:number-columns-repeated="132"/>
          <table:table-cell table:style-name="ce98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4" office:value-type="string" calcext:value-type="string">
            <text:p>Mágiatáv IV</text:p>
          </table:table-cell>
          <table:table-cell table:style-name="ce1010" office:value-type="float" office:value="4" calcext:value-type="float">
            <text:p>4</text:p>
          </table:table-cell>
          <table:table-cell table:style-name="ce2154" office:value-type="float" office:value="3" calcext:value-type="float">
            <text:p>3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72" table:number-columns-repeated="3"/>
          <table:table-cell table:style-name="ce2493" office:value-type="string" calcext:value-type="string">
            <text:p>mágikus célzás</text:p>
          </table:table-cell>
          <table:table-cell table:style-name="ce984" office:value-type="string" calcext:value-type="string">
            <text:p><text:span text:style-name="T80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85"/>
          <table:table-cell table:style-name="ce982" table:number-columns-repeated="111"/>
          <table:table-cell table:number-columns-repeated="132"/>
          <table:table-cell table:style-name="ce982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53" table:number-columns-repeated="14"/>
          <table:table-cell table:style-name="ce98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85" table:number-columns-repeated="13"/>
          <table:table-cell/>
          <table:table-cell table:style-name="ce1701"/>
          <table:table-cell table:style-name="ce98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85" table:number-columns-repeated="4"/>
          <table:table-cell table:number-columns-repeated="2"/>
          <table:table-cell table:style-name="ce2153"/>
          <table:table-cell table:style-name="ce98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8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53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3"/>
          <table:covered-table-cell table:style-name="ce1421"/>
          <table:covered-table-cell table:style-name="ce2628"/>
          <table:covered-table-cell table:style-name="ce1421"/>
          <table:table-cell table:style-name="ce9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3"/>
          <table:table-cell table:style-name="ce1413"/>
          <table:table-cell table:style-name="ce2628"/>
          <table:table-cell table:style-name="ce1413"/>
          <table:table-cell table:style-name="ce90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59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Harcmodorok </text:span><text:span text:style-name="T8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598" table:content-validation-name="val214" office:value-type="string" calcext:value-type="string">
            <text:p><text:span text:style-name="T87"><text:a xlink:href="https://github.com/kaktusztea/km100/blob/master/md/kepzettsegek.szekunder/szakma.md" xlink:type="simple">Szakma</text:a></text:span><text:span text:style-name="T8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59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59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59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59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59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59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59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8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59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59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59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59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59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59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59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59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59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59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9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59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59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59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59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59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7"><text:a xlink:href="https://github.com/kaktusztea/km100/blob/master/md/kepzettsegek.primer.misztikus/osi_nyelv_ismerete.md" xlink:type="simple">Ősi nyelv ismerete</text:a></text:span><text:span text:style-name="T87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Anyag szféra </text:span><text:span text:style-name="T8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672"/>
        <table:table-column table:style-name="co65" table:default-cell-style-name="ce2713"/>
        <table:table-column table:style-name="co86" table:default-cell-style-name="ce2721"/>
        <table:table-column table:style-name="co87" table:default-cell-style-name="ce2672"/>
        <table:table-column table:style-name="co88" table:default-cell-style-name="ce2732"/>
        <table:table-column table:style-name="co89" table:default-cell-style-name="ce2672"/>
        <table:table-column table:style-name="co90" table:default-cell-style-name="ce2672"/>
        <table:table-column table:style-name="co91" table:default-cell-style-name="ce2672"/>
        <table:table-column table:style-name="co92" table:default-cell-style-name="ce2740"/>
        <table:table-column table:style-name="co93" table:default-cell-style-name="ce2672"/>
        <table:table-column table:style-name="co94" table:default-cell-style-name="ce2672"/>
        <table:table-column table:style-name="co95" table:default-cell-style-name="Default"/>
        <table:table-column table:style-name="co96" table:default-cell-style-name="ce2672"/>
        <table:table-column table:style-name="co97" table:default-cell-style-name="ce2672"/>
        <table:table-column table:style-name="co98" table:default-cell-style-name="ce2672"/>
        <table:table-column table:style-name="co8" table:default-cell-style-name="Default"/>
        <table:table-row table:style-name="ro3">
          <table:table-cell table:style-name="ce264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712"/>
          <table:covered-table-cell table:style-name="ce2720"/>
          <table:covered-table-cell table:style-name="ce2728"/>
          <table:covered-table-cell table:style-name="ce2729"/>
          <table:covered-table-cell table:number-columns-repeated="3" table:style-name="ce2728"/>
          <table:covered-table-cell table:style-name="ce2739"/>
          <table:covered-table-cell table:number-columns-repeated="2" table:style-name="ce2728"/>
          <table:covered-table-cell/>
          <table:covered-table-cell table:style-name="ce2728"/>
          <table:covered-table-cell table:number-columns-repeated="3"/>
        </table:table-row>
        <table:table-row table:style-name="ro2">
          <table:table-cell table:number-columns-repeated="4"/>
          <table:table-cell table:style-name="ce2729"/>
          <table:table-cell table:style-name="ce2728"/>
          <table:table-cell table:number-columns-repeated="10"/>
        </table:table-row>
        <table:table-row table:style-name="ro2">
          <table:table-cell table:style-name="ce2673" office:value-type="string" calcext:value-type="string">
            <text:p>Általános fortélyok</text:p>
          </table:table-cell>
          <table:table-cell table:style-name="ce2714" office:value-type="string" calcext:value-type="string">
            <text:p>Max fok</text:p>
          </table:table-cell>
          <table:table-cell table:style-name="ce2714" office:value-type="string" calcext:value-type="string">
            <text:p>Kiterjeszti</text:p>
          </table:table-cell>
          <table:table-cell/>
          <table:table-cell table:style-name="ce2730" office:value-type="string" calcext:value-type="string">
            <text:p>Kiemelt Fortélyok</text:p>
          </table:table-cell>
          <table:table-cell table:style-name="ce2728"/>
          <table:table-cell/>
          <table:table-cell table:style-name="ce2730" office:value-type="string" calcext:value-type="string">
            <text:p>Faj Hátterek</text:p>
          </table:table-cell>
          <table:table-cell table:style-name="ce2730" office:value-type="string" calcext:value-type="string">
            <text:p>Karma Hátterek</text:p>
          </table:table-cell>
          <table:table-cell table:style-name="ce2730" office:value-type="string" calcext:value-type="string">
            <text:p>Leíró Hátterek</text:p>
          </table:table-cell>
          <table:table-cell/>
          <table:table-cell table:style-name="ce2673" office:value-type="string" calcext:value-type="string">
            <text:p>Nyelvek</text:p>
          </table:table-cell>
          <table:table-cell table:style-name="ce2730" office:value-type="string" calcext:value-type="string">
            <text:p>Rövidítés</text:p>
          </table:table-cell>
          <table:table-cell table:style-name="Default"/>
          <table:table-cell table:style-name="ce2673" office:value-type="string" calcext:value-type="string">
            <text:p>Varázslási módszerek</text:p>
          </table:table-cell>
          <table:table-cell table:style-name="ce2672"/>
        </table:table-row>
        <table:table-row table:style-name="ro2">
          <table:table-cell table:style-name="ce2688"/>
          <table:table-cell table:style-name="ce2715"/>
          <table:table-cell table:style-name="ce2722"/>
          <table:table-cell/>
          <table:table-cell table:style-name="Default"/>
          <table:table-cell table:style-name="ce2728"/>
          <table:table-cell/>
          <table:table-cell table:style-name="ce2688"/>
          <table:table-cell table:style-name="ce2672"/>
          <table:table-cell table:style-name="Default"/>
          <table:table-cell/>
          <table:table-cell table:style-name="ce2732"/>
          <table:table-cell/>
          <table:table-cell table:style-name="Default"/>
          <table:table-cell/>
          <table:table-cell table:style-name="ce267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716" office:value-type="float" office:value="0" calcext:value-type="float">
            <text:p>0</text:p>
          </table:table-cell>
          <table:table-cell table:number-columns-repeated="2"/>
          <table:table-cell table:style-name="ce269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728"/>
          <table:table-cell/>
          <table:table-cell table:style-name="ce269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69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41" office:value-type="string" calcext:value-type="string">
            <text:p><text:span text:style-name="T81">➖➖➖ </text:span><text:span text:style-name="T101">Származás </text:span><text:span text:style-name="T102">➖➖➖</text:span></text:p>
          </table:table-cell>
          <table:table-cell/>
          <table:table-cell table:style-name="ce2732" office:value-type="string" calcext:value-type="string">
            <text:p><text:span text:style-name="T81">➖➖➖ </text:span><text:span text:style-name="T103">Godoni nyelvek </text:span><text:span text:style-name="T104">➖➖➖</text:span></text:p>
          </table:table-cell>
          <table:table-cell/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728"/>
          <table:table-cell/>
          <table:table-cell table:style-name="ce269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69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93" office:value-type="string" calcext:value-type="string">
            <text:p>Árva</text:p>
          </table:table-cell>
          <table:table-cell/>
          <table:table-cell table:style-name="ce273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3" office:value-type="string" calcext:value-type="string">
            <text:p><text:span text:style-name="T96"><text:a xlink:href="https://github.com/kaktusztea/km100/blob/master/md/fortelyok.kiemelt/nyelvismeret.md" xlink:type="simple">Nyelvismeret</text:a></text:span><text:span text:style-name="T96"> 🔁</text:span></text:p>
          </table:table-cell>
          <table:table-cell table:style-name="ce2728"/>
          <table:table-cell/>
          <table:table-cell table:style-name="ce269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69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93" office:value-type="string" calcext:value-type="string">
            <text:p>Erdőlakó</text:p>
          </table:table-cell>
          <table:table-cell/>
          <table:table-cell table:style-name="ce273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9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69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93" office:value-type="string" calcext:value-type="string">
            <text:p>Jobbágy</text:p>
          </table:table-cell>
          <table:table-cell/>
          <table:table-cell table:style-name="ce273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30" office:value-type="string" calcext:value-type="string">
            <text:p>Szabad Fortélyok</text:p>
          </table:table-cell>
          <table:table-cell table:style-name="ce2734" office:value-type="string" calcext:value-type="string">
            <text:p>Kiterjeszti</text:p>
          </table:table-cell>
          <table:table-cell/>
          <table:table-cell table:style-name="ce269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69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93" office:value-type="string" calcext:value-type="string">
            <text:p>Nemes</text:p>
          </table:table-cell>
          <table:table-cell/>
          <table:table-cell table:style-name="ce273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88"/>
          <table:table-cell table:style-name="ce2735"/>
          <table:table-cell/>
          <table:table-cell table:style-name="ce269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69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93" office:value-type="string" calcext:value-type="string">
            <text:p>Polgár</text:p>
          </table:table-cell>
          <table:table-cell/>
          <table:table-cell table:style-name="ce273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ce2723"/>
          <table:table-cell/>
          <table:table-cell table:style-name="ce269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727" office:value-type="string" calcext:value-type="string">
            <text:p><text:span text:style-name="T97">🟩</text:span> Befolyásolás, Emberismeret</text:p>
          </table:table-cell>
          <table:table-cell/>
          <table:table-cell table:style-name="ce269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69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93" office:value-type="string" calcext:value-type="string">
            <text:p>Városlakó</text:p>
          </table:table-cell>
          <table:table-cell/>
          <table:table-cell table:style-name="ce273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3">
          <table:table-cell table:style-name="ce2690" office:value-type="string" calcext:value-type="string">
            <text:p>➖➖➖ Általános ➖➖➖</text:p>
          </table:table-cell>
          <table:table-cell table:style-name="ce2716" office:value-type="float" office:value="0" calcext:value-type="float">
            <text:p>0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727" office:value-type="string" calcext:value-type="string">
            <text:p><text:span text:style-name="T98">🟥</text:span> Kvantikum</text:p>
          </table:table-cell>
          <table:table-cell/>
          <table:table-cell table:style-name="ce269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69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741" office:value-type="string" calcext:value-type="string">
            <text:p><text:span text:style-name="T81">➖➖➖ Jellem, fóbiák, hobbik</text:span><text:span text:style-name="T101"> </text:span><text:span text:style-name="T102">➖➖➖ </text:span></text:p>
          </table:table-cell>
          <table:table-cell/>
          <table:table-cell table:style-name="ce273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3">
          <table:table-cell table:style-name="ce268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727" office:value-type="string" calcext:value-type="string">
            <text:p><text:span text:style-name="T91">🟩</text:span><text:span text:style-name="T99"> </text:span>Befolyásolás, Emberismeret</text:p>
          </table:table-cell>
          <table:table-cell/>
          <table:table-cell table:style-name="ce269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69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741" office:value-type="string" calcext:value-type="string">
            <text:p>Élet</text:p>
          </table:table-cell>
          <table:table-cell/>
          <table:table-cell table:style-name="ce273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3">
          <table:table-cell table:style-name="ce268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727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69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69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741" office:value-type="string" calcext:value-type="string">
            <text:p>Rend</text:p>
          </table:table-cell>
          <table:table-cell/>
          <table:table-cell table:style-name="ce273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9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3">
          <table:table-cell table:style-name="ce268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727" office:value-type="string" calcext:value-type="string">
            <text:p>Érzékenység Tulajdonságodat segíti ízlelés esetén</text:p>
          </table:table-cell>
          <table:table-cell/>
          <table:table-cell table:style-name="ce269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69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741" office:value-type="string" calcext:value-type="string">
            <text:p>Halál</text:p>
          </table:table-cell>
          <table:table-cell/>
          <table:table-cell table:style-name="ce273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9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22">
          <table:table-cell table:style-name="ce268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727" office:value-type="string" calcext:value-type="string">
            <text:p>Érzékenység Tulajdonságodat segíti tapintás esetén</text:p>
          </table:table-cell>
          <table:table-cell/>
          <table:table-cell table:style-name="ce269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69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741" office:value-type="string" calcext:value-type="string">
            <text:p>Káosz</text:p>
          </table:table-cell>
          <table:table-cell/>
          <table:table-cell table:style-name="ce273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727" office:value-type="string" calcext:value-type="string">
            <text:p><text:span text:style-name="T91">🟩 </text:span>Művészetismeret;  <text:span text:style-name="T92">🟥 </text:span><text:span text:style-name="T99">Képzőművészet</text:span></text:p>
          </table:table-cell>
          <table:table-cell/>
          <table:table-cell table:style-name="ce2738" table:formula="of:=COUNTA([.H5:.H16])" office:value-type="float" office:value="12" calcext:value-type="float">
            <text:p>12</text:p>
          </table:table-cell>
          <table:table-cell table:style-name="ce269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93" office:value-type="string" calcext:value-type="string">
            <text:p>Alattomos</text:p>
          </table:table-cell>
          <table:table-cell/>
          <table:table-cell table:style-name="ce273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727" office:value-type="string" calcext:value-type="string">
            <text:p><text:span text:style-name="T91">🟩 </text:span>Befolyásolás, Emberismeret, Nyomozás</text:p>
          </table:table-cell>
          <table:table-cell/>
          <table:table-cell table:style-name="Default"/>
          <table:table-cell table:style-name="ce269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93" office:value-type="string" calcext:value-type="string">
            <text:p>Álmodozó</text:p>
          </table:table-cell>
          <table:table-cell/>
          <table:table-cell table:style-name="ce273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727" office:value-type="string" calcext:value-type="string">
            <text:p><text:span text:style-name="T91">🟩</text:span><text:span text:style-name="T99">Lexikum, </text:span>Nyomozás</text:p>
          </table:table-cell>
          <table:table-cell/>
          <table:table-cell table:style-name="Default"/>
          <table:table-cell table:style-name="ce269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93" office:value-type="string" calcext:value-type="string">
            <text:p>Autoriter</text:p>
          </table:table-cell>
          <table:table-cell/>
          <table:table-cell table:style-name="ce273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23">
          <table:table-cell table:style-name="ce269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30" office:value-type="float" office:value="1" calcext:value-type="float">
            <text:p>1</text:p>
          </table:table-cell>
          <table:table-cell table:style-name="ce2724" office:value-type="string" calcext:value-type="string">
            <text:p><text:span text:style-name="T91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727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730" office:value-type="string" calcext:value-type="string">
            <text:p>Kultúrkörök</text:p>
          </table:table-cell>
          <table:table-cell table:style-name="ce269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93" office:value-type="string" calcext:value-type="string">
            <text:p>Barátságos</text:p>
          </table:table-cell>
          <table:table-cell/>
          <table:table-cell table:style-name="ce273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24">
          <table:table-cell table:style-name="ce268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ce2723"/>
          <table:table-cell/>
          <table:table-cell table:style-name="ce269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727" office:value-type="string" calcext:value-type="string">
            <text:p><text:span text:style-name="T91">🟩</text:span><text:span text:style-name="T99"> </text:span>Lexikum, Nyomozás, Szakma: hivatalnok</text:p>
          </table:table-cell>
          <table:table-cell table:number-columns-repeated="2"/>
          <table:table-cell table:style-name="ce2741" office:value-type="string" calcext:value-type="string">
            <text:p><text:span text:style-name="T81">➖➖➖ Mágia</text:span><text:span text:style-name="T101"> </text:span><text:span text:style-name="T102">➖➖➖ </text:span></text:p>
          </table:table-cell>
          <table:table-cell table:style-name="ce2693" office:value-type="string" calcext:value-type="string">
            <text:p>Cinikus</text:p>
          </table:table-cell>
          <table:table-cell/>
          <table:table-cell table:style-name="ce273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727" office:value-type="string" calcext:value-type="string">
            <text:p><text:span text:style-name="T91">🟩</text:span><text:span text:style-name="T99"> </text:span>Művészetismeret;  <text:span text:style-name="T92">🟥 </text:span><text:span text:style-name="T99">Képzőművészet</text:span></text:p>
          </table:table-cell>
          <table:table-cell/>
          <table:table-cell table:style-name="ce2693" office:value-type="string" calcext:value-type="string">
            <text:p>4mund</text:p>
          </table:table-cell>
          <table:table-cell table:style-name="ce269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93" office:value-type="string" calcext:value-type="string">
            <text:p>Gondoskodó</text:p>
          </table:table-cell>
          <table:table-cell/>
          <table:table-cell table:style-name="ce273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717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Észlelés, Természetjárás</text:p>
          </table:table-cell>
          <table:table-cell/>
          <table:table-cell table:style-name="ce269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727" office:value-type="string" calcext:value-type="string">
            <text:p><text:span text:style-name="T99">🟩 Nyomozás;  🟩Emberismeret</text:span></text:p>
          </table:table-cell>
          <table:table-cell/>
          <table:table-cell table:style-name="ce2693" office:value-type="string" calcext:value-type="string">
            <text:p>asz1sz</text:p>
          </table:table-cell>
          <table:table-cell table:style-name="ce269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93" office:value-type="string" calcext:value-type="string">
            <text:p>Gyáva</text:p>
          </table:table-cell>
          <table:table-cell/>
          <table:table-cell table:style-name="ce273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73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93" office:value-type="string" calcext:value-type="string">
            <text:p>barbár</text:p>
          </table:table-cell>
          <table:table-cell table:style-name="ce921" table:formula="of:=COUNTA([.I5:.I23])-1" office:value-type="float" office:value="18" calcext:value-type="float">
            <text:p>18</text:p>
          </table:table-cell>
          <table:table-cell table:style-name="ce2693" office:value-type="string" calcext:value-type="string">
            <text:p>Gyűjtögető</text:p>
          </table:table-cell>
          <table:table-cell/>
          <table:table-cell table:style-name="ce273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727" office:value-type="string" calcext:value-type="string">
            <text:p><text:span text:style-name="T91">🟩</text:span><text:span text:style-name="T99"> </text:span>Idomítás;  <text:span text:style-name="T92">🟥 </text:span>Lovaglás, Léglovaglás</text:p>
          </table:table-cell>
          <table:table-cell/>
          <table:table-cell table:style-name="ce2693" office:value-type="string" calcext:value-type="string">
            <text:p>bukán</text:p>
          </table:table-cell>
          <table:table-cell table:style-name="ce2735"/>
          <table:table-cell table:style-name="ce2693" office:value-type="string" calcext:value-type="string">
            <text:p>Hallgatag</text:p>
          </table:table-cell>
          <table:table-cell/>
          <table:table-cell table:style-name="ce273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727" office:value-type="string" calcext:value-type="string">
            <text:p><text:span text:style-name="T91">🟩</text:span><text:span text:style-name="T99"> </text:span>Hadászat</text:p>
          </table:table-cell>
          <table:table-cell/>
          <table:table-cell table:style-name="ce2693" office:value-type="string" calcext:value-type="string">
            <text:p>dw00n</text:p>
          </table:table-cell>
          <table:table-cell/>
          <table:table-cell table:style-name="ce2693" office:value-type="string" calcext:value-type="string">
            <text:p>Hiszékeny</text:p>
          </table:table-cell>
          <table:table-cell/>
          <table:table-cell table:style-name="ce273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717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Természetjárás</text:p>
          </table:table-cell>
          <table:table-cell/>
          <table:table-cell table:style-name="ce269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727" office:value-type="string" calcext:value-type="string">
            <text:p><text:span text:style-name="T91">🟩 </text:span>Befolyásolás, Emberismeret</text:p>
          </table:table-cell>
          <table:table-cell/>
          <table:table-cell table:style-name="ce2693" office:value-type="string" calcext:value-type="string">
            <text:p>dzs4d</text:p>
          </table:table-cell>
          <table:table-cell table:style-name="ce2736"/>
          <table:table-cell table:style-name="ce2693" office:value-type="string" calcext:value-type="string">
            <text:p>Idealista</text:p>
          </table:table-cell>
          <table:table-cell/>
          <table:table-cell table:style-name="ce273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727" office:value-type="string" calcext:value-type="string">
            <text:p><text:span text:style-name="T91">🟩 </text:span><text:span text:style-name="T99">Kvantikum, </text:span>Nyomozás, Szakma: hivatalnok</text:p>
          </table:table-cell>
          <table:table-cell/>
          <table:table-cell table:style-name="ce2693" office:value-type="string" calcext:value-type="string">
            <text:p>elar</text:p>
          </table:table-cell>
          <table:table-cell table:style-name="ce2736"/>
          <table:table-cell table:style-name="ce2693" office:value-type="string" calcext:value-type="string">
            <text:p>Kígyóiszonyos</text:p>
          </table:table-cell>
          <table:table-cell/>
          <table:table-cell table:style-name="ce273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727" office:value-type="string" calcext:value-type="string">
            <text:p><text:span text:style-name="T91">🟩 </text:span><text:span text:style-name="T99">Kvantikum, </text:span>Nyomozás</text:p>
          </table:table-cell>
          <table:table-cell/>
          <table:table-cell table:style-name="ce2693" office:value-type="string" calcext:value-type="string">
            <text:p>elf</text:p>
          </table:table-cell>
          <table:table-cell table:style-name="Default"/>
          <table:table-cell table:style-name="ce2693" office:value-type="string" calcext:value-type="string">
            <text:p>Megfontolt</text:p>
          </table:table-cell>
          <table:table-cell/>
          <table:table-cell table:style-name="ce273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727" office:value-type="string" calcext:value-type="string">
            <text:p><text:span text:style-name="T91">🟩 </text:span>Lexikum, Hadászat</text:p>
          </table:table-cell>
          <table:table-cell/>
          <table:table-cell table:style-name="ce2693" office:value-type="string" calcext:value-type="string">
            <text:p>en0szukei</text:p>
          </table:table-cell>
          <table:table-cell table:style-name="ce2736"/>
          <table:table-cell table:style-name="ce2693" office:value-type="string" calcext:value-type="string">
            <text:p>Megbízhatatlan</text:p>
          </table:table-cell>
          <table:table-cell/>
          <table:table-cell table:style-name="ce2732" office:value-type="string" calcext:value-type="string">
            <text:p><text:span text:style-name="T10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727" office:value-type="string" calcext:value-type="string">
            <text:p><text:span text:style-name="T91">🟩 </text:span>Előadóművészet, Művészetismeret</text:p>
          </table:table-cell>
          <table:table-cell/>
          <table:table-cell table:style-name="ce2693" office:value-type="string" calcext:value-type="string">
            <text:p>erv</text:p>
          </table:table-cell>
          <table:table-cell table:style-name="ce2736"/>
          <table:table-cell table:style-name="ce2693" office:value-type="string" calcext:value-type="string">
            <text:p>Megbízható</text:p>
          </table:table-cell>
          <table:table-cell/>
          <table:table-cell table:style-name="ce2672" office:value-type="string" calcext:value-type="string">
            <text:p><text:span text:style-name="T81">➖➖➖ </text:span><text:span text:style-name="T103">Faj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727" office:value-type="string" calcext:value-type="string">
            <text:p><text:span text:style-name="T91">🟩 </text:span><text:span text:style-name="T99">Művészetismeret;  </text:span><text:span text:style-name="T100">🟥 </text:span><text:span text:style-name="T99">Képzőművészet</text:span></text:p>
          </table:table-cell>
          <table:table-cell/>
          <table:table-cell table:style-name="ce2693" office:value-type="string" calcext:value-type="string">
            <text:p>gohr</text:p>
          </table:table-cell>
          <table:table-cell table:style-name="ce2736"/>
          <table:table-cell table:style-name="ce2693" office:value-type="string" calcext:value-type="string">
            <text:p>Meggondolatlan</text:p>
          </table:table-cell>
          <table:table-cell/>
          <table:table-cell table:style-name="ce273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727" office:value-type="string" calcext:value-type="string">
            <text:p><text:span text:style-name="T91">🟩 </text:span>Befolyásolás, Emberismeret</text:p>
          </table:table-cell>
          <table:table-cell/>
          <table:table-cell table:style-name="ce2693" office:value-type="string" calcext:value-type="string">
            <text:p>gorv1ki</text:p>
          </table:table-cell>
          <table:table-cell table:style-name="ce2736"/>
          <table:table-cell table:style-name="ce2693" office:value-type="string" calcext:value-type="string">
            <text:p>Naív</text:p>
          </table:table-cell>
          <table:table-cell/>
          <table:table-cell table:style-name="ce273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2">
          <table:table-cell table:style-name="ce268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727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93" office:value-type="string" calcext:value-type="string">
            <text:p>il4nori</text:p>
          </table:table-cell>
          <table:table-cell table:style-name="ce2742"/>
          <table:table-cell table:style-name="ce2693" office:value-type="string" calcext:value-type="string">
            <text:p>Nagyképű</text:p>
          </table:table-cell>
          <table:table-cell/>
          <table:table-cell table:style-name="ce273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2">
          <table:table-cell table:style-name="ce268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727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93" office:value-type="string" calcext:value-type="string">
            <text:p>khál</text:p>
          </table:table-cell>
          <table:table-cell table:style-name="ce2742"/>
          <table:table-cell table:style-name="ce2693" office:value-type="string" calcext:value-type="string">
            <text:p>Nárcisztikus</text:p>
          </table:table-cell>
          <table:table-cell/>
          <table:table-cell table:style-name="ce273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2">
          <table:table-cell table:style-name="ce269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717"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727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93" office:value-type="string" calcext:value-type="string">
            <text:p>kr4ni</text:p>
          </table:table-cell>
          <table:table-cell table:style-name="Default"/>
          <table:table-cell table:style-name="ce2693" office:value-type="string" calcext:value-type="string">
            <text:p>Pókiszonyos</text:p>
          </table:table-cell>
          <table:table-cell/>
          <table:table-cell table:style-name="ce273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2">
          <table:table-cell table:style-name="ce268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727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93" office:value-type="string" calcext:value-type="string">
            <text:p>mawini</text:p>
          </table:table-cell>
          <table:table-cell table:style-name="Default"/>
          <table:table-cell table:style-name="ce2693" office:value-type="string" calcext:value-type="string">
            <text:p>Precíz</text:p>
          </table:table-cell>
          <table:table-cell/>
          <table:table-cell table:style-name="ce273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727" office:value-type="string" calcext:value-type="string">
            <text:p><text:span text:style-name="T91">🟩 </text:span>Előadóművészet, Művészetismeret</text:p>
          </table:table-cell>
          <table:table-cell table:style-name="Default"/>
          <table:table-cell table:style-name="ce2693" office:value-type="string" calcext:value-type="string">
            <text:p>ni4rei</text:p>
          </table:table-cell>
          <table:table-cell table:style-name="Default"/>
          <table:table-cell table:style-name="ce2693" office:value-type="string" calcext:value-type="string">
            <text:p>Szerény</text:p>
          </table:table-cell>
          <table:table-cell/>
          <table:table-cell table:style-name="ce273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90" office:value-type="string" calcext:value-type="string">
            <text:p>➖➖➖ Vezető ➖➖➖</text:p>
          </table:table-cell>
          <table:table-cell table:style-name="ce2716" office:value-type="float" office:value="0" calcext:value-type="float">
            <text:p>0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727" office:value-type="string" calcext:value-type="string">
            <text:p><text:span text:style-name="T92">🟥 </text:span>Előadóművészet, Művészetismeret, Etikett</text:p>
          </table:table-cell>
          <table:table-cell table:style-name="Default"/>
          <table:table-cell table:style-name="ce2693" office:value-type="string" calcext:value-type="string">
            <text:p>nomád</text:p>
          </table:table-cell>
          <table:table-cell table:style-name="Default"/>
          <table:table-cell table:style-name="ce2693" office:value-type="string" calcext:value-type="string">
            <text:p>Talpnyaló</text:p>
          </table:table-cell>
          <table:table-cell/>
          <table:table-cell table:style-name="ce2732" office:value-type="string" calcext:value-type="string">
            <text:p><text:span text:style-name="T8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727" office:value-type="string" calcext:value-type="string">
            <text:p><text:span text:style-name="T92">🟥 </text:span>Etikett</text:p>
          </table:table-cell>
          <table:table-cell table:style-name="Default"/>
          <table:table-cell table:style-name="ce2693" office:value-type="string" calcext:value-type="string">
            <text:p>pier</text:p>
          </table:table-cell>
          <table:table-cell table:style-name="Default"/>
          <table:table-cell table:style-name="ce2693" office:value-type="string" calcext:value-type="string">
            <text:p>Tiszteletreméltó</text:p>
          </table:table-cell>
          <table:table-cell/>
          <table:table-cell table:style-name="ce273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727" office:value-type="string" calcext:value-type="string">
            <text:p><text:span text:style-name="T91">🟩 </text:span><text:span text:style-name="T99">Kvantikum, </text:span>Nyomozás, Hajózás</text:p>
          </table:table-cell>
          <table:table-cell table:style-name="Default"/>
          <table:table-cell table:style-name="ce2693" office:value-type="string" calcext:value-type="string">
            <text:p>predoci, edorli</text:p>
          </table:table-cell>
          <table:table-cell table:style-name="Default"/>
          <table:table-cell table:style-name="ce2693" office:value-type="string" calcext:value-type="string">
            <text:p>Teszetosza</text:p>
          </table:table-cell>
          <table:table-cell/>
          <table:table-cell table:style-name="ce273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727" office:value-type="string" calcext:value-type="string">
            <text:p><text:span text:style-name="T91">🟩 </text:span><text:span text:style-name="T99">Nyomozás;   </text:span><text:span text:style-name="T100">🟥 </text:span><text:span text:style-name="T99">Városi jártasság, Etikett</text:span></text:p>
          </table:table-cell>
          <table:table-cell table:style-name="Default"/>
          <table:table-cell table:style-name="ce2693" office:value-type="string" calcext:value-type="string">
            <text:p>py4r</text:p>
          </table:table-cell>
          <table:table-cell table:style-name="Default"/>
          <table:table-cell table:style-name="ce2693" office:value-type="string" calcext:value-type="string">
            <text:p>Tériszonyos</text:p>
          </table:table-cell>
          <table:table-cell/>
          <table:table-cell table:style-name="ce2672" office:value-type="string" calcext:value-type="string">
            <text:p><text:span text:style-name="T81">➖➖➖ Kyr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727" office:value-type="string" calcext:value-type="string">
            <text:p>🟩 Művészetismeret; <text:s/>🟥 Előadóművészet</text:p>
          </table:table-cell>
          <table:table-cell/>
          <table:table-cell table:style-name="ce2693" office:value-type="string" calcext:value-type="string">
            <text:p>ragnaroki</text:p>
          </table:table-cell>
          <table:table-cell table:style-name="Default"/>
          <table:table-cell table:style-name="ce2693" office:value-type="string" calcext:value-type="string">
            <text:p>Tudálékos</text:p>
          </table:table-cell>
          <table:table-cell/>
          <table:table-cell table:style-name="ce273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727" office:value-type="string" calcext:value-type="string">
            <text:p>🟩 Művészetismeret; <text:s/>🟥 Előadóművészet</text:p>
          </table:table-cell>
          <table:table-cell/>
          <table:table-cell table:style-name="ce269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73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9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727" office:value-type="string" calcext:value-type="string">
            <text:p>🟩 Művészetismeret; <text:s/>🟥 Előadóművészet</text:p>
          </table:table-cell>
          <table:table-cell/>
          <table:table-cell table:style-name="ce2693" office:value-type="string" calcext:value-type="string">
            <text:p>syburri</text:p>
          </table:table-cell>
          <table:table-cell table:style-name="Default"/>
          <table:table-cell table:style-name="ce2741" office:value-type="string" calcext:value-type="string">
            <text:p><text:span text:style-name="T81">➖➖➖ </text:span><text:span text:style-name="T101">Küllem, fizikum </text:span><text:span text:style-name="T102">➖➖➖ </text:span></text:p>
          </table:table-cell>
          <table:table-cell/>
          <table:table-cell table:style-name="ce273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727" office:value-type="string" calcext:value-type="string">
            <text:p><text:span text:style-name="T99">🟥 </text:span>Előadóművészet</text:p>
          </table:table-cell>
          <table:table-cell/>
          <table:table-cell table:style-name="ce2693" office:value-type="string" calcext:value-type="string">
            <text:p>tarran</text:p>
          </table:table-cell>
          <table:table-cell table:style-name="Default"/>
          <table:table-cell table:style-name="ce2693" office:value-type="string" calcext:value-type="string">
            <text:p>Alacsony</text:p>
          </table:table-cell>
          <table:table-cell/>
          <table:table-cell table:style-name="ce273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727" office:value-type="string" calcext:value-type="string">
            <text:p><text:span text:style-name="T99">🟥 </text:span>Előadóművészet</text:p>
          </table:table-cell>
          <table:table-cell/>
          <table:table-cell table:style-name="ce2693" office:value-type="string" calcext:value-type="string">
            <text:p>ti4dlani</text:p>
          </table:table-cell>
          <table:table-cell table:style-name="Default"/>
          <table:table-cell table:style-name="ce2693" office:value-type="string" calcext:value-type="string">
            <text:p>Albínó</text:p>
          </table:table-cell>
          <table:table-cell/>
          <table:table-cell table:style-name="ce273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8">➖➖➖ Tudományos ➖➖➖</text:span></text:p>
          </table:table-cell>
          <table:table-cell table:style-name="ce2716" office:value-type="float" office:value="0" calcext:value-type="float">
            <text:p>0</text:p>
          </table:table-cell>
          <table:table-cell table:number-columns-repeated="2"/>
          <table:table-cell table:style-name="ce2733" table:formula="of:=COUNTA([.E11:.E47])" office:value-type="float" office:value="37" calcext:value-type="float">
            <text:p>37</text:p>
          </table:table-cell>
          <table:table-cell table:style-name="ce2727"/>
          <table:table-cell/>
          <table:table-cell table:style-name="ce2693" office:value-type="string" calcext:value-type="string">
            <text:p>tongoriai</text:p>
          </table:table-cell>
          <table:table-cell table:style-name="Default"/>
          <table:table-cell table:style-name="ce2693" office:value-type="string" calcext:value-type="string">
            <text:p>Divatos</text:p>
          </table:table-cell>
          <table:table-cell/>
          <table:table-cell table:style-name="ce2672" office:value-type="string" calcext:value-type="string">
            <text:p><text:span text:style-name="T81">➖➖➖ Speciális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<text:span text:style-name="T9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93" office:value-type="string" calcext:value-type="string">
            <text:p>t0r0ni</text:p>
          </table:table-cell>
          <table:table-cell table:style-name="Default"/>
          <table:table-cell table:style-name="ce2693" office:value-type="string" calcext:value-type="string">
            <text:p>Jóképű</text:p>
          </table:table-cell>
          <table:table-cell/>
          <table:table-cell table:style-name="ce267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717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<text:span text:style-name="T93">Kvantikum;  </text:span><text:span text:style-name="T94">🟩</text:span><text:span text:style-name="T9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93" office:value-type="string" calcext:value-type="string">
            <text:p>törpe</text:p>
          </table:table-cell>
          <table:table-cell table:style-name="Default"/>
          <table:table-cell table:style-name="ce2693" office:value-type="string" calcext:value-type="string">
            <text:p>Kövér</text:p>
          </table:table-cell>
          <table:table-cell/>
          <table:table-cell table:style-name="ce267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93" office:value-type="string" calcext:value-type="string">
            <text:p>Magas</text:p>
          </table:table-cell>
          <table:table-cell/>
          <table:table-cell table:style-name="ce2672"/>
          <table:table-cell table:style-name="ce2740"/>
          <table:table-cell table:number-columns-repeated="3"/>
        </table:table-row>
        <table:table-row table:style-name="ro23">
          <table:table-cell table:style-name="ce269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5" office:value-type="string" calcext:value-type="string">
            <text:p><text:span text:style-name="T9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9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91" office:value-type="string" calcext:value-type="string">
            <text:p><text:span text:style-name="T89"><text:a xlink:href="https://github.com/kaktusztea/km100/blob/master/md/fortelyok.altalanos/osi_kulturkor.md" xlink:type="simple">Ősi kultúrkör</text:a></text:span><text:span text:style-name="T89"> </text:span><text:span text:style-name="T90">🔁</text:span></text:p>
          </table:table-cell>
          <table:table-cell table:style-name="ce2717"/>
          <table:table-cell office:value-type="string" calcext:value-type="string">
            <text:p><text:span text:style-name="T92">🟥 </text:span><text:span text:style-name="T93">Lexikum, </text:span><text:span text:style-name="T94">🟩 </text:span><text:span text:style-name="T95">Értékbecslés</text:span></text:p>
          </table:table-cell>
          <table:table-cell/>
          <table:table-cell table:style-name="Default" table:number-columns-repeated="5"/>
          <table:table-cell table:style-name="ce269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9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717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Lexikum</text:p>
          </table:table-cell>
          <table:table-cell/>
          <table:table-cell table:style-name="Default"/>
          <table:table-cell table:style-name="ce2737"/>
          <table:table-cell table:style-name="Default" table:number-columns-repeated="3"/>
          <table:table-cell table:style-name="ce269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90" office:value-type="string" calcext:value-type="string">
            <text:p>➖➖➖ Befolyástól védő ➖➖➖</text:p>
          </table:table-cell>
          <table:table-cell table:style-name="ce271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9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9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93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30"/>
          <table:table-cell table:style-name="ce2726"/>
          <table:table-cell/>
          <table:table-cell table:style-name="Default" table:number-columns-repeated="5"/>
          <table:table-cell table:style-name="ce2741" office:value-type="string" calcext:value-type="string">
            <text:p><text:span text:style-name="T81">➖➖➖ </text:span><text:span text:style-name="T101">Viszony </text:span><text:span text:style-name="T10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30"/>
          <table:table-cell table:style-name="ce272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30"/>
          <table:table-cell table:style-name="ce2726"/>
          <table:table-cell/>
          <table:table-cell table:style-name="Default" table:number-columns-repeated="4"/>
          <table:table-cell table:style-name="ce274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73" office:value-type="string" calcext:value-type="string">
            <text:p>Harci fortélyok</text:p>
          </table:table-cell>
          <table:table-cell table:style-name="ce1030"/>
          <table:table-cell table:style-name="ce272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710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71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71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71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71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93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71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3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3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30" office:value-type="float" office:value="1" calcext:value-type="float">
            <text:p>1</text:p>
          </table:table-cell>
          <table:table-cell table:style-name="ce272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30" office:value-type="float" office:value="1" calcext:value-type="float">
            <text:p>1</text:p>
          </table:table-cell>
          <table:table-cell table:style-name="ce272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71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2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71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2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71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72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ce272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ce272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72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9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7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7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7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7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7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7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2">
          <table:table-cell table:style-name="ce269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7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710" office:value-type="string" calcext:value-type="string">
            <text:p><text:span text:style-name="T84">➖➖ Harci mágia</text:span><text:span text:style-name="T85"> </text:span><text:span text:style-name="T86">➖➖</text:span></text:p>
          </table:table-cell>
          <table:table-cell table:style-name="ce2672"/>
          <table:table-cell table:number-columns-repeated="14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71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710" office:value-type="string" calcext:value-type="string">
            <text:p><text:span text:style-name="T84">➖➖ Misztikus képességek</text:span><text:span text:style-name="T85"> </text:span><text:span text:style-name="T86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710" office:value-type="string" calcext:value-type="string">
            <text:p><text:span text:style-name="T84">➖➖ Lényismeretek</text:span><text:span text:style-name="T85"> </text:span><text:span text:style-name="T86">➖➖</text:span></text:p>
          </table:table-cell>
          <table:table-cell table:number-columns-repeated="15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82"/>
        <table:table-column table:style-name="co100" table:default-cell-style-name="ce98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743" office:value-type="string" calcext:value-type="string">
            <text:p>Karakter pontok (KP) elosztása </text:p>
          </table:table-cell>
          <table:table-cell table:style-name="ce2743"/>
          <table:table-cell table:style-name="ce982" table:number-columns-repeated="16382"/>
        </table:table-row>
        <table:table-row table:style-name="ro25">
          <table:table-cell/>
          <table:table-cell table:style-name="ce274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82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744"/>
          <table:table-cell table:style-name="ce982" table:number-columns-repeated="16382"/>
        </table:table-row>
        <table:table-row table:style-name="ro26">
          <table:table-cell/>
          <table:table-cell table:style-name="ce2744" office:value-type="string" calcext:value-type="string">
            <text:p>→Egy primer képzettség értéke legfeljebb (Tapasztalati Szint) lehet</text:p>
            <text:p><text:span text:style-name="T8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2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744"/>
          <table:table-cell table:style-name="ce982" table:number-columns-repeated="16382"/>
        </table:table-row>
        <table:table-row table:style-name="ro27">
          <table:table-cell/>
          <table:table-cell table:style-name="ce274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2" table:number-columns-repeated="16382"/>
        </table:table-row>
        <table:table-row table:style-name="ro2">
          <table:table-cell/>
          <table:table-cell table:style-name="ce2744"/>
          <table:table-cell table:style-name="ce982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744"/>
          <table:table-cell table:style-name="ce982" table:number-columns-repeated="16382"/>
        </table:table-row>
        <table:table-row table:style-name="ro26">
          <table:table-cell/>
          <table:table-cell table:style-name="ce274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2" table:number-columns-repeated="16382"/>
        </table:table-row>
        <table:table-row table:style-name="ro2">
          <table:table-cell/>
          <table:table-cell table:style-name="ce2744"/>
          <table:table-cell table:style-name="ce982" table:number-columns-repeated="16382"/>
        </table:table-row>
        <table:table-row table:style-name="ro25">
          <table:table-cell table:style-name="ce2743" office:value-type="string" calcext:value-type="string">
            <text:p>Mágikus tradíció, Arkánumok (Primer képzettség)</text:p>
            <text:p/>
          </table:table-cell>
          <table:table-cell/>
          <table:table-cell table:style-name="ce982" table:number-columns-repeated="16382"/>
        </table:table-row>
        <table:table-row table:style-name="ro28">
          <table:table-cell/>
          <table:table-cell table:style-name="ce274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2" table:number-columns-repeated="16382"/>
        </table:table-row>
        <table:table-row table:style-name="ro25">
          <table:table-cell table:style-name="ce2744" office:value-type="string" calcext:value-type="string">
            <text:p>Pszí</text:p>
            <text:p/>
          </table:table-cell>
          <table:table-cell/>
          <table:table-cell table:style-name="ce982" table:number-columns-repeated="16382"/>
        </table:table-row>
        <table:table-row table:style-name="ro1">
          <table:table-cell/>
          <table:table-cell table:style-name="ce2744" office:value-type="string" calcext:value-type="string">
            <text:p>→Pszí alkalmazés: Primer képzettség, ez a „pi4rroni” diszciplínák alkalmazásának ismerete</text:p>
          </table:table-cell>
          <table:table-cell table:style-name="ce982" table:number-columns-repeated="16382"/>
        </table:table-row>
        <table:table-row table:style-name="ro2">
          <table:table-cell table:number-columns-repeated="2"/>
          <table:table-cell table:style-name="ce982" table:number-columns-repeated="16382"/>
        </table:table-row>
        <table:table-row table:style-name="ro29">
          <table:table-cell table:number-columns-repeated="2"/>
          <table:table-cell table:style-name="ce98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82" table:number-columns-repeated="16382"/>
        </table:table-row>
        <table:table-row table:style-name="ro28">
          <table:table-cell/>
          <table:table-cell table:style-name="ce274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2" table:number-columns-repeated="16382"/>
        </table:table-row>
        <table:table-row table:style-name="ro2" table:number-rows-repeated="1048557">
          <table:table-cell table:number-columns-repeated="2"/>
          <table:table-cell table:style-name="ce982" table:number-columns-repeated="16382"/>
        </table:table-row>
        <table:table-row table:style-name="ro2">
          <table:table-cell table:number-columns-repeated="2"/>
          <table:table-cell table:style-name="ce982" table:number-columns-repeated="16382"/>
        </table:table-row>
      </table:table>
      <table:table table:name="changelog" table:style-name="ta5" table:print="false">
        <table:table-column table:style-name="co101" table:default-cell-style-name="ce525"/>
        <table:table-row table:style-name="ro1">
          <table:table-cell table:style-name="ce2745" office:value-type="string" calcext:value-type="string">
            <text:p>V9.0.0</text:p>
          </table:table-cell>
        </table:table-row>
        <table:table-row table:style-name="ro2">
          <table:table-cell table:style-name="ce274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74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746" office:value-type="string" calcext:value-type="string">
            <text:p>* Új MGT modell; Kisebb felbontás; Harckeret levonás jön MGT-ből</text:p>
          </table:table-cell>
        </table:table-row>
        <table:table-row table:style-name="ro2">
          <table:table-cell table:style-name="ce2746"/>
        </table:table-row>
        <table:table-row table:style-name="ro1">
          <table:table-cell table:style-name="ce2745" office:value-type="string" calcext:value-type="string">
            <text:p>V8.9.8</text:p>
          </table:table-cell>
        </table:table-row>
        <table:table-row table:style-name="ro1">
          <table:table-cell table:style-name="ce274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74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74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74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74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747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747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9.7</text:p>
          </table:table-cell>
        </table:table-row>
        <table:table-row table:style-name="ro1">
          <table:table-cell table:style-name="ce274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747" office:value-type="string" calcext:value-type="string">
            <text:p>* Harcos elme leírása változott</text:p>
          </table:table-cell>
        </table:table-row>
        <table:table-row table:style-name="ro1">
          <table:table-cell table:style-name="ce274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9.6 – k20 innentől</text:p>
          </table:table-cell>
        </table:table-row>
        <table:table-row table:style-name="ro1">
          <table:table-cell table:style-name="ce274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74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74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74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74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9.5 – k100 utolsó</text:p>
          </table:table-cell>
        </table:table-row>
        <table:table-row table:style-name="ro1">
          <table:table-cell table:style-name="ce274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747" office:value-type="string" calcext:value-type="string">
            <text:p>* Karma Hátterek bővültek</text:p>
          </table:table-cell>
        </table:table-row>
        <table:table-row table:style-name="ro1">
          <table:table-cell table:style-name="ce274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748" office:value-type="string" calcext:value-type="string">
            <text:p><text:span text:style-name="T81">* Távharc VÉ kalkulátor</text:span> táblázat javítva (Osztó érték kiolvasása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9.4</text:p>
          </table:table-cell>
        </table:table-row>
        <table:table-row table:style-name="ro1">
          <table:table-cell table:style-name="ce274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74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74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74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74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74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74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74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74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9.3</text:p>
          </table:table-cell>
        </table:table-row>
        <table:table-row table:style-name="ro1">
          <table:table-cell table:style-name="ce274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74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74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745"/>
        </table:table-row>
        <table:table-row table:style-name="ro1">
          <table:table-cell table:style-name="ce2745" office:value-type="string" calcext:value-type="string">
            <text:p>V8.9.2</text:p>
          </table:table-cell>
        </table:table-row>
        <table:table-row table:style-name="ro1">
          <table:table-cell table:style-name="ce274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74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74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74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74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9.1</text:p>
          </table:table-cell>
        </table:table-row>
        <table:table-row table:style-name="ro1">
          <table:table-cell table:style-name="ce274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9.0</text:p>
          </table:table-cell>
        </table:table-row>
        <table:table-row table:style-name="ro1">
          <table:table-cell table:style-name="ce27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7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7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7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747" office:value-type="string" calcext:value-type="string">
            <text:p>* Pajzshasználat 3.fok: +5 VÉ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8.9</text:p>
          </table:table-cell>
        </table:table-row>
        <table:table-row table:style-name="ro1">
          <table:table-cell table:style-name="ce2747" office:value-type="string" calcext:value-type="string">
            <text:p>* Ostorharc harcmodor bekerült</text:p>
          </table:table-cell>
        </table:table-row>
        <table:table-row table:style-name="ro1">
          <table:table-cell table:style-name="ce27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7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8.8</text:p>
          </table:table-cell>
        </table:table-row>
        <table:table-row table:style-name="ro1">
          <table:table-cell table:style-name="ce27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7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7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7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8.7</text:p>
          </table:table-cell>
        </table:table-row>
        <table:table-row table:style-name="ro1">
          <table:table-cell table:style-name="ce27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7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7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7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7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7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8.6</text:p>
          </table:table-cell>
        </table:table-row>
        <table:table-row table:style-name="ro1">
          <table:table-cell table:style-name="ce2747" office:value-type="string" calcext:value-type="string">
            <text:p>* Vezető fortélyok bekerültek</text:p>
          </table:table-cell>
        </table:table-row>
        <table:table-row table:style-name="ro1">
          <table:table-cell table:style-name="ce27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7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7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8.5</text:p>
          </table:table-cell>
        </table:table-row>
        <table:table-row table:style-name="ro1">
          <table:table-cell table:style-name="ce27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7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7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7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8.4</text:p>
          </table:table-cell>
        </table:table-row>
        <table:table-row table:style-name="ro1">
          <table:table-cell table:style-name="ce2747" office:value-type="string" calcext:value-type="string">
            <text:p>* Új: Alakzatharc képzettség</text:p>
          </table:table-cell>
        </table:table-row>
        <table:table-row table:style-name="ro1">
          <table:table-cell table:style-name="ce2747" office:value-type="string" calcext:value-type="string">
            <text:p>* Új: Alakzat: támadó fortély</text:p>
          </table:table-cell>
        </table:table-row>
        <table:table-row table:style-name="ro1">
          <table:table-cell table:style-name="ce27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747" office:value-type="string" calcext:value-type="string">
            <text:p>* Új: Parancsnok fortély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8.3</text:p>
          </table:table-cell>
        </table:table-row>
        <table:table-row table:style-name="ro1">
          <table:table-cell table:style-name="ce27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7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7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747" office:value-type="string" calcext:value-type="string">
            <text:p>* Új: Koordinátor fortély</text:p>
          </table:table-cell>
        </table:table-row>
        <table:table-row table:style-name="ro1">
          <table:table-cell table:style-name="ce2747" office:value-type="string" calcext:value-type="string">
            <text:p>* Új: Daráló fortély</text:p>
          </table:table-cell>
        </table:table-row>
        <table:table-row table:style-name="ro1">
          <table:table-cell table:style-name="ce2747" office:value-type="string" calcext:value-type="string">
            <text:p>* Taktika: Falanx megszűnt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7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8.1</text:p>
          </table:table-cell>
        </table:table-row>
        <table:table-row table:style-name="ro1">
          <table:table-cell table:style-name="ce27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7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747" office:value-type="string" calcext:value-type="string">
            <text:p>* Új: Elpusztíthatatlan fortély</text:p>
          </table:table-cell>
        </table:table-row>
        <table:table-row table:style-name="ro1">
          <table:table-cell table:style-name="ce27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7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7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7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8.0</text:p>
          </table:table-cell>
        </table:table-row>
        <table:table-row table:style-name="ro1">
          <table:table-cell table:style-name="ce27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7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747" office:value-type="string" calcext:value-type="string">
            <text:p><text:span text:style-name="T81">* Új fortély: Ősi kultkúrkör </text:span><text:span text:style-name="T106">🔁</text:span></text:p>
          </table:table-cell>
        </table:table-row>
        <table:table-row table:style-name="ro1">
          <table:table-cell table:style-name="ce2747" office:value-type="string" calcext:value-type="string">
            <text:p>* Szilánk pontértéknek cella</text:p>
          </table:table-cell>
        </table:table-row>
        <table:table-row table:style-name="ro1">
          <table:table-cell table:style-name="ce2747" office:value-type="string" calcext:value-type="string">
            <text:p>* Felszerelés keret képlet 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9</text:p>
          </table:table-cell>
        </table:table-row>
        <table:table-row table:style-name="ro1">
          <table:table-cell table:style-name="ce27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7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7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7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8</text:p>
          </table:table-cell>
        </table:table-row>
        <table:table-row table:style-name="ro1">
          <table:table-cell table:style-name="ce27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7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747" office:value-type="string" calcext:value-type="string">
            <text:p><text:span text:style-name="T81">* SzF_Hátterek fül visszanevezve: „</text:span>Speciális”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7</text:p>
          </table:table-cell>
        </table:table-row>
        <table:table-row table:style-name="ro1">
          <table:table-cell table:style-name="ce27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7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6</text:p>
          </table:table-cell>
        </table:table-row>
        <table:table-row table:style-name="ro1">
          <table:table-cell table:style-name="ce27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7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7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747" office:value-type="string" calcext:value-type="string">
            <text:p>* Kínzás képzettség megszünt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5</text:p>
          </table:table-cell>
        </table:table-row>
        <table:table-row table:style-name="ro1">
          <table:table-cell table:style-name="ce27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7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7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9" office:value-type="string" calcext:value-type="string">
            <text:p>V8.7.4</text:p>
          </table:table-cell>
        </table:table-row>
        <table:table-row table:style-name="ro1">
          <table:table-cell table:style-name="ce27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7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7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7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750" office:value-type="string" calcext:value-type="string">
            <text:p>* <text:span text:style-name="T107">Számtan</text:span> képzettség új neve: Kvantikum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3</text:p>
          </table:table-cell>
        </table:table-row>
        <table:table-row table:style-name="ro1">
          <table:table-cell table:style-name="ce27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7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7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7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7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7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2</text:p>
          </table:table-cell>
        </table:table-row>
        <table:table-row table:style-name="ro1">
          <table:table-cell table:style-name="ce27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7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7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1</text:p>
          </table:table-cell>
        </table:table-row>
        <table:table-row table:style-name="ro1">
          <table:table-cell table:style-name="ce27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7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0</text:p>
          </table:table-cell>
        </table:table-row>
        <table:table-row table:style-name="ro1">
          <table:table-cell table:style-name="ce27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7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7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7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7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9</text:p>
          </table:table-cell>
        </table:table-row>
        <table:table-row table:style-name="ro1">
          <table:table-cell table:style-name="ce27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7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7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7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8</text:p>
          </table:table-cell>
        </table:table-row>
        <table:table-row table:style-name="ro1">
          <table:table-cell table:style-name="ce27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7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7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7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7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7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7</text:p>
          </table:table-cell>
        </table:table-row>
        <table:table-row table:style-name="ro1">
          <table:table-cell table:style-name="ce27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7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7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747" office:value-type="string" calcext:value-type="string">
            <text:p>* Tradíció lista frissítve</text:p>
          </table:table-cell>
        </table:table-row>
        <table:table-row table:style-name="ro1">
          <table:table-cell table:style-name="ce27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6</text:p>
          </table:table-cell>
        </table:table-row>
        <table:table-row table:style-name="ro1">
          <table:table-cell table:style-name="ce27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5</text:p>
          </table:table-cell>
        </table:table-row>
        <table:table-row table:style-name="ro1">
          <table:table-cell table:style-name="ce27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7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7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7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4</text:p>
          </table:table-cell>
        </table:table-row>
        <table:table-row table:style-name="ro1">
          <table:table-cell table:style-name="ce2747" office:value-type="string" calcext:value-type="string">
            <text:p>* KP Alap megszűnt</text:p>
          </table:table-cell>
        </table:table-row>
        <table:table-row table:style-name="ro1">
          <table:table-cell table:style-name="ce2747" office:value-type="string" calcext:value-type="string">
            <text:p>* KP / Szint: 50 + Intelligencia</text:p>
          </table:table-cell>
        </table:table-row>
        <table:table-row table:style-name="ro1">
          <table:table-cell table:style-name="ce27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747" office:value-type="string" calcext:value-type="string">
            <text:p>* Új Leíró Hátterek</text:p>
          </table:table-cell>
        </table:table-row>
        <table:table-row table:style-name="ro1">
          <table:table-cell table:style-name="ce27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3</text:p>
          </table:table-cell>
        </table:table-row>
        <table:table-row table:style-name="ro1">
          <table:table-cell table:style-name="ce2747" office:value-type="string" calcext:value-type="string">
            <text:p>* Helyismeret db számláló</text:p>
          </table:table-cell>
        </table:table-row>
        <table:table-row table:style-name="ro1">
          <table:table-cell table:style-name="ce27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7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7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747" office:value-type="string" calcext:value-type="string">
            <text:p>* Leíró Hátterek bekerültek</text:p>
          </table:table-cell>
        </table:table-row>
        <table:table-row table:style-name="ro1">
          <table:table-cell table:style-name="ce2747" office:value-type="string" calcext:value-type="string">
            <text:p>* Vadember fortély bekerült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2</text:p>
          </table:table-cell>
        </table:table-row>
        <table:table-row table:style-name="ro1">
          <table:table-cell table:style-name="ce27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7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7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7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7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7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1</text:p>
          </table:table-cell>
        </table:table-row>
        <table:table-row table:style-name="ro1">
          <table:table-cell table:style-name="ce27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7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7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7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7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747" office:value-type="string" calcext:value-type="string">
            <text:p>* rengeteg apró javítás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0</text:p>
          </table:table-cell>
        </table:table-row>
        <table:table-row table:style-name="ro1">
          <table:table-cell table:style-name="ce27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747" office:value-type="string" calcext:value-type="string">
            <text:p>* Data fül teljes átrendezése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5.1</text:p>
          </table:table-cell>
        </table:table-row>
        <table:table-row table:style-name="ro1">
          <table:table-cell table:style-name="ce27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7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7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7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5.0 – 1K</text:p>
          </table:table-cell>
        </table:table-row>
        <table:table-row table:style-name="ro1">
          <table:table-cell table:style-name="ce27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7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7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7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747" office:value-type="string" calcext:value-type="string">
            <text:p>* SFÉ számítása automatikus</text:p>
          </table:table-cell>
        </table:table-row>
        <table:table-row table:style-name="ro1">
          <table:table-cell table:style-name="ce27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7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7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7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7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7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3.2</text:p>
          </table:table-cell>
        </table:table-row>
        <table:table-row table:style-name="ro1">
          <table:table-cell table:style-name="ce27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7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7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3.1</text:p>
          </table:table-cell>
        </table:table-row>
        <table:table-row table:style-name="ro1">
          <table:table-cell table:style-name="ce27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7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7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7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747" office:value-type="string" calcext:value-type="string">
            <text:p>* Hamisítás képzettség bekötve</text:p>
          </table:table-cell>
        </table:table-row>
        <table:table-row table:style-name="ro30">
          <table:table-cell table:style-name="ce2747" office:value-type="string" calcext:value-type="string">
            <text:p>* Szakma lista</text:p>
          </table:table-cell>
        </table:table-row>
        <table:table-row table:style-name="ro30">
          <table:table-cell table:style-name="ce27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747"/>
        </table:table-row>
        <table:table-row table:style-name="ro30">
          <table:table-cell table:style-name="ce2749" office:value-type="string" calcext:value-type="string">
            <text:p>V8.3.0</text:p>
          </table:table-cell>
        </table:table-row>
        <table:table-row table:style-name="ro31">
          <table:table-cell table:style-name="ce2747" office:value-type="string" calcext:value-type="string">
            <text:p>* Történelemismeret: Átfogó</text:p>
          </table:table-cell>
        </table:table-row>
        <table:table-row table:style-name="ro31">
          <table:table-cell table:style-name="ce2747" office:value-type="string" calcext:value-type="string">
            <text:p>* Műveltség: Átlagos (új)</text:p>
          </table:table-cell>
        </table:table-row>
        <table:table-row table:style-name="ro31">
          <table:table-cell table:style-name="ce2747" office:value-type="string" calcext:value-type="string">
            <text:p>* Irodalom-ismeret megszűnt</text:p>
          </table:table-cell>
        </table:table-row>
        <table:table-row table:style-name="ro31">
          <table:table-cell table:style-name="ce2747" office:value-type="string" calcext:value-type="string">
            <text:p>* SP táblázat bekerült a Harcértékek fülre</text:p>
          </table:table-cell>
        </table:table-row>
        <table:table-row table:style-name="ro31">
          <table:table-cell table:style-name="ce2747" office:value-type="string" calcext:value-type="string">
            <text:p>* Könnyű képzettségek megszűntek</text:p>
          </table:table-cell>
        </table:table-row>
        <table:table-row table:style-name="ro31">
          <table:table-cell table:style-name="ce2747" office:value-type="string" calcext:value-type="string">
            <text:p>* Nyelvismeret (ingyenes) táblázat bekerült - választhatóak legördülő menüből</text:p>
          </table:table-cell>
        </table:table-row>
        <table:table-row table:style-name="ro31">
          <table:table-cell table:style-name="ce2747" office:value-type="string" calcext:value-type="string">
            <text:p>* Nyelvek választhatóak legördülő menüből</text:p>
          </table:table-cell>
        </table:table-row>
        <table:table-row table:style-name="ro31">
          <table:table-cell table:style-name="ce2747" office:value-type="string" calcext:value-type="string">
            <text:p>* Fortélylista fülre nyelvek, hátterek listája</text:p>
          </table:table-cell>
        </table:table-row>
        <table:table-row table:style-name="ro31">
          <table:table-cell table:style-name="ce27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7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1">
          <table:table-cell table:style-name="ce27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7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7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7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7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8.2.6</text:p>
          </table:table-cell>
        </table:table-row>
        <table:table-row table:style-name="ro2">
          <table:table-cell table:style-name="ce27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7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7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7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7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7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7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7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7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747"/>
        </table:table-row>
        <table:table-row table:style-name="ro31">
          <table:table-cell table:style-name="ce2749" office:value-type="string" calcext:value-type="string">
            <text:p>V8.2.4</text:p>
          </table:table-cell>
        </table:table-row>
        <table:table-row table:style-name="ro31">
          <table:table-cell table:style-name="ce2747" office:value-type="string" calcext:value-type="string">
            <text:p>* Fülek átnevezése, színezése</text:p>
          </table:table-cell>
        </table:table-row>
        <table:table-row table:style-name="ro31">
          <table:table-cell table:style-name="ce27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747"/>
        </table:table-row>
        <table:table-row table:style-name="ro31">
          <table:table-cell table:style-name="ce2749" office:value-type="string" calcext:value-type="string">
            <text:p>V8.2.3</text:p>
          </table:table-cell>
        </table:table-row>
        <table:table-row table:style-name="ro31">
          <table:table-cell table:style-name="ce2747" office:value-type="string" calcext:value-type="string">
            <text:p>* Szekunder fortélyok legördülő listából választhatóak</text:p>
          </table:table-cell>
        </table:table-row>
        <table:table-row table:style-name="ro31">
          <table:table-cell table:style-name="ce2747" office:value-type="string" calcext:value-type="string">
            <text:p>* Új fül: Fortélyok</text:p>
          </table:table-cell>
        </table:table-row>
        <table:table-row table:style-name="ro2">
          <table:table-cell table:style-name="ce2749"/>
        </table:table-row>
        <table:table-row table:style-name="ro31">
          <table:table-cell table:style-name="ce2749" office:value-type="string" calcext:value-type="string">
            <text:p>V8.2.2</text:p>
          </table:table-cell>
        </table:table-row>
        <table:table-row table:style-name="ro31">
          <table:table-cell table:style-name="ce2747" office:value-type="string" calcext:value-type="string">
            <text:p>* Új betűtípus: Avenir</text:p>
          </table:table-cell>
        </table:table-row>
        <table:table-row table:style-name="ro2">
          <table:table-cell table:style-name="ce27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7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7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8.2.0</text:p>
          </table:table-cell>
        </table:table-row>
        <table:table-row table:style-name="ro2">
          <table:table-cell table:style-name="ce2747" office:value-type="string" calcext:value-type="string">
            <text:p>* Vértviselet bekerült a fix fortélyok közé</text:p>
          </table:table-cell>
        </table:table-row>
        <table:table-row table:style-name="ro31">
          <table:table-cell table:style-name="ce2747" office:value-type="string" calcext:value-type="string">
            <text:p>* Erőbónusz ismét beszámolva a fegyverek értékeibe</text:p>
          </table:table-cell>
        </table:table-row>
        <table:table-row table:style-name="ro31">
          <table:table-cell table:style-name="ce2747" office:value-type="string" calcext:value-type="string">
            <text:p>* ÉP táblázat: automatikus kiszürkítés ÉP számától függően</text:p>
          </table:table-cell>
        </table:table-row>
        <table:table-row table:style-name="ro31">
          <table:table-cell table:style-name="ce2747" office:value-type="string" calcext:value-type="string">
            <text:p>* Kétkezes harc táblázat</text:p>
          </table:table-cell>
        </table:table-row>
        <table:table-row table:style-name="ro31">
          <table:table-cell table:style-name="ce2747" office:value-type="string" calcext:value-type="string">
            <text:p>* Páncélok, vértek táblázat</text:p>
          </table:table-cell>
        </table:table-row>
        <table:table-row table:style-name="ro2">
          <table:table-cell table:style-name="ce2747"/>
        </table:table-row>
        <table:table-row table:style-name="ro31">
          <table:table-cell table:style-name="ce2749" office:value-type="string" calcext:value-type="string">
            <text:p>V8.1.1</text:p>
          </table:table-cell>
        </table:table-row>
        <table:table-row table:style-name="ro31">
          <table:table-cell table:style-name="ce2747" office:value-type="string" calcext:value-type="string">
            <text:p>* Max szint: 21</text:p>
          </table:table-cell>
        </table:table-row>
        <table:table-row table:style-name="ro31">
          <table:table-cell table:style-name="ce2747" office:value-type="string" calcext:value-type="string">
            <text:p>* KP Alap: 150</text:p>
          </table:table-cell>
        </table:table-row>
        <table:table-row table:style-name="ro31">
          <table:table-cell table:style-name="ce2747" office:value-type="string" calcext:value-type="string">
            <text:p>* KP/Szint: 100 + (2x Intelligencia)</text:p>
          </table:table-cell>
        </table:table-row>
        <table:table-row table:style-name="ro31">
          <table:table-cell table:style-name="ce27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8.1.0</text:p>
          </table:table-cell>
        </table:table-row>
        <table:table-row table:style-name="ro2">
          <table:table-cell table:style-name="ce27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7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7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747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747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747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747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747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7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747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7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8.0.5</text:p>
          </table:table-cell>
        </table:table-row>
        <table:table-row table:style-name="ro2">
          <table:table-cell table:style-name="ce27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747" office:value-type="string" calcext:value-type="string">
            <text:p>* KP maradt warning formázás</text:p>
          </table:table-cell>
        </table:table-row>
        <table:table-row table:style-name="ro2">
          <table:table-cell table:style-name="ce27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7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7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7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7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8.0.1</text:p>
          </table:table-cell>
        </table:table-row>
        <table:table-row table:style-name="ro2">
          <table:table-cell table:style-name="ce27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7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8.0.0</text:p>
          </table:table-cell>
        </table:table-row>
        <table:table-row table:style-name="ro2">
          <table:table-cell table:style-name="ce27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7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7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747" office:value-type="string" calcext:value-type="string">
            <text:p>* Szekunder képzettségek maximuma: (szint x <text:span text:style-name="T98">6</text:span>)</text:p>
          </table:table-cell>
        </table:table-row>
        <table:table-row table:style-name="ro2">
          <table:table-cell table:style-name="ce27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7.9.3</text:p>
          </table:table-cell>
        </table:table-row>
        <table:table-row table:style-name="ro2">
          <table:table-cell table:style-name="ce2747" office:value-type="string" calcext:value-type="string">
            <text:p>* Új érték: Aura (3.fül)</text:p>
          </table:table-cell>
        </table:table-row>
        <table:table-row table:style-name="ro2">
          <table:table-cell table:style-name="ce27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7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7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7.9.2</text:p>
          </table:table-cell>
        </table:table-row>
        <table:table-row table:style-name="ro31">
          <table:table-cell table:style-name="ce27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747"/>
        </table:table-row>
        <table:table-row table:style-name="ro31">
          <table:table-cell table:style-name="ce2749" office:value-type="string" calcext:value-type="string">
            <text:p>V7.9.1</text:p>
          </table:table-cell>
        </table:table-row>
        <table:table-row table:style-name="ro31">
          <table:table-cell table:style-name="ce2747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7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7.9</text:p>
          </table:table-cell>
        </table:table-row>
        <table:table-row table:style-name="ro2">
          <table:table-cell table:style-name="ce275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51" office:value-type="string" calcext:value-type="string">
            <text:p>* Háttér táblázatok összevonva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7.8</text:p>
          </table:table-cell>
        </table:table-row>
        <table:table-row table:style-name="ro2">
          <table:table-cell table:style-name="ce275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5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5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51"/>
        </table:table-row>
        <table:table-row table:style-name="ro2">
          <table:table-cell table:style-name="ce2752" office:value-type="string" calcext:value-type="string">
            <text:p>V7.7.1</text:p>
          </table:table-cell>
        </table:table-row>
        <table:table-row table:style-name="ro2">
          <table:table-cell table:style-name="ce275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7.7</text:p>
          </table:table-cell>
        </table:table-row>
        <table:table-row table:style-name="ro2">
          <table:table-cell table:style-name="ce275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5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5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5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51"/>
        </table:table-row>
        <table:table-row table:style-name="ro2">
          <table:table-cell table:style-name="ce2752" office:value-type="string" calcext:value-type="string">
            <text:p>V7.6.1</text:p>
          </table:table-cell>
        </table:table-row>
        <table:table-row table:style-name="ro2">
          <table:table-cell table:style-name="ce275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7.6</text:p>
          </table:table-cell>
        </table:table-row>
        <table:table-row table:style-name="ro2">
          <table:table-cell table:style-name="ce275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5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5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7.5</text:p>
          </table:table-cell>
        </table:table-row>
        <table:table-row table:style-name="ro2">
          <table:table-cell table:style-name="ce275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5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7.4</text:p>
          </table:table-cell>
        </table:table-row>
        <table:table-row table:style-name="ro2">
          <table:table-cell table:style-name="ce275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5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56"/>
        </table:table-row>
        <table:table-row table:style-name="ro2">
          <table:table-cell table:style-name="ce2752" office:value-type="string" calcext:value-type="string">
            <text:p>V7.3</text:p>
          </table:table-cell>
        </table:table-row>
        <table:table-row table:style-name="ro2">
          <table:table-cell table:style-name="ce275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5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7.2</text:p>
          </table:table-cell>
        </table:table-row>
        <table:table-row table:style-name="ro2">
          <table:table-cell table:style-name="ce275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51"/>
        </table:table-row>
        <table:table-row table:style-name="ro2">
          <table:table-cell table:style-name="ce2752" office:value-type="string" calcext:value-type="string">
            <text:p>V7.1</text:p>
          </table:table-cell>
        </table:table-row>
        <table:table-row table:style-name="ro2">
          <table:table-cell table:style-name="ce2751" office:value-type="string" calcext:value-type="string">
            <text:p>* Buzogány harcértékek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7.0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751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6.9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</text:span><text:span text:style-name="T48"> Kiegészítő KP / Szint: (</text:span><text:span text:style-name="T108">20</text:span><text:span text:style-name="T48">+Emlékezet)</text:span>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6.8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Új]</text:span>: Erőbónusz beszámít: (Erő/2) <text:span text:style-name="T109">→ </text:span><text:span text:style-name="T110">lefelé</text:span><text:span text:style-name="T109"> kerekítve</text:span>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51" office:value-type="string" calcext:value-type="string">
            <text:p>                   <text:span text:style-name="T109">→</text:span> A harci és misztikus képzettségek szintje legfeljebb (szint+3) lehet</text:p>
          </table:table-cell>
        </table:table-row>
        <table:table-row table:style-name="ro1">
          <table:table-cell table:style-name="ce2751" office:value-type="string" calcext:value-type="string">
            <text:p>                   <text:span text:style-name="T109">→</text:span> A többi képzettség értéke pedig legfeljebb (szint+8) lehet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6.7</text:p>
          </table:table-cell>
        </table:table-row>
        <table:table-row table:style-name="ro2">
          <table:table-cell table:style-name="ce275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5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5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5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5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5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6.6</text:p>
          </table:table-cell>
        </table:table-row>
        <table:table-row table:style-name="ro2">
          <table:table-cell table:style-name="ce2751" office:value-type="string" calcext:value-type="string">
            <text:p>* Akrobatika bekerült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6.5</text:p>
          </table:table-cell>
        </table:table-row>
        <table:table-row table:style-name="ro2">
          <table:table-cell table:style-name="ce275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5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5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51"/>
        </table:table-row>
        <table:table-row table:style-name="ro2">
          <table:table-cell table:style-name="ce2752" office:value-type="string" calcext:value-type="string">
            <text:p>V6.4</text:p>
          </table:table-cell>
        </table:table-row>
        <table:table-row table:style-name="ro2">
          <table:table-cell table:style-name="ce275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5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5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5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5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5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5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6.3</text:p>
          </table:table-cell>
        </table:table-row>
        <table:table-row table:style-name="ro2">
          <table:table-cell table:style-name="ce275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5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5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5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5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5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5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51"/>
        </table:table-row>
        <table:table-row table:style-name="ro2">
          <table:table-cell table:style-name="ce2752" office:value-type="string" calcext:value-type="string">
            <text:p>V6.2</text:p>
          </table:table-cell>
        </table:table-row>
        <table:table-row table:style-name="ro2">
          <table:table-cell table:style-name="ce275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5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51" office:value-type="string" calcext:value-type="string">
            <text:p>* Licenc szöveg módosult kicsit</text:p>
          </table:table-cell>
        </table:table-row>
        <table:table-row table:style-name="ro2">
          <table:table-cell table:style-name="ce275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5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5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5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5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51" office:value-type="string" calcext:value-type="string">
            <text:p>* Mágia tradíciókhoz infobox</text:p>
          </table:table-cell>
        </table:table-row>
        <table:table-row table:style-name="ro2">
          <table:table-cell table:style-name="ce275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5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5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6.1</text:p>
          </table:table-cell>
        </table:table-row>
        <table:table-row table:style-name="ro2">
          <table:table-cell table:style-name="ce275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51"/>
        </table:table-row>
        <table:table-row table:style-name="ro2">
          <table:table-cell table:style-name="ce2752" office:value-type="string" calcext:value-type="string">
            <text:p>V6.0</text:p>
          </table:table-cell>
        </table:table-row>
        <table:table-row table:style-name="ro2">
          <table:table-cell table:style-name="ce275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5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5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5.9</text:p>
          </table:table-cell>
        </table:table-row>
        <table:table-row table:style-name="ro2">
          <table:table-cell table:style-name="ce2751" office:value-type="string" calcext:value-type="string">
            <text:p>* Kis javítások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5.8</text:p>
          </table:table-cell>
        </table:table-row>
        <table:table-row table:style-name="ro2">
          <table:table-cell table:style-name="ce2751" office:value-type="string" calcext:value-type="string">
            <text:p>* CC licenc bekerült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5.7</text:p>
          </table:table-cell>
        </table:table-row>
        <table:table-row table:style-name="ro2">
          <table:table-cell table:style-name="ce275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5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5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5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5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5.6</text:p>
          </table:table-cell>
        </table:table-row>
        <table:table-row table:style-name="ro2">
          <table:table-cell table:style-name="ce275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5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51"/>
        </table:table-row>
        <table:table-row table:style-name="ro2">
          <table:table-cell table:style-name="ce2752" office:value-type="string" calcext:value-type="string">
            <text:p>V5.5</text:p>
          </table:table-cell>
        </table:table-row>
        <table:table-row table:style-name="ro2">
          <table:table-cell table:style-name="ce275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75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5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5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5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5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5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5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5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1"> </text:span><text:span text:style-name="T112">→</text:span><text:span text:style-name="T11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ülső</text:span></text:p>
          </table:table-cell>
        </table:table-row>
        <table:table-row table:style-name="ro2">
          <table:table-cell table:style-name="ce2751"/>
        </table:table-row>
        <table:table-row table:style-name="ro2">
          <table:table-cell table:style-name="ce2752" office:value-type="string" calcext:value-type="string">
            <text:p>V5.4</text:p>
          </table:table-cell>
        </table:table-row>
        <table:table-row table:style-name="ro2">
          <table:table-cell table:style-name="ce275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51" office:value-type="string" calcext:value-type="string">
            <text:p>* 1HM=5KP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5.3</text:p>
          </table:table-cell>
        </table:table-row>
        <table:table-row table:style-name="ro2">
          <table:table-cell table:style-name="ce2754" office:value-type="string" calcext:value-type="string">
            <text:p>* Szabályok lapon Pszí javítása</text:p>
          </table:table-cell>
        </table:table-row>
        <table:table-row table:style-name="ro2">
          <table:table-cell table:style-name="ce275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5.2</text:p>
          </table:table-cell>
        </table:table-row>
        <table:table-row table:style-name="ro2">
          <table:table-cell table:style-name="ce275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5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5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5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5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5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5.1</text:p>
          </table:table-cell>
        </table:table-row>
        <table:table-row table:style-name="ro2">
          <table:table-cell table:style-name="ce2754" office:value-type="string" calcext:value-type="string">
            <text:p>* Könnyű KP oszlop javítása</text:p>
          </table:table-cell>
        </table:table-row>
        <table:table-row table:style-name="ro2">
          <table:table-cell table:style-name="ce275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5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5.0</text:p>
          </table:table-cell>
        </table:table-row>
        <table:table-row table:style-name="ro2">
          <table:table-cell table:style-name="ce2754" office:value-type="string" calcext:value-type="string">
            <text:p>* Cellaellenőrzések javítása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4.9</text:p>
          </table:table-cell>
        </table:table-row>
        <table:table-row table:style-name="ro32">
          <table:table-cell table:style-name="ce275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54" office:value-type="string" calcext:value-type="string">
            <text:p>* CHM egyszerűbb neve: CM</text:p>
          </table:table-cell>
        </table:table-row>
        <table:table-row table:style-name="ro2">
          <table:table-cell table:style-name="ce275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5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5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5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5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5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2" office:value-type="string" calcext:value-type="string">
            <text:p>V4.8</text:p>
          </table:table-cell>
        </table:table-row>
        <table:table-row table:style-name="ro2">
          <table:table-cell table:style-name="ce275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4.7</text:p>
          </table:table-cell>
        </table:table-row>
        <table:table-row table:style-name="ro2">
          <table:table-cell table:style-name="ce2754" office:value-type="string" calcext:value-type="string">
            <text:p>* Mana korlát eltörlése</text:p>
          </table:table-cell>
        </table:table-row>
        <table:table-row table:style-name="ro2">
          <table:table-cell table:style-name="ce2754" office:value-type="string" calcext:value-type="string">
            <text:p>* Mágia tradíciók: 50KP</text:p>
          </table:table-cell>
        </table:table-row>
        <table:table-row table:style-name="ro2">
          <table:table-cell table:style-name="ce2754" office:value-type="string" calcext:value-type="string">
            <text:p>* KÉ-be ismét beszámít a TSZ</text:p>
          </table:table-cell>
        </table:table-row>
        <table:table-row table:style-name="ro2">
          <table:table-cell table:style-name="ce275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5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54" office:value-type="string" calcext:value-type="string">
            <text:p>* KP/szint: 80KP (eddig 70 volt)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4.6</text:p>
          </table:table-cell>
        </table:table-row>
        <table:table-row table:style-name="ro2">
          <table:table-cell table:style-name="ce27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4.5</text:p>
          </table:table-cell>
        </table:table-row>
        <table:table-row table:style-name="ro2">
          <table:table-cell table:style-name="ce27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4.4</text:p>
          </table:table-cell>
        </table:table-row>
        <table:table-row table:style-name="ro2">
          <table:table-cell table:style-name="ce275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4.3</text:p>
          </table:table-cell>
        </table:table-row>
        <table:table-row table:style-name="ro2">
          <table:table-cell table:style-name="ce27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2" office:value-type="string" calcext:value-type="string">
            <text:p>V4.2</text:p>
          </table:table-cell>
        </table:table-row>
        <table:table-row table:style-name="ro2">
          <table:table-cell table:style-name="ce275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5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5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5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5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5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4.1</text:p>
          </table:table-cell>
        </table:table-row>
        <table:table-row table:style-name="ro2">
          <table:table-cell table:style-name="ce27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4.0</text:p>
          </table:table-cell>
        </table:table-row>
        <table:table-row table:style-name="ro2">
          <table:table-cell table:style-name="ce275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54" office:value-type="string" calcext:value-type="string">
            <text:p>* Belharc harcmodor törölve</text:p>
          </table:table-cell>
        </table:table-row>
        <table:table-row table:style-name="ro2">
          <table:table-cell table:style-name="ce2754" office:value-type="string" calcext:value-type="string">
            <text:p>* Fortély cellák átalakítás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2" office:value-type="string" calcext:value-type="string">
            <text:p>V3.9</text:p>
          </table:table-cell>
        </table:table-row>
        <table:table-row table:style-name="ro2">
          <table:table-cell table:style-name="ce2754" office:value-type="string" calcext:value-type="string">
            <text:p>* KP/Szint = 70 + Intelligencia</text:p>
          </table:table-cell>
        </table:table-row>
        <table:table-row table:style-name="ro2">
          <table:table-cell table:style-name="ce275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2" office:value-type="string" calcext:value-type="string">
            <text:p>V3.8</text:p>
          </table:table-cell>
        </table:table-row>
        <table:table-row table:style-name="ro2">
          <table:table-cell table:style-name="ce275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2" office:value-type="string" calcext:value-type="string">
            <text:p>V3.7</text:p>
          </table:table-cell>
        </table:table-row>
        <table:table-row table:style-name="ro2">
          <table:table-cell table:style-name="ce2754" office:value-type="string" calcext:value-type="string">
            <text:p>* Max egyfajta HM hiba jav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2" office:value-type="string" calcext:value-type="string">
            <text:p>V3.6</text:p>
          </table:table-cell>
        </table:table-row>
        <table:table-row table:style-name="ro2">
          <table:table-cell table:style-name="ce275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3.5</text:p>
          </table:table-cell>
        </table:table-row>
        <table:table-row table:style-name="ro2">
          <table:table-cell table:style-name="ce2760" office:value-type="string" calcext:value-type="string">
            <text:p>* 1ψP = 2KP</text:p>
          </table:table-cell>
        </table:table-row>
        <table:table-row table:style-name="ro2">
          <table:table-cell table:style-name="ce2760" office:value-type="string" calcext:value-type="string">
            <text:p>* 1 MP = 3KP</text:p>
          </table:table-cell>
        </table:table-row>
        <table:table-row table:style-name="ro2">
          <table:table-cell table:style-name="ce2760"/>
        </table:table-row>
        <table:table-row table:style-name="ro2">
          <table:table-cell table:style-name="ce2752" office:value-type="string" calcext:value-type="string">
            <text:p>V3.4</text:p>
          </table:table-cell>
        </table:table-row>
        <table:table-row table:style-name="ro2">
          <table:table-cell table:style-name="ce2754" office:value-type="string" calcext:value-type="string">
            <text:p>* Apró javítások</text:p>
          </table:table-cell>
        </table:table-row>
        <table:table-row table:style-name="ro2">
          <table:table-cell table:style-name="ce275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60"/>
        </table:table-row>
        <table:table-row table:style-name="ro2">
          <table:table-cell table:style-name="ce2752" office:value-type="string" calcext:value-type="string">
            <text:p>V3.3</text:p>
          </table:table-cell>
        </table:table-row>
        <table:table-row table:style-name="ro2">
          <table:table-cell table:style-name="ce276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6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60" office:value-type="string" calcext:value-type="string">
            <text:p>* 1 CHM = 4KP</text:p>
          </table:table-cell>
        </table:table-row>
        <table:table-row table:style-name="ro2">
          <table:table-cell table:style-name="ce276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60" office:value-type="string" calcext:value-type="string">
            <text:p>* 5HM-&gt;3HM másra</text:p>
          </table:table-cell>
        </table:table-row>
        <table:table-row table:style-name="ro2">
          <table:table-cell table:style-name="ce2760" office:value-type="string" calcext:value-type="string">
            <text:p>* 4HM-&gt;2HM másra</text:p>
          </table:table-cell>
        </table:table-row>
        <table:table-row table:style-name="ro2">
          <table:table-cell table:style-name="ce2760" office:value-type="string" calcext:value-type="string">
            <text:p>* 3HM-&gt;1HM másra</text:p>
          </table:table-cell>
        </table:table-row>
        <table:table-row table:style-name="ro2">
          <table:table-cell table:style-name="ce2760"/>
        </table:table-row>
        <table:table-row table:style-name="ro2">
          <table:table-cell table:style-name="ce2752" office:value-type="string" calcext:value-type="string">
            <text:p>V3.1</text:p>
          </table:table-cell>
        </table:table-row>
        <table:table-row table:style-name="ro2">
          <table:table-cell table:style-name="ce276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60"/>
        </table:table-row>
        <table:table-row table:style-name="ro2">
          <table:table-cell table:style-name="ce2752" office:value-type="string" calcext:value-type="string">
            <text:p>V2.8, V2.9</text:p>
          </table:table-cell>
        </table:table-row>
        <table:table-row table:style-name="ro2">
          <table:table-cell table:style-name="ce276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60"/>
        </table:table-row>
        <table:table-row table:style-name="ro2">
          <table:table-cell table:style-name="ce2752" office:value-type="string" calcext:value-type="string">
            <text:p>V2.7</text:p>
          </table:table-cell>
        </table:table-row>
        <table:table-row table:style-name="ro2">
          <table:table-cell table:style-name="ce276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60" office:value-type="string" calcext:value-type="string">
            <text:p>* Életerő táblázat bekerült</text:p>
          </table:table-cell>
        </table:table-row>
        <table:table-row table:style-name="ro2">
          <table:table-cell table:style-name="ce2760" office:value-type="string" calcext:value-type="string">
            <text:p>* Pajzsok, vértek, SFÉ táblázat</text:p>
          </table:table-cell>
        </table:table-row>
        <table:table-row table:style-name="ro2">
          <table:table-cell table:style-name="ce276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6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60"/>
        </table:table-row>
        <table:table-row table:style-name="ro2">
          <table:table-cell table:style-name="ce2752" office:value-type="string" calcext:value-type="string">
            <text:p>V2.6</text:p>
          </table:table-cell>
        </table:table-row>
        <table:table-row table:style-name="ro2">
          <table:table-cell table:style-name="ce275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60" office:value-type="string" calcext:value-type="string">
            <text:p>sehol a nyomtatási képből</text:p>
          </table:table-cell>
        </table:table-row>
        <table:table-row table:style-name="ro2">
          <table:table-cell table:style-name="ce2752" office:value-type="string" calcext:value-type="string">
            <text:p>v2.5</text:p>
          </table:table-cell>
        </table:table-row>
        <table:table-row table:style-name="ro2">
          <table:table-cell table:style-name="ce275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5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52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7" table:default-cell-style-name="ce2672"/>
        <table:table-column table:style-name="co138" table:default-cell-style-name="ce2059"/>
        <table:table-column table:style-name="co50" table:default-cell-style-name="ce2672"/>
        <table:table-column table:style-name="co139" table:default-cell-style-name="ce2672"/>
        <table:table-column table:style-name="co140" table:default-cell-style-name="ce2672"/>
        <table:table-column table:style-name="co50" table:default-cell-style-name="ce2672"/>
        <table:table-column table:style-name="co141" table:default-cell-style-name="ce2672"/>
        <table:table-column table:style-name="co142" table:default-cell-style-name="ce2672"/>
        <table:table-column table:style-name="co143" table:default-cell-style-name="ce2672"/>
        <table:table-column table:style-name="co144" table:default-cell-style-name="ce2672"/>
        <table:table-column table:style-name="co145" table:default-cell-style-name="ce2672"/>
        <table:table-column table:style-name="co146" table:default-cell-style-name="ce2672"/>
        <table:table-column table:style-name="co147" table:default-cell-style-name="ce2672"/>
        <table:table-column table:style-name="co148" table:default-cell-style-name="ce2672"/>
        <table:table-column table:style-name="co149" table:default-cell-style-name="ce2672"/>
        <table:table-column table:style-name="co150" table:default-cell-style-name="ce2672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number-columns-repeated="2" table:default-cell-style-name="ce1030"/>
        <table:table-column table:style-name="co154" table:default-cell-style-name="Default"/>
        <table:table-column table:style-name="co41" table:number-columns-repeated="2" table:default-cell-style-name="Default"/>
        <table:table-column table:style-name="co106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856"/>
          <table:covered-table-cell table:style-name="ce2867"/>
          <table:covered-table-cell table:number-columns-repeated="6" table:style-name="ce2856"/>
          <table:covered-table-cell table:number-columns-repeated="3" table:style-name="ce2914"/>
          <table:covered-table-cell table:style-name="ce285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856"/>
          <table:table-cell table:style-name="ce2867"/>
          <table:table-cell table:style-name="ce2856" table:number-columns-repeated="2"/>
          <table:table-cell table:style-name="ce2171"/>
          <table:table-cell table:style-name="ce2856" table:number-columns-repeated="3"/>
          <table:table-cell table:style-name="ce2914" table:number-columns-repeated="3"/>
          <table:table-cell table:style-name="ce2856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868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836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4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882" office:value-type="string" calcext:value-type="string">
            <text:p>Szint</text:p>
          </table:table-cell>
          <table:table-cell table:style-name="ce2882" office:value-type="string" calcext:value-type="string" table:number-columns-spanned="2" table:number-rows-spanned="1">
            <text:p>KP</text:p>
          </table:table-cell>
          <table:covered-table-cell table:style-name="ce288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836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4</text:span></text:p>
            <text:p><text:span text:style-name="T63">(ÉP/4)</text:span></text:p>
          </table:table-cell>
          <table:table-cell/>
          <table:table-cell table:style-name="ce2540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4</text:span></text:p>
            <text:p><text:span text:style-name="T63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713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836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1010" office:value-type="string" calcext:value-type="string">
            <text:p>V1</text:p>
          </table:table-cell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713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672" table:number-columns-repeated="5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V2</text:p>
          </table:table-cell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713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836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V1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style-name="ce101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713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851" office:value-type="string" calcext:value-type="string">
            <text:p>Fok</text:p>
          </table:table-cell>
          <table:table-cell table:style-name="ce285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style-name="ce101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713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8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868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101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713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86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713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836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713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836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8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713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974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713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811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74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713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851" office:value-type="string" calcext:value-type="string">
            <text:p>Fok</text:p>
          </table:table-cell>
          <table:table-cell table:style-name="ce2522" office:value-type="string" calcext:value-type="string">
            <text:p>Harckeret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97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713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974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713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2" calcext:value-type="float">
            <text:p>2</text:p>
          </table:table-cell>
          <table:table-cell table:style-name="ce2528" office:value-type="float" office:value="0" calcext:value-type="float">
            <text:p>0</text:p>
          </table:table-cell>
          <table:table-cell table:style-name="ce2974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713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974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713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4" calcext:value-type="float">
            <text:p>4</text:p>
          </table:table-cell>
          <table:table-cell table:style-name="ce2528" office:value-type="float" office:value="0" calcext:value-type="float">
            <text:p>0</text:p>
          </table:table-cell>
          <table:table-cell table:style-name="ce2974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90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157" table:number-columns-repeated="3"/>
          <table:table-cell table:style-name="ce2974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1157"/>
          <table:table-cell table:style-name="ce2974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/>
          <table:table-cell table:style-name="ce2862" office:value-type="string" calcext:value-type="string" table:number-columns-spanned="2" table:number-rows-spanned="1">
            <text:p>Felszerelés keret alap</text:p>
          </table:table-cell>
          <table:covered-table-cell table:style-name="ce2412"/>
          <table:table-cell table:style-name="ce1010" office:value-type="float" office:value="2" calcext:value-type="float">
            <text:p>2</text:p>
          </table:table-cell>
          <table:table-cell table:style-name="Default"/>
          <table:table-cell table:style-name="ce2435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790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851" table:content-validation-name="val223" office:value-type="string" calcext:value-type="string">
            <text:p>Fok</text:p>
          </table:table-cell>
          <table:table-cell table:style-name="ce2851" table:content-validation-name="val223" office:value-type="string" calcext:value-type="string">
            <text:p>Bónusz</text:p>
          </table:table-cell>
          <table:table-cell table:style-name="ce1303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/>
          <table:table-cell table:style-name="ce2407" table:number-columns-repeated="2"/>
          <table:table-cell table:style-name="Default" table:number-columns-repeated="2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3" office:value-type="float" office:value="0" calcext:value-type="float">
            <text:p>0</text:p>
          </table:table-cell>
          <table:table-cell table:style-name="ce1341" table:content-validation-name="val223" office:value-type="float" office:value="0" calcext:value-type="float">
            <text:p>0</text:p>
          </table:table-cell>
          <table:table-cell table:style-name="ce1303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/>
          <table:table-cell table:style-name="ce2862" office:value-type="string" calcext:value-type="string" table:number-columns-spanned="2" table:number-rows-spanned="1">
            <text:p>Nyelvtanulás zero szint</text:p>
          </table:table-cell>
          <table:covered-table-cell table:style-name="ce2862"/>
          <table:table-cell table:style-name="ce1010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92" office:value-type="string" calcext:value-type="string" table:number-columns-spanned="2" table:number-rows-spanned="1">
            <text:p>MK fegyverek 1 kézzel forgatva</text:p>
          </table:table-cell>
          <table:covered-table-cell table:style-name="ce2836"/>
          <table:table-cell table:style-name="Default" table:number-columns-repeated="2"/>
          <table:table-cell/>
          <table:table-cell table:style-name="ce507" table:content-validation-name="val223" office:value-type="float" office:value="1" calcext:value-type="float">
            <text:p>1</text:p>
          </table:table-cell>
          <table:table-cell table:style-name="ce1341" table:content-validation-name="val223" office:value-type="float" office:value="1" calcext:value-type="float">
            <text:p>1</text:p>
          </table:table-cell>
          <table:table-cell table:style-name="ce1303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862" office:value-type="string" calcext:value-type="string" table:number-columns-spanned="2" table:number-rows-spanned="1">
            <text:p>Nyelvtanulás pont/szint</text:p>
          </table:table-cell>
          <table:covered-table-cell table:style-name="ce2862"/>
          <table:table-cell table:style-name="ce1010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03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303" table:content-validation-name="val5"/>
          <table:table-cell table:style-name="ce1303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85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303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790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868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303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303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90" office:value-type="string" calcext:value-type="string">
            <text:p>Erőbónusz</text:p>
          </table:table-cell>
          <table:table-cell table:style-name="ce2639" table:formula="of:=[$Alapértékek.C18]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03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9"/>
          <table:table-cell table:style-name="ce2395"/>
          <table:table-cell table:number-columns-repeated="2"/>
          <table:table-cell table:style-name="ce2497" office:value-type="string" calcext:value-type="string">
            <text:p>Gyors KÉ / fok</text:p>
          </table:table-cell>
          <table:table-cell table:style-name="ce2509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303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90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303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86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84" office:value-type="string" calcext:value-type="string">
            <text:p>Harckeret növ fok bónusz</text:p>
          </table:table-cell>
          <table:table-cell table:style-name="ce38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30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1010" office:value-type="float" office:value="2" calcext:value-type="float">
            <text:p>2</text:p>
          </table:table-cell>
          <table:table-cell table:style-name="ce2584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83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57" table:content-validation-name="val5"/>
          <table:table-cell table:style-name="ce285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5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85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852" table:content-validation-name="val5" office:value-type="float" office:value="5" calcext:value-type="float" table:number-columns-spanned="3" table:number-rows-spanned="1">
            <text:p>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852" table:content-validation-name="val5" office:value-type="float" office:value="10" calcext:value-type="float" table:number-columns-spanned="3" table:number-rows-spanned="1">
            <text:p>1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713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852" table:content-validation-name="val5" office:value-type="float" office:value="12" calcext:value-type="float" table:number-columns-spanned="3" table:number-rows-spanned="1">
            <text:p>12</text:p>
          </table:table-cell>
          <table:covered-table-cell table:number-columns-repeated="2" table:content-validation-name="val5"/>
          <table:table-cell table:style-name="ce1010" office:value-type="float" office:value="3" calcext:value-type="float">
            <text:p>3</text:p>
          </table:table-cell>
          <table:table-cell table:style-name="ce2584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1" table:content-validation-name="val5"/>
          <table:table-cell table:style-name="ce2837" table:content-validation-name="val5" table:number-columns-repeated="2"/>
          <table:table-cell table:style-name="ce2713" table:content-validation-name="val5"/>
          <table:table-cell table:style-name="ce2870" table:content-validation-name="val5"/>
          <table:table-cell table:style-name="ce2713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57" table:content-validation-name="val5"/>
          <table:covered-table-cell table:style-name="ce1303" table:content-validation-name="val5"/>
          <table:covered-table-cell table:number-columns-repeated="3" table:style-name="Default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3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84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841" table:content-validation-name="val5"/>
          <table:table-cell table:style-name="ce2841" table:content-validation-name="val5"/>
          <table:table-cell table:style-name="ce2004" table:content-validation-name="val5"/>
          <table:table-cell table:style-name="ce2332" table:content-validation-name="val5" office:value-type="string" calcext:value-type="string" table:number-columns-spanned="4" table:number-rows-spanned="1">
            <text:p>MGT</text:p>
          </table:table-cell>
          <table:covered-table-cell table:style-name="ce491"/>
          <table:covered-table-cell table:number-columns-repeated="2" table:style-name="ce706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30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8"/>
          <table:table-cell table:style-name="ce2243" table:content-validation-name="val5" office:value-type="string" calcext:value-type="string">
            <text:p>Nehézvért</text:p>
          </table:table-cell>
          <table:table-cell table:style-name="ce2841" table:content-validation-name="val5" office:value-type="string" calcext:value-type="string">
            <text:p>Szúró</text:p>
          </table:table-cell>
          <table:table-cell table:style-name="ce2841" table:content-validation-name="val5" office:value-type="string" calcext:value-type="string">
            <text:p>Vágó</text:p>
          </table:table-cell>
          <table:table-cell table:style-name="ce2841" table:content-validation-name="val5" office:value-type="string" calcext:value-type="string">
            <text:p>Zúzó</text:p>
          </table:table-cell>
          <table:table-cell table:style-name="ce2841" table:content-validation-name="val5" office:value-type="string" calcext:value-type="string">
            <text:p>Energia</text:p>
          </table:table-cell>
          <table:table-cell table:style-name="ce2318" table:content-validation-name="val5" office:value-type="string" calcext:value-type="string">
            <text:p>SFÉ diff</text:p>
          </table:table-cell>
          <table:table-cell table:style-name="ce2333" table:content-validation-name="val5" office:value-type="string" calcext:value-type="string">
            <text:p>Alap MGT</text:p>
          </table:table-cell>
          <table:table-cell table:style-name="ce1010" table:content-validation-name="val222" office:value-type="string" calcext:value-type="string">
            <text:p>Pocsék</text:p>
          </table:table-cell>
          <table:table-cell table:style-name="ce1010" table:content-validation-name="val222" office:value-type="string" calcext:value-type="string">
            <text:p>Átlagos</text:p>
          </table:table-cell>
          <table:table-cell table:style-name="ce2806" table:content-validation-name="val222" office:value-type="string" calcext:value-type="string">
            <text:p>Mesteri</text:p>
          </table:table-cell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30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osztó / Bunda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30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Fegyverkabát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30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5" calcext:value-type="float">
            <text:p>5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30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rigantin 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10" office:value-type="float" office:value="0.25" calcext:value-type="float">
            <text:p>0,25</text:p>
          </table:table-cell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30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ánc / Sodrony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10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10" office:value-type="float" office:value="0.25" calcext:value-type="float">
            <text:p>0,25</text:p>
          </table:table-cell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30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ikkely fém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10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30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emez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number-columns-repeated="2"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3" calcext:value-type="float">
            <text:p>3</text:p>
          </table:table-cell>
          <table:table-cell table:style-name="ce2343" table:content-validation-name="val5" office:value-type="float" office:value="10" calcext:value-type="float">
            <text:p>10</text:p>
          </table:table-cell>
          <table:table-cell table:style-name="ce1010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30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30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3" table:content-validation-name="val5" office:value-type="string" calcext:value-type="string">
            <text:p>Fémalapanyag</text:p>
          </table:table-cell>
          <table:table-cell table:style-name="ce2841" table:content-validation-name="val5" office:value-type="string" calcext:value-type="string">
            <text:p>SFÉ</text:p>
          </table:table-cell>
          <table:table-cell table:style-name="ce2324" table:content-validation-name="val5" office:value-type="string" calcext:value-type="string">
            <text:p>Ár szorzó</text:p>
          </table:table-cell>
          <table:table-cell table:style-name="ce2351" office:value-type="string" calcext:value-type="string">
            <text:p>MGT mód</text:p>
          </table:table-cell>
          <table:table-cell table:style-name="Default" table:number-columns-repeated="2"/>
          <table:table-cell table:style-name="ce2424" office:value-type="string" calcext:value-type="string" table:number-columns-spanned="4" table:number-rows-spanned="1">
            <text:p>Páncél</text:p>
          </table:table-cell>
          <table:covered-table-cell table:number-columns-repeated="3" table:style-name="Default"/>
          <table:table-cell table:style-name="Default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6" office:value-type="string" calcext:value-type="string">
            <text:p>Acél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0" calcext:value-type="float">
            <text:p>0</text:p>
          </table:table-cell>
          <table:table-cell table:style-name="Default" table:number-columns-repeated="2"/>
          <table:table-cell table:style-name="ce2321" office:value-type="string" calcext:value-type="string" table:number-columns-spanned="2" table:number-rows-spanned="1">
            <text:p>Lefedettség</text:p>
          </table:table-cell>
          <table:covered-table-cell table:style-name="ce2345"/>
          <table:table-cell table:style-name="ce2321" office:value-type="string" calcext:value-type="string" table:number-columns-spanned="2" table:number-rows-spanned="1">
            <text:p>Plusz tag db</text:p>
          </table:table-cell>
          <table:covered-table-cell table:style-name="ce2368"/>
          <table:table-cell table:style-name="Default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6" office:value-type="string" calcext:value-type="string">
            <text:p>Bronz</text:p>
          </table:table-cell>
          <table:table-cell table:style-name="ce1010" office:value-type="float" office:value="-5" calcext:value-type="float">
            <text:p>-5</text:p>
          </table:table-cell>
          <table:table-cell table:style-name="ce1010" office:value-type="float" office:value="0.5" calcext:value-type="float">
            <text:p>0,5</text:p>
          </table:table-cell>
          <table:table-cell table:style-name="ce1010" office:value-type="float" office:value="2" calcext:value-type="float">
            <text:p>2</text:p>
          </table:table-cell>
          <table:table-cell table:style-name="Default" table:number-columns-repeated="2"/>
          <table:table-cell table:style-name="ce2322" office:value-type="float" office:value="0" calcext:value-type="float" table:number-columns-spanned="2" table:number-rows-spanned="1">
            <text:p>0 %</text:p>
          </table:table-cell>
          <table:covered-table-cell table:style-name="ce2890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6" office:value-type="string" calcext:value-type="string">
            <text:p>Abbitacél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-2" calcext:value-type="float">
            <text:p>-2</text:p>
          </table:table-cell>
          <table:table-cell table:style-name="Default" table:number-columns-repeated="2"/>
          <table:table-cell table:style-name="ce232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91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6" office:value-type="string" calcext:value-type="string">
            <text:p>Mithrill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100" calcext:value-type="float">
            <text:p>100</text:p>
          </table:table-cell>
          <table:table-cell table:style-name="ce1010" office:value-type="float" office:value="-4" calcext:value-type="float">
            <text:p>-4</text:p>
          </table:table-cell>
          <table:table-cell table:style-name="Default" table:number-columns-repeated="2"/>
          <table:table-cell table:style-name="ce2322" office:value-type="float" office:value="60" calcext:value-type="float" table:number-columns-spanned="2" table:number-rows-spanned="1">
            <text:p>60 %</text:p>
          </table:table-cell>
          <table:covered-table-cell table:style-name="ce2891"/>
          <table:table-cell table:style-name="ce1104" office:value-type="float" office:value="1" calcext:value-type="float" table:number-columns-spanned="2" table:number-rows-spanned="1">
            <text:p>1</text:p>
          </table:table-cell>
          <table:covered-table-cell table:style-name="ce706"/>
          <table:table-cell table:style-name="Default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6" office:value-type="string" calcext:value-type="string">
            <text:p>Lunír</text:p>
          </table:table-cell>
          <table:table-cell table:style-name="ce1010" office:value-type="float" office:value="20" calcext:value-type="float">
            <text:p>20</text:p>
          </table:table-cell>
          <table:table-cell table:style-name="ce1010" office:value-type="float" office:value="1000" calcext:value-type="float">
            <text:p>1000</text:p>
          </table:table-cell>
          <table:table-cell table:style-name="ce1010" office:value-type="float" office:value="-6" calcext:value-type="float">
            <text:p>-6</text:p>
          </table:table-cell>
          <table:table-cell table:style-name="Default" table:number-columns-repeated="2"/>
          <table:table-cell table:style-name="ce2322" office:value-type="float" office:value="70" calcext:value-type="float" table:number-columns-spanned="2" table:number-rows-spanned="1">
            <text:p>70 %</text:p>
          </table:table-cell>
          <table:covered-table-cell table:style-name="ce2891"/>
          <table:table-cell table:style-name="ce1104" office:value-type="float" office:value="2" calcext:value-type="float" table:number-columns-spanned="2" table:number-rows-spanned="1">
            <text:p>2</text:p>
          </table:table-cell>
          <table:covered-table-cell table:style-name="ce706"/>
          <table:table-cell table:style-name="Default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80" calcext:value-type="float" table:number-columns-spanned="2" table:number-rows-spanned="1">
            <text:p>80 %</text:p>
          </table:table-cell>
          <table:covered-table-cell table:style-name="ce2891"/>
          <table:table-cell table:style-name="ce1104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Default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5"/>
          <table:table-cell table:style-name="ce2322" office:value-type="float" office:value="90" calcext:value-type="float" table:number-columns-spanned="2" table:number-rows-spanned="1">
            <text:p>90 %</text:p>
          </table:table-cell>
          <table:covered-table-cell table:style-name="ce2891"/>
          <table:table-cell table:style-name="ce1104" office:value-type="float" office:value="4" calcext:value-type="float" table:number-columns-spanned="2" table:number-rows-spanned="1">
            <text:p>4</text:p>
          </table:table-cell>
          <table:covered-table-cell table:style-name="ce706"/>
          <table:table-cell table:style-name="Default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100" calcext:value-type="float" table:number-columns-spanned="2" table:number-rows-spanned="1">
            <text:p>100 %</text:p>
          </table:table-cell>
          <table:covered-table-cell table:style-name="ce2891"/>
          <table:table-cell table:style-name="ce1104" office:value-type="float" office:value="5" calcext:value-type="float" table:number-columns-spanned="2" table:number-rows-spanned="1">
            <text:p>5</text:p>
          </table:table-cell>
          <table:covered-table-cell table:style-name="ce706"/>
          <table:table-cell table:style-name="Default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855" table:content-validation-name="val220" office:value-type="string" calcext:value-type="string">
            <text:p>TÉ</text:p>
          </table:table-cell>
          <table:table-cell table:style-name="ce2866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848" table:content-validation-name="val220" table:formula="of:=VLOOKUP([.$C81];harcmodorok;2)" office:value-type="float" office:value="-9" calcext:value-type="float">
            <text:p>-9</text:p>
          </table:table-cell>
          <table:table-cell table:style-name="ce2848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848" table:content-validation-name="val220" table:formula="of:=VLOOKUP([.$C82];harcmodorok;2)" office:value-type="float" office:value="3" calcext:value-type="float">
            <text:p>3</text:p>
          </table:table-cell>
          <table:table-cell table:style-name="ce2848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848" table:content-validation-name="val220" table:formula="of:=VLOOKUP([.$C83];harcmodorok;2)" office:value-type="float" office:value="6" calcext:value-type="float">
            <text:p>6</text:p>
          </table:table-cell>
          <table:table-cell table:style-name="ce2848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21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848" table:content-validation-name="val220" table:formula="of:=VLOOKUP([.$C84];harcmodorok;2)" office:value-type="float" office:value="9" calcext:value-type="float">
            <text:p>9</text:p>
          </table:table-cell>
          <table:table-cell table:style-name="ce2848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1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855" table:content-validation-name="val103" office:value-type="string" calcext:value-type="string">
            <text:p>TÉ</text:p>
          </table:table-cell>
          <table:table-cell table:style-name="ce2866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846" office:value-type="float" office:value="0" calcext:value-type="float">
            <text:p>0</text:p>
          </table:table-cell>
          <table:table-cell table:number-columns-repeated="2" table:style-name="ce2848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848" office:value-type="float" office:value="6" calcext:value-type="float">
            <text:p>6</text:p>
          </table:table-cell>
          <table:table-cell table:number-columns-repeated="2" table:style-name="ce2848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848" office:value-type="float" office:value="9" calcext:value-type="float">
            <text:p>9</text:p>
          </table:table-cell>
          <table:table-cell table:number-columns-repeated="2" table:style-name="ce2848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2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1"/>
          <table:table-cell table:style-name="Default"/>
          <table:table-cell table:style-name="ce92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1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/>
          <table:table-cell/>
          <table:table-cell table:style-name="ce921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870"/>
          <table:table-cell table:style-name="ce271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801"/>
          <table:table-cell table:style-name="ce2837" table:number-columns-repeated="2"/>
          <table:table-cell table:style-name="ce2713"/>
          <table:table-cell table:style-name="ce2870"/>
          <table:table-cell table:style-name="ce271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801"/>
          <table:table-cell table:style-name="ce2837" table:number-columns-repeated="2"/>
          <table:table-cell table:style-name="ce2713"/>
          <table:table-cell table:style-name="ce2870"/>
          <table:table-cell table:style-name="ce271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801"/>
          <table:table-cell table:style-name="ce2837" table:number-columns-repeated="2"/>
          <table:table-cell table:style-name="ce2713"/>
          <table:table-cell table:style-name="ce2870"/>
          <table:table-cell table:style-name="ce2713" table:number-columns-repeated="6"/>
          <table:table-cell table:style-name="ce1739"/>
          <table:table-cell table:style-name="ce2764" table:number-columns-repeated="2"/>
          <table:table-cell table:style-name="ce2713"/>
          <table:table-cell table:number-columns-repeated="240"/>
        </table:table-row>
        <table:table-row table:style-name="ro2">
          <table:table-cell table:style-name="ce1638"/>
          <table:table-cell table:style-name="ce2801"/>
          <table:table-cell table:style-name="ce2837" table:number-columns-repeated="2"/>
          <table:table-cell table:style-name="ce2713"/>
          <table:table-cell table:number-columns-repeated="4"/>
          <table:table-cell table:style-name="ce2713" table:number-columns-repeated="3"/>
          <table:table-cell table:style-name="ce1739"/>
          <table:table-cell table:style-name="ce2764" table:number-columns-repeated="2"/>
          <table:table-cell table:style-name="ce271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713" table:number-columns-repeated="3"/>
          <table:table-cell table:style-name="ce1739"/>
          <table:table-cell table:style-name="ce2764" table:number-columns-repeated="2"/>
          <table:table-cell table:style-name="ce2713"/>
          <table:table-cell table:number-columns-repeated="240"/>
        </table:table-row>
        <table:table-row table:style-name="ro2">
          <table:table-cell table:number-columns-repeated="9"/>
          <table:table-cell table:style-name="ce2713" table:number-columns-repeated="3"/>
          <table:table-cell/>
          <table:table-cell table:style-name="ce2764" table:number-columns-repeated="2"/>
          <table:table-cell table:style-name="ce2713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713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9:Harcértékek.C89">
            <calcext:condition calcext:apply-style-name="Piros_háttér" calcext:value="&gt;[$Harcértékek.$B$89]" calcext:base-cell-address="Harcértékek.C89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8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74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number:number-style style:name="N246">
      <number:text>- </number:text>
      <number:number number:min-integer-digits="1"/>
      <number:text> MGT</number:text>
    </number:number-style>
    <number:number-style style:name="N247">
      <number:text>-</number:text>
      <number:number number:min-integer-digits="1"/>
      <number:text> MGT</number:text>
    </number:number-style>
    <number:number-style style:name="N248">
      <number:number number:min-integer-digits="1"/>
      <number:text> TÉ bünti csökk</number:text>
    </number:number-style>
    <number:number-style style:name="N249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00.00.00</text:date>, <text:time style:data-style-name="N2" text:time-value="20:15:21.46392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13T20:16:40.440353000</dc:date>
    <meta:editing-cycles>1259</meta:editing-cycles>
    <meta:editing-duration>P10DT16H24M2S</meta:editing-duration>
    <meta:document-statistic meta:table-count="11" meta:cell-count="486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